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96.86pt"/>
    </style:style>
    <style:style style:name="co2" style:family="table-column">
      <style:table-column-properties fo:break-before="auto" style:column-width="305.6pt"/>
    </style:style>
    <style:style style:name="co3" style:family="table-column">
      <style:table-column-properties fo:break-before="auto" style:column-width="182.24pt"/>
    </style:style>
    <style:style style:name="co4" style:family="table-column">
      <style:table-column-properties fo:break-before="auto" style:column-width="54.14pt"/>
    </style:style>
    <style:style style:name="co5" style:family="table-column">
      <style:table-column-properties fo:break-before="auto" style:column-width="64.01pt"/>
    </style:style>
    <style:style style:name="co6" style:family="table-column">
      <style:table-column-properties fo:break-before="auto" style:column-width="183.46pt"/>
    </style:style>
    <style:style style:name="co7" style:family="table-column">
      <style:table-column-properties fo:break-before="auto" style:column-width="182.3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fo:border-bottom="0.74pt solid #000000" fo:border-left="none" fo:border-right="none" fo:border-top="none"/>
    </style:style>
    <style:style style:name="ce2" style:family="table-cell" style:parent-style-name="Default">
      <style:table-cell-properties fo:border="none"/>
    </style:style>
    <style:style style:name="ce15" style:family="table-cell" style:parent-style-name="Default" style:data-style-name="N122">
      <style:map style:condition="cell-content()&gt;=1.4" style:apply-style-name="Good_20_-_20_Framerate" style:base-cell-address="'DCS-FA18C'.A21"/>
      <style:map style:condition="cell-content()&gt;=1.2" style:apply-style-name="Warn_20_-_20_Framerate" style:base-cell-address="'DCS-FA18C'.A21"/>
      <style:map style:condition="cell-content()&lt;1.2" style:apply-style-name="Bad_20_-_20_Framerate" style:base-cell-address="'DCS-FA18C'.A21"/>
    </style:style>
    <style:style style:name="ce19" style:family="table-cell" style:parent-style-name="Default">
      <style:map style:condition="cell-content()&lt;=0.8" style:apply-style-name="Good_20_-_20_Framerate" style:base-cell-address="'DCS-FA18C'.A22"/>
      <style:map style:condition="cell-content-is-between(0.8,1)" style:apply-style-name="Warn_20_-_20_Framerate" style:base-cell-address="'DCS-FA18C'.A22"/>
      <style:map style:condition="cell-content()&gt;=1" style:apply-style-name="Bad_20_-_20_Framerate" style:base-cell-address="'DCS-FA18C'.A22"/>
    </style:style>
    <style:style style:name="ce21" style:family="table-cell" style:parent-style-name="Default">
      <style:table-cell-properties fo:border-bottom="0.74pt solid #000000" fo:border-left="none" fo:border-right="none" fo:border-top="none"/>
      <style:map style:condition="cell-content()&lt;=0.8" style:apply-style-name="Good_20_-_20_Framerate" style:base-cell-address="'DCS-FA18C'.A22"/>
      <style:map style:condition="cell-content-is-between(0.8,1)" style:apply-style-name="Warn_20_-_20_Framerate" style:base-cell-address="'DCS-FA18C'.A22"/>
      <style:map style:condition="cell-content()&gt;=1" style:apply-style-name="Bad_20_-_20_Framerate" style:base-cell-address="'DCS-FA18C'.A22"/>
    </style:style>
    <style:style style:name="ce22" style:family="table-cell" style:parent-style-name="Default">
      <style:table-cell-properties fo:border-bottom="none" fo:border-left="none" fo:border-right="none" fo:border-top="0.74pt solid #000000"/>
    </style:style>
    <style:style style:name="ce3" style:family="table-cell" style:parent-style-name="Default">
      <style:text-properties fo:font-style="italic" style:font-style-asian="italic" style:font-style-complex="italic"/>
    </style:style>
    <style:style style:name="ce4" style:family="table-cell" style:parent-style-name="Default">
      <style:text-properties fo:font-weight="bold" style:font-weight-asian="bold" style:font-weight-complex="bold"/>
    </style:style>
    <style:style style:name="ce26" style:family="table-cell" style:parent-style-name="Default">
      <style:text-properties fo:font-style="italic" style:text-underline-style="solid" style:text-underline-width="auto" style:text-underline-color="font-color" style:font-style-asian="italic" style:font-style-complex="italic"/>
    </style:style>
    <style:style style:name="ce27" style:family="table-cell" style:parent-style-name="Default">
      <style:text-properties fo:font-style="normal" style:text-underline-style="solid" style:text-underline-width="auto" style:text-underline-color="font-color" style:font-style-asian="normal" style:font-style-complex="normal"/>
    </style:style>
    <style:style style:name="ce31" style:family="table-cell" style:parent-style-name="Default">
      <style:table-cell-properties fo:border-bottom="0.74pt solid #000000" fo:border-left="none" fo:border-right="none" fo:border-top="none"/>
      <style:text-properties fo:font-style="normal" style:text-underline-style="solid" style:text-underline-width="auto" style:text-underline-color="font-color" style:font-style-asian="normal" style:font-style-complex="normal"/>
    </style:style>
    <style:style style:name="ce32" style:family="table-cell" style:parent-style-name="Default">
      <style:table-cell-properties fo:border-bottom="0.74pt solid #000000" fo:border-left="none" fo:border-right="0.74pt solid #000000" fo:border-top="none"/>
    </style:style>
    <style:style style:name="ce40" style:family="table-cell" style:parent-style-name="Default">
      <style:table-cell-properties fo:border-bottom="none" fo:background-color="#cccccc" fo:border-left="none" fo:border-right="0.74pt solid #000000" fo:border-top="none"/>
      <style:text-properties fo:color="#55308d" fo:font-weight="bold" style:font-weight-asian="bold" style:font-weight-complex="bold"/>
    </style:style>
    <style:style style:name="ce35" style:family="table-cell" style:parent-style-name="Default" style:data-style-name="N0">
      <style:table-cell-properties fo:border-bottom="none" fo:border-left="none" fo:border-right="0.74pt solid #000000" fo:border-top="none"/>
    </style:style>
    <style:style style:name="ce36" style:family="table-cell" style:parent-style-name="Default">
      <style:table-cell-properties fo:border-bottom="none" fo:border-left="none" fo:border-right="0.74pt solid #000000" fo:border-top="none"/>
    </style:style>
    <style:style style:name="ce44" style:family="table-cell" style:parent-style-name="Default">
      <style:table-cell-properties fo:border-bottom="none" fo:background-color="#cccccc" fo:border-left="none" fo:border-right="0.74pt solid #000000" fo:border-top="none"/>
    </style:style>
    <style:style style:name="ce38" style:family="table-cell" style:parent-style-name="Default">
      <style:table-cell-properties fo:border-bottom="none" fo:border-left="none" fo:border-right="0.74pt solid #000000" fo:border-top="none"/>
      <style:text-properties fo:color="#c9211e"/>
    </style:style>
    <style:style style:name="ce39" style:family="table-cell" style:parent-style-name="Default" style:data-style-name="N121">
      <style:table-cell-properties fo:border-bottom="none" fo:background-color="#cccccc" fo:border-left="none" fo:border-right="0.74pt solid #000000" fo:border-top="none"/>
      <style:text-properties fo:color="#55308d" fo:font-weight="bold" style:font-weight-asian="bold" style:font-weight-complex="bold"/>
    </style:style>
    <style:style style:name="ce23" style:family="table-cell" style:parent-style-name="Default">
      <style:table-cell-properties fo:background-color="#cccccc" fo:border="none"/>
      <style:text-properties fo:color="#55308d" fo:font-weight="bold" style:font-weight-asian="bold" style:font-weight-complex="bold"/>
    </style:style>
    <style:style style:name="ce6" style:family="table-cell" style:parent-style-name="Default" style:data-style-name="N0"/>
    <style:style style:name="ce51" style:family="table-cell" style:parent-style-name="Default">
      <style:table-cell-properties fo:background-color="#cccccc"/>
    </style:style>
    <style:style style:name="ce30" style:family="table-cell" style:parent-style-name="Default">
      <style:table-cell-properties fo:background-color="#cccccc"/>
      <style:text-properties style:use-window-font-color="true" fo:font-weight="bold" style:font-weight-asian="bold" style:font-weight-complex="bold"/>
    </style:style>
    <style:style style:name="ce33" style:family="table-cell" style:parent-style-name="Default">
      <style:table-cell-properties fo:background-color="#cccccc"/>
    </style:style>
    <style:style style:name="ce11" style:family="table-cell" style:parent-style-name="Default">
      <style:text-properties fo:color="#55308d" fo:font-weight="bold" style:font-weight-asian="bold" style:font-weight-complex="bold"/>
    </style:style>
    <style:style style:name="ce12" style:family="table-cell" style:parent-style-name="Default">
      <style:text-properties fo:color="#55308d"/>
    </style:style>
    <style:style style:name="ce48" style:family="table-cell" style:parent-style-name="Default" style:data-style-name="N121">
      <style:table-cell-properties fo:background-color="#cccccc"/>
      <style:text-properties fo:color="#55308d" fo:font-weight="bold" style:font-weight-asian="bold" style:font-weight-complex="bold"/>
    </style:style>
    <style:style style:name="ce62" style:family="table-cell" style:parent-style-name="Default">
      <style:table-cell-properties fo:border-bottom="none" fo:background-color="#b2b2b2" fo:border-left="none" fo:border-right="none" fo:border-top="0.74pt solid #000000"/>
      <style:text-properties fo:color="#5b277d" fo:font-weight="bold" style:font-weight-asian="bold" style:font-weight-complex="bold"/>
    </style:style>
    <style:style style:name="ce63" style:family="table-cell" style:parent-style-name="Default" style:data-style-name="N1">
      <style:text-properties fo:color="#c9211e"/>
    </style:style>
    <style:style style:name="ce59" style:family="table-cell" style:parent-style-name="Default" style:data-style-name="N0">
      <style:text-properties fo:color="#c9211e"/>
    </style:style>
    <style:style style:name="ce65" style:family="table-cell" style:parent-style-name="Default">
      <style:table-cell-properties fo:background-color="#b2b2b2"/>
      <style:text-properties fo:color="#5b277d" fo:font-weight="bold" style:font-weight-asian="bold" style:font-weight-complex="bold"/>
    </style:style>
    <style:style style:name="ce61" style:family="table-cell" style:parent-style-name="Default">
      <style:text-properties fo:color="#ce181e"/>
    </style:style>
    <style:style style:name="ce70" style:family="table-cell" style:parent-style-name="Default" style:data-style-name="N122">
      <style:text-properties fo:color="#ce181e"/>
    </style:style>
    <style:style style:name="ce67" style:family="table-cell" style:parent-style-name="Default">
      <style:table-cell-properties fo:border-bottom="none" fo:border-left="none" fo:border-right="none" fo:border-top="0.74pt solid #000000"/>
      <style:text-properties fo:color="#f10d0c"/>
    </style:style>
    <style:style style:name="ce72" style:family="table-cell" style:parent-style-name="Default" style:data-style-name="N122">
      <style:text-properties fo:color="#000000"/>
    </style:style>
    <style:style style:name="ce68" style:family="table-cell" style:parent-style-name="Default">
      <style:text-properties fo:color="#000000"/>
    </style:style>
    <style:style style:name="ce13" style:family="table-cell" style:parent-style-name="Default" style:data-style-name="N2">
      <style:table-cell-properties fo:background-color="#b2b2b2"/>
      <style:text-properties fo:color="#55308d" fo:font-weight="bold" style:font-weight-asian="bold" style:font-weight-complex="bold"/>
    </style:style>
    <style:style style:name="ce14" style:family="table-cell" style:parent-style-name="Default">
      <style:text-properties fo:font-weight="normal" style:font-weight-asian="normal" style:font-weight-complex="normal"/>
    </style:style>
    <style:style style:name="ce76" style:family="table-cell" style:parent-style-name="Default" style:data-style-name="N122"/>
    <style:style style:name="ce77" style:family="table-cell" style:parent-style-name="Default" style:data-style-name="N1">
      <style:text-properties fo:color="#000000"/>
    </style:style>
    <style:style style:name="ce16" style:family="table-cell" style:parent-style-name="Default">
      <style:text-properties fo:font-size="8pt" style:font-size-asian="8pt" style:font-size-complex="8pt"/>
    </style:style>
    <style:style style:name="ce17" style:family="table-cell" style:parent-style-name="Default" style:data-style-name="N122">
      <style:text-properties fo:font-size="8pt" style:font-size-asian="8pt" style:font-size-complex="8pt"/>
    </style:style>
    <style:style style:name="ce18" style:family="table-cell" style:parent-style-name="Default">
      <style:text-properties fo:font-size="10pt" style:font-size-asian="10pt" style:font-size-complex="10pt"/>
    </style:style>
    <style:style style:name="ce81" style:family="table-cell" style:parent-style-name="Default" style:data-style-name="N122">
      <style:map style:condition="cell-content()&gt;=1.4" style:apply-style-name="Good_20_-_20_Framerate" style:base-cell-address="Elite_Dangerous.A21"/>
      <style:map style:condition="cell-content()&gt;=1.2" style:apply-style-name="Warn_20_-_20_Framerate" style:base-cell-address="Elite_Dangerous.A21"/>
      <style:map style:condition="cell-content()&lt;1.2" style:apply-style-name="Bad_20_-_20_Framerate" style:base-cell-address="Elite_Dangerous.A21"/>
    </style:style>
    <style:style style:name="ce82" style:family="table-cell" style:parent-style-name="Default">
      <style:map style:condition="cell-content()&lt;=0.8" style:apply-style-name="Good_20_-_20_Framerate" style:base-cell-address="Elite_Dangerous.A22"/>
      <style:map style:condition="cell-content-is-between(0.8,1)" style:apply-style-name="Warn_20_-_20_Framerate" style:base-cell-address="Elite_Dangerous.A22"/>
      <style:map style:condition="cell-content()&gt;=1" style:apply-style-name="Bad_20_-_20_Framerate" style:base-cell-address="Elite_Dangerous.A22"/>
    </style:style>
    <style:style style:name="ce83" style:family="table-cell" style:parent-style-name="Default">
      <style:table-cell-properties fo:border-bottom="0.74pt solid #000000" fo:border-left="none" fo:border-right="none" fo:border-top="none"/>
      <style:map style:condition="cell-content()&lt;=0.8" style:apply-style-name="Good_20_-_20_Framerate" style:base-cell-address="Elite_Dangerous.A22"/>
      <style:map style:condition="cell-content-is-between(0.8,1)" style:apply-style-name="Warn_20_-_20_Framerate" style:base-cell-address="Elite_Dangerous.A22"/>
      <style:map style:condition="cell-content()&gt;=1" style:apply-style-name="Bad_20_-_20_Framerate" style:base-cell-address="Elite_Dangerous.A22"/>
    </style:style>
    <style:style style:name="ce57" style:family="table-cell" style:parent-style-name="Default" style:data-style-name="N2">
      <style:table-cell-properties fo:border-bottom="none" fo:background-color="#cccccc" fo:border-left="none" fo:border-right="0.74pt solid #000000" fo:border-top="none"/>
      <style:text-properties fo:color="#55308d" fo:font-weight="bold" style:font-weight-asian="bold" style:font-weight-complex="bold"/>
    </style:style>
    <style:style style:name="ce49" style:family="table-cell" style:parent-style-name="Default">
      <style:table-cell-properties fo:background-color="#cccccc"/>
    </style:style>
    <style:style style:name="ce41" style:family="table-cell" style:parent-style-name="Default" style:data-style-name="N2">
      <style:table-cell-properties fo:background-color="#cccccc"/>
      <style:text-properties fo:color="#55308d" fo:font-weight="bold" style:font-weight-asian="bold" style:font-weight-complex="bold"/>
    </style:style>
    <style:style style:name="ce87" style:family="table-cell" style:parent-style-name="Default" style:data-style-name="N122">
      <style:map style:condition="cell-content()&gt;=1.4" style:apply-style-name="Good_20_-_20_Framerate" style:base-cell-address="PavlovVR.A21"/>
      <style:map style:condition="cell-content()&gt;=1.2" style:apply-style-name="Warn_20_-_20_Framerate" style:base-cell-address="PavlovVR.A21"/>
      <style:map style:condition="cell-content()&lt;1.2" style:apply-style-name="Bad_20_-_20_Framerate" style:base-cell-address="PavlovVR.A21"/>
    </style:style>
    <style:style style:name="ce88" style:family="table-cell" style:parent-style-name="Default">
      <style:map style:condition="cell-content()&lt;=0.8" style:apply-style-name="Good_20_-_20_Framerate" style:base-cell-address="PavlovVR.A22"/>
      <style:map style:condition="cell-content-is-between(0.8,1)" style:apply-style-name="Warn_20_-_20_Framerate" style:base-cell-address="PavlovVR.A22"/>
      <style:map style:condition="cell-content()&gt;=1" style:apply-style-name="Bad_20_-_20_Framerate" style:base-cell-address="PavlovVR.A22"/>
    </style:style>
    <style:style style:name="ce89" style:family="table-cell" style:parent-style-name="Default">
      <style:table-cell-properties fo:border-bottom="0.74pt solid #000000" fo:border-left="none" fo:border-right="none" fo:border-top="none"/>
      <style:map style:condition="cell-content()&lt;=0.8" style:apply-style-name="Good_20_-_20_Framerate" style:base-cell-address="PavlovVR.A22"/>
      <style:map style:condition="cell-content-is-between(0.8,1)" style:apply-style-name="Warn_20_-_20_Framerate" style:base-cell-address="PavlovVR.A22"/>
      <style:map style:condition="cell-content()&gt;=1" style:apply-style-name="Bad_20_-_20_Framerate" style:base-cell-address="PavlovVR.A22"/>
    </style:style>
    <style:style style:name="gr1" style:family="graphic">
      <style:graphic-properties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gr2" style:family="graphic">
      <style:graphic-properties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marker-start-width="5.67pt" draw:marker-start-center="false" draw:fill="solid" draw:fill-color="#ffffc0" draw:auto-grow-height="true" draw:auto-grow-width="false" fo:min-height="41.87pt" fo:padding-top="2.83pt" fo:padding-bottom="2.83pt" fo:padding-left="2.83pt" fo:padding-right="2.83pt" draw:shadow="hidden" draw:shadow-offset-x="2.83pt" draw:shadow-offset-y="2.83pt" draw:caption-escape-direction="auto"/>
    </style:style>
    <style:style style:name="gr4" style:family="graphic">
      <style:graphic-properties draw:marker-start-width="5.67pt" draw:marker-start-center="false" draw:fill="solid" draw:fill-color="#ffffc0" draw:auto-grow-height="true" draw:auto-grow-width="false" fo:min-height="112pt" fo:padding-top="2.83pt" fo:padding-bottom="2.83pt" fo:padding-left="2.83pt" fo:padding-right="2.83pt" draw:shadow="hidden" draw:shadow-offset-x="2.83pt" draw:shadow-offset-y="2.83pt" draw:caption-escape-direction="auto"/>
    </style:style>
    <style:style style:name="gr5" style:family="graphic">
      <style:graphic-properties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6" style:family="graphic">
      <style:graphic-properties draw:marker-start-width="5.67pt" draw:marker-start-center="false" draw:fill="solid" draw:fill-color="#ffffc0" draw:auto-grow-height="true" draw:auto-grow-width="false" fo:min-height="145.59pt" fo:padding-top="2.83pt" fo:padding-bottom="2.83pt" fo:padding-left="2.83pt" fo:padding-right="2.83pt" draw:shadow="hidden" draw:shadow-offset-x="2.83pt" draw:shadow-offset-y="2.83pt" draw:caption-escape-direction="auto"/>
    </style:style>
    <style:style style:name="gr7" style:family="graphic">
      <style:graphic-properties draw:marker-start-width="5.67pt" draw:marker-start-center="false" draw:fill="solid" draw:fill-color="#ffffc0" draw:auto-grow-height="true" draw:auto-grow-width="false" fo:min-height="63.07pt" fo:padding-top="2.83pt" fo:padding-bottom="2.83pt" fo:padding-left="2.83pt" fo:padding-right="2.83pt" draw:shadow="hidden" draw:shadow-offset-x="2.83pt" draw:shadow-offset-y="2.83pt" draw:caption-escape-direction="auto"/>
    </style:style>
    <style:style style:name="gr8" style:family="graphic">
      <style:graphic-properties draw:marker-start-width="5.67pt" draw:marker-start-center="false" draw:fill="solid" draw:fill-color="#ffffc0" draw:auto-grow-height="true" draw:auto-grow-width="false" fo:min-height="123.19pt" fo:padding-top="2.83pt" fo:padding-bottom="2.83pt" fo:padding-left="2.83pt" fo:padding-right="2.83pt" draw:shadow="hidden" draw:shadow-offset-x="2.83pt" draw:shadow-offset-y="2.83pt" draw:caption-escape-direction="auto"/>
    </style:style>
    <style:style style:name="gr9" style:family="graphic">
      <style:graphic-properties draw:marker-start-width="5.67pt" draw:marker-start-center="false" draw:fill="solid" draw:fill-color="#ffffc0" draw:auto-grow-height="true" draw:auto-grow-width="false" fo:min-height="111.2pt" fo:padding-top="2.83pt" fo:padding-bottom="2.83pt" fo:padding-left="2.83pt" fo:padding-right="2.83pt" draw:shadow="hidden" draw:shadow-offset-x="2.83pt" draw:shadow-offset-y="2.83pt" draw:caption-escape-direction="auto"/>
    </style:style>
    <style:style style:name="gr10" style:family="graphic">
      <style:graphic-properties draw:marker-start-width="5.67pt" draw:marker-start-center="false" draw:fill="solid" draw:fill-color="#ffffc0" draw:auto-grow-height="true" draw:auto-grow-width="false" fo:min-height="78.41pt" fo:padding-top="2.83pt" fo:padding-bottom="2.83pt" fo:padding-left="2.83pt" fo:padding-right="2.83pt" draw:shadow="hidden" draw:shadow-offset-x="2.83pt" draw:shadow-offset-y="2.83pt" draw:caption-escape-direction="auto"/>
    </style:style>
    <style:style style:name="gr11" style:family="graphic">
      <style:graphic-properties draw:marker-start-width="5.67pt" draw:marker-start-center="false" draw:fill="solid" draw:fill-color="#ffffc0" draw:auto-grow-height="true" draw:auto-grow-width="false" fo:min-height="25.17pt" fo:padding-top="2.83pt" fo:padding-bottom="2.83pt" fo:padding-left="2.83pt" fo:padding-right="2.83pt" draw:shadow="hidden" draw:shadow-offset-x="2.83pt" draw:shadow-offset-y="2.83pt" draw:caption-escape-direction="auto"/>
    </style:style>
    <style:style style:name="gr12" style:family="graphic">
      <style:graphic-properties draw:marker-start-width="5.67pt" draw:marker-start-center="false" draw:fill="solid" draw:fill-color="#ffffc0" draw:auto-grow-height="true" draw:auto-grow-width="false" fo:min-height="313.54pt" fo:padding-top="2.83pt" fo:padding-bottom="2.83pt" fo:padding-left="2.83pt" fo:padding-right="2.83pt" draw:shadow="hidden" draw:shadow-offset-x="2.83pt" draw:shadow-offset-y="2.83pt" draw:caption-escape-direction="auto"/>
    </style:style>
    <style:style style:name="gr13" style:family="graphic">
      <style:graphic-properties draw:marker-start-width="5.67pt" draw:marker-start-center="false" draw:fill="solid" draw:fill-color="#ffffc0" draw:auto-grow-height="true" draw:auto-grow-width="false" fo:min-height="156.78pt" fo:padding-top="2.83pt" fo:padding-bottom="2.83pt" fo:padding-left="2.83pt" fo:padding-right="2.83pt" draw:shadow="hidden" draw:shadow-offset-x="2.83pt" draw:shadow-offset-y="2.83pt" draw:caption-escape-direction="auto"/>
    </style:style>
    <style:style style:name="gr14" style:family="graphic">
      <style:graphic-properties draw:marker-start-width="5.67pt" draw:marker-start-center="false" draw:fill="solid" draw:fill-color="#ffffc0" draw:auto-grow-height="true" draw:auto-grow-width="false" fo:min-height="168.52pt" fo:padding-top="2.83pt" fo:padding-bottom="2.83pt" fo:padding-left="2.83pt" fo:padding-right="2.83pt" draw:shadow="hidden" draw:shadow-offset-x="2.83pt" draw:shadow-offset-y="2.83pt" draw:caption-escape-direction="auto"/>
    </style:style>
    <style:style style:name="gr15" style:family="graphic">
      <style:graphic-properties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6" style:family="graphic">
      <style:graphic-properties draw:marker-start-width="5.67pt" draw:marker-start-center="false" draw:fill="solid" draw:fill-color="#ffffc0" draw:auto-grow-height="true" draw:auto-grow-width="false" fo:min-height="64.32pt" fo:padding-top="2.83pt" fo:padding-bottom="2.83pt" fo:padding-left="2.83pt" fo:padding-right="2.83pt" draw:shadow="hidden" draw:shadow-offset-x="2.83pt" draw:shadow-offset-y="2.83pt" draw:caption-escape-direction="auto"/>
    </style:style>
    <style:style style:name="gr17" style:family="graphic">
      <style:graphic-properties draw:marker-start-width="5.67pt" draw:marker-start-center="false" draw:fill="solid" draw:fill-color="#ffffc0" draw:auto-grow-height="true" draw:auto-grow-width="false" fo:min-height="259.57pt" fo:padding-top="2.83pt" fo:padding-bottom="2.83pt" fo:padding-left="2.83pt" fo:padding-right="2.83pt" draw:shadow="hidden" draw:shadow-offset-x="2.83pt" draw:shadow-offset-y="2.83pt" draw:caption-escape-direction="auto"/>
    </style:style>
    <style:style style:name="gr18" style:family="graphic">
      <style:graphic-properties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19" style:family="graphic">
      <style:graphic-properties draw:marker-start-width="5.67pt" draw:marker-start-center="false" draw:fill="solid" draw:fill-color="#ffffc0" draw:auto-grow-height="true" draw:auto-grow-width="false" fo:min-height="46.6pt" fo:padding-top="2.83pt" fo:padding-bottom="2.83pt" fo:padding-left="2.83pt" fo:padding-right="2.83pt" draw:shadow="hidden" draw:shadow-offset-x="2.83pt" draw:shadow-offset-y="2.83pt" draw:caption-escape-direction="auto"/>
    </style:style>
    <style:style style:name="gr20" style:family="graphic">
      <style:graphic-properties draw:marker-start-width="5.67pt" draw:marker-start-center="false" draw:fill="solid" draw:fill-color="#ffffc0" draw:auto-grow-height="true" draw:auto-grow-width="false" fo:min-height="99.64pt" fo:padding-top="2.83pt" fo:padding-bottom="2.83pt" fo:padding-left="2.83pt" fo:padding-right="2.83pt" draw:shadow="hidden" draw:shadow-offset-x="2.83pt" draw:shadow-offset-y="2.83pt" draw:caption-escape-direction="auto"/>
    </style:style>
    <style:style style:name="gr21" style:family="graphic">
      <style:graphic-properties draw:marker-start-width="5.67pt" draw:marker-start-center="false" draw:fill="solid" draw:fill-color="#ffffc0" draw:auto-grow-height="true" draw:auto-grow-width="false" fo:min-height="44.82pt" fo:padding-top="2.83pt" fo:padding-bottom="2.83pt" fo:padding-left="2.83pt" fo:padding-right="2.83pt" draw:shadow="hidden" draw:shadow-offset-x="2.83pt" draw:shadow-offset-y="2.83pt" draw:caption-escape-direction="auto"/>
    </style:style>
    <style:style style:name="gr22" style:family="graphic">
      <style:graphic-properties draw:marker-start-width="5.67pt" draw:marker-start-center="false" draw:fill="solid" draw:fill-color="#ffffc0" draw:auto-grow-height="true" draw:auto-grow-width="false" fo:min-height="103.89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content-validations>
        <table:content-validation table:name="val1" table:condition="of:cell-content-is-in-list(&quot;Pimax 8kX&quot;;&quot;Pimax 5kp&quot;;&quot;HP Reverb&quot;;&quot;Valve Index&quot;;&quot;HTC Vive Pro&quot;;&quot;HTC Vive&quot;)" table:allow-empty-cell="true" table:display-list="unsorted" table:base-cell-address="'DCS-FA18C'.C2">
          <table:error-message table:message-type="stop" table:display="true"/>
        </table:content-validation>
        <table:content-validation table:name="val2" table:condition="of:cell-content-is-in-list(&quot;High&quot;;&quot;Low&quot;)" table:allow-empty-cell="true" table:display-list="unsorted" table:base-cell-address="'DCS-FA18C'.C9">
          <table:error-message table:message-type="stop" table:display="true"/>
        </table:content-validation>
        <table:content-validation table:name="val3" table:condition="of:cell-content-is-in-list(&quot;64&quot;;&quot;72&quot;)" table:allow-empty-cell="true" table:display-list="unsorted" table:base-cell-address="'DCS-FA18C'.C10">
          <table:error-message table:message-type="stop" table:display="true"/>
        </table:content-validation>
        <table:content-validation table:name="val4" table:condition="of:cell-content-is-in-list(&quot;ON&quot;)" table:allow-empty-cell="true" table:display-list="unsorted" table:base-cell-address="'DCS-FA18C'.C11">
          <table:error-message table:message-type="stop" table:display="true"/>
        </table:content-validation>
        <table:content-validation table:name="val5" table:condition="of:cell-content-is-in-list(&quot;balanced&quot;;&quot;aggressive&quot;;&quot;conservative&quot;;&quot;OFF&quot;)" table:allow-empty-cell="true" table:display-list="unsorted" table:base-cell-address="'DCS-FA18C'.C12">
          <table:error-message table:message-type="stop" table:display="true"/>
        </table:content-validation>
        <table:content-validation table:name="val6" table:condition="of:cell-content-is-in-list(&quot;OFF&quot;;&quot;ON&quot;)" table:allow-empty-cell="true" table:display-list="unsorted" table:base-cell-address="'DCS-FA18C'.C13">
          <table:error-message table:message-type="stop" table:display="true"/>
        </table:content-validation>
        <table:content-validation table:name="val7" table:condition="of:cell-content-is-in-list(&quot;OFF&quot;)" table:allow-empty-cell="true" table:display-list="unsorted" table:base-cell-address="'DCS-FA18C'.C14">
          <table:error-message table:message-type="stop" table:display="true"/>
        </table:content-validation>
        <table:content-validation table:name="val8" table:condition="of:cell-content-is-in-list(&quot;Normal&quot;;&quot;Small&quot;)" table:allow-empty-cell="true" table:display-list="unsorted" table:base-cell-address="'DCS-FA18C'.C15">
          <table:error-message table:message-type="stop" table:display="true"/>
        </table:content-validation>
        <table:content-validation table:name="val9" table:condition="of:cell-content-is-in-list(&quot;ON&quot;;&quot;OFF&quot;)" table:allow-empty-cell="true" table:display-list="unsorted" table:base-cell-address="'DCS-FA18C'.C16">
          <table:error-message table:message-type="stop" table:display="true"/>
        </table:content-validation>
        <table:content-validation table:name="val10" table:condition="of:cell-content-is-in-list(&quot;1.25&quot;)" table:allow-empty-cell="true" table:display-list="unsorted" table:base-cell-address="'DCS-FA18C'.C17">
          <table:error-message table:message-type="stop" table:display="true"/>
        </table:content-validation>
        <table:content-validation table:name="val11" table:condition="of:cell-content-is-in-list(&quot;1.0&quot;;&quot;1.1&quot;;&quot;1.2&quot;;&quot;1.3&quot;;&quot;1.4&quot;;&quot;1.5&quot;;&quot;1.6&quot;)" table:allow-empty-cell="true" table:display-list="unsorted" table:base-cell-address="'DCS-FA18C'.C28">
          <table:error-message table:message-type="stop" table:display="true"/>
        </table:content-validation>
        <table:content-validation table:name="val12" table:condition="of:cell-content-is-in-list(&quot;balanced&quot;;&quot;aggressive&quot;;&quot;conservative&quot;;&quot;OFF&quot;)" table:allow-empty-cell="true" table:display-list="unsorted" table:base-cell-address="'DCS-FA18C'.C45">
          <table:error-message table:message-type="stop" table:display="true"/>
        </table:content-validation>
        <table:content-validation table:name="val13" table:condition="of:cell-content-is-in-list(&quot;1.25&quot;;&quot;1.75&quot;)" table:allow-empty-cell="true" table:display-list="unsorted" table:base-cell-address="'DCS-FA18C'.C50">
          <table:error-message table:message-type="stop" table:display="true"/>
        </table:content-validation>
        <table:content-validation table:name="val14" table:condition="of:cell-content-is-in-list(&quot;1&quot;;&quot;1.1&quot;;&quot;1.2&quot;;&quot;1.3&quot;;&quot;1.4&quot;;&quot;1.5&quot;;&quot;1.6&quot;)" table:allow-empty-cell="true" table:display-list="unsorted" table:base-cell-address="'DCS-FA18C'.C28">
          <table:error-message table:message-type="stop" table:display="true"/>
        </table:content-validation>
        <table:content-validation table:name="val15" table:condition="of:cell-content-is-in-list(&quot;i9-9900KS_SL_at_5.2GHz&quot;;&quot;i9-9900KF_SL_at_5.1GHz&quot;;&quot;i9-9900KF&quot;;&quot;i7-8700K&quot;;&quot;i7-7700&quot;;&quot;Ryzen 5 3600X&quot;;&quot;Ryzen 7 2700X&quot;;&quot;FX-8350&quot;)" table:allow-empty-cell="true" table:display-list="unsorted" table:base-cell-address="'DCS-FA18C'.C105">
          <table:error-message table:message-type="stop" table:display="true"/>
        </table:content-validation>
        <table:content-validation table:name="val16" table:condition="of:cell-content-is-in-list(&quot;&quot;;&quot;NV_TITAN_RTX&quot;;&quot;NV_RTX_2080_Ti_at_2115MHz&quot;;&quot;NV_RTX_2080_Super&quot;;&quot;NV_RTX_2070_Super&quot;;&quot;NV_RTX_2060_Super&quot;;&quot;NV_GTX_1080_Ti&quot;;&quot;NV_GTX_1080&quot;;&quot;AMD_Radeon_VII&quot;;&quot;AMD_Radeon_RX_5500_XT&quot;;&quot;AMD_Radeon_RX_5700_XT_A&quot;)" table:allow-empty-cell="true" table:display-list="unsorted" table:base-cell-address="'DCS-FA18C'.C85">
          <table:error-message table:message-type="stop" table:display="true"/>
        </table:content-validation>
        <table:content-validation table:name="val17" table:condition="of:cell-content-is-in-list(&quot;&quot;;&quot;3400&quot;;&quot;2800&quot;)" table:allow-empty-cell="true" table:display-list="unsorted" table:base-cell-address="'DCS-FA18C'.C133">
          <table:error-message table:message-type="stop" table:display="true"/>
        </table:content-validation>
        <table:content-validation table:name="val18" table:condition="of:cell-content-is-in-list(&quot;1.00&quot;;&quot;1.05&quot;;&quot;1.10&quot;;&quot;1.15&quot;;&quot;1.20&quot;;&quot;1.25&quot;;&quot;1.30&quot;;&quot;1.35&quot;;&quot;1.40&quot;;&quot;1.45&quot;;&quot;1.50&quot;;&quot;1.55&quot;;&quot;1.60&quot;)" table:allow-empty-cell="true" table:display-list="unsorted" table:base-cell-address="'DCS-FA18C'.E25">
          <table:error-message table:message-type="stop" table:display="true"/>
        </table:content-validation>
        <table:content-validation table:name="val19" table:condition="of:cell-content-is-in-list(&quot;balanced&quot;;&quot;aggressive&quot;;&quot;conservative&quot;;&quot;OFF&quot;)" table:allow-empty-cell="true" table:display-list="unsorted" table:base-cell-address="Elite_Dangerous.C12">
          <table:error-message table:message-type="stop" table:display="true"/>
        </table:content-validation>
        <table:content-validation table:name="val20" table:condition="of:cell-content-is-in-list(&quot;ON&quot;;&quot;OFF&quot;)" table:allow-empty-cell="true" table:display-list="unsorted" table:base-cell-address="Elite_Dangerous.C16">
          <table:error-message table:message-type="stop" table:display="true"/>
        </table:content-validation>
        <table:content-validation table:name="val21" table:condition="of:cell-content-is-in-list(&quot;1.25&quot;;&quot;1.00&quot;)" table:allow-empty-cell="true" table:display-list="unsorted" table:base-cell-address="Elite_Dangerous.C17">
          <table:error-message table:message-type="stop" table:display="true"/>
        </table:content-validation>
        <table:content-validation table:name="val22" table:condition="of:cell-content-is-in-list(&quot;1.00&quot;;&quot;1.25&quot;;&quot;1.50&quot;;&quot;1.75&quot;;&quot;2.00&quot;)" table:allow-empty-cell="true" table:display-list="unsorted" table:base-cell-address="Elite_Dangerous.C28">
          <table:error-message table:message-type="stop" table:display="true"/>
        </table:content-validation>
        <table:content-validation table:name="val23" table:condition="of:cell-content-is-in-list(&quot;1.75&quot;;&quot;1.50&quot;;&quot;1.25&quot;;&quot;1.00&quot;)" table:allow-empty-cell="true" table:display-list="unsorted" table:base-cell-address="Elite_Dangerous.C50">
          <table:error-message table:message-type="stop" table:display="true"/>
        </table:content-validation>
        <table:content-validation table:name="val24" table:condition="of:cell-content-is-in-list(&quot;0.80&quot;;&quot;0.85&quot;;&quot;0.90&quot;;&quot;0.95&quot;;&quot;1.00&quot;;&quot;1.05&quot;;&quot;1.10&quot;;&quot;1.15&quot;;&quot;1.20&quot;;&quot;1.25&quot;;&quot;1.30&quot;;&quot;1.35&quot;;&quot;1.40&quot;;&quot;1.45&quot;;&quot;1.50&quot;;&quot;1.55&quot;;&quot;1.60&quot;)" table:allow-empty-cell="true" table:display-list="unsorted" table:base-cell-address="Elite_Dangerous.E25">
          <table:error-message table:message-type="stop" table:display="true"/>
        </table:content-validation>
        <table:content-validation table:name="val25" table:condition="of:cell-content-is-in-list(&quot;1.25&quot;;&quot;1.5&quot;;&quot;1.75&quot;;&quot;2.00&quot;)" table:allow-empty-cell="true" table:display-list="unsorted" table:base-cell-address="'DCS-FA18C'.C17">
          <table:error-message table:message-type="stop" table:display="true"/>
        </table:content-validation>
      </table:content-validations>
      <table:table table:name="DCS-FA18C" table:style-name="ta1">
        <table:table-column table:style-name="co1" table:default-cell-style-name="Default"/>
        <table:table-column table:style-name="co2" table:default-cell-style-name="Default"/>
        <table:table-column table:style-name="co3"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1" office:value-type="string" calcext:value-type="string">
            <text:p>Item</text:p>
          </table:table-cell>
          <table:table-cell table:style-name="ce1" office:value-type="string" calcext:value-type="string">
            <text:p>Feature</text:p>
          </table:table-cell>
          <table:table-cell table:style-name="ce32"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table:table-cell table:style-name="ce1" office:value-type="string" calcext:value-type="string">
            <text:p>Numeric</text:p>
          </table:table-cell>
          <table:table-cell table:style-name="ce1" table:number-columns-repeated="49"/>
        </table:table-row>
        <table:table-row table:style-name="ro1">
          <table:table-cell table:style-name="ce2" office:value-type="string" calcext:value-type="string">
            <text:p>HMD</text:p>
          </table:table-cell>
          <table:table-cell table:style-name="ce2"/>
          <table:table-cell table:style-name="ce40" table:content-validation-name="val1" office:value-type="string" calcext:value-type="string">
            <office:annotation draw:style-name="gr1" draw:text-style-name="P2" svg:width="82.18pt" svg:height="51pt" svg:x="601.68pt" svg:y="0pt" draw:caption-point-x="-17.29pt" draw:caption-point-y="13.07pt">
              <dc:date>2019-11-30T00:00:00</dc:date>
              <text:p text:style-name="P1"><text:span text:style-name="T1">Pimax 8kX values are not established.</text:span></text:p>
            </office:annotation>
            <text:p>Pimax 8kX</text:p>
          </table:table-cell>
          <table:table-cell table:style-name="ce2"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2" svg:width="123.96pt" svg:height="61.68pt" svg:x="601.68pt" svg:y="8.67pt" draw:caption-point-x="-17.29pt" draw:caption-point-y="42.8pt">
              <dc:date>2019-11-29T00:00:00</dc:date>
              <text:p text:style-name="P1"><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3" office:value-type="string" calcext:value-type="string">
            <text:p>Backlight Brightness</text:p>
          </table:table-cell>
          <table:table-cell table:style-name="ce44" table:content-validation-name="val2" office:value-type="string" calcext:value-type="string">
            <office:annotation draw:style-name="gr3" draw:text-style-name="P2" svg:width="109.19pt" svg:height="47.54pt" svg:x="601.68pt" svg:y="64.01pt" draw:caption-point-x="-17.29pt" draw:caption-point-y="38.66pt">
              <dc:date>2019-11-29T00:00:00</dc:date>
              <text:p text:style-name="P1"><text:span text:style-name="T1">Pimax 5kp, ‘High’</text:span></text:p>
            </office:annotation>
            <text:p>High</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Refresh Rate (Hz)</text:p>
          </table:table-cell>
          <table:table-cell table:style-name="ce40" table:content-validation-name="val3" office:value-type="float" office:value="72" calcext:value-type="float">
            <office:annotation draw:style-name="gr4" draw:text-style-name="P2" svg:width="168.46pt" svg:height="117.67pt" svg:x="601.68pt" svg:y="72.68pt" draw:caption-point-x="-17.29pt" draw:caption-point-y="42.8pt">
              <dc:date>2019-12-03T00:00:00</dc:date>
              <text:p text:style-name="P1"><text:span text:style-name="T1">Higher seems to reduce Smart Smoothing artifacts.</text:span></text:p>
              <text:p text:style-name="P1"><text:span text:style-name="T1"/></text:p>
              <text:p text:style-name="P1"><text:span text:style-name="T1">Prefer 64 when object count may be high.</text:span></text:p>
              <text:p text:style-name="P1"><text:span text:style-name="T1"/></text:p>
              <text:p text:style-name="P1"><text:span text:style-name="T1">CPU constrained. Regardless of any resolution or quality settings, high object counts will force low refresh rate due to single-thread bottleneck.</text:span></text:p>
            </office:annotation>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4"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Fixed Foveated Rendering</text:p>
          </table:table-cell>
          <table:table-cell table:style-name="ce44" table:content-validation-name="val5" office:value-type="string" calcext:value-type="string">
            <office:annotation draw:style-name="gr5" draw:text-style-name="P2" svg:width="212.94pt" svg:height="140.06pt" svg:x="601.68pt" svg:y="98.28pt" draw:caption-point-x="-17.29pt" draw:caption-point-y="42.8pt">
              <dc:date>2019-12-03T00:00:00</dc:date>
              <text:p text:style-name="P1"><text:span text:style-name="T1">Prefer ‘conservative’ for instrument lighting. If required, ‘aggressive’ or ‘balanced’ may improve framerate.</text:span></text:p>
              <text:p text:style-name="P1"><text:span text:style-name="T1"/></text:p>
              <text:p text:style-name="P1"><text:span text:style-name="T1">Prefer ‘OFF’ for high-object count situations. Testing shows a direct trade of ~&lt;0.3x GPU frame latency for ~&gt;0.3x CPU frame latency in these cases.</text:span></text:p>
              <text:p text:style-name="P1"><text:span text:style-name="T1"/></text:p>
              <text:p text:style-name="P1"><text:span text:style-name="T1">‘</text:span><text:span text:style-name="T1">Smart Smoothing’ may be more likely to show double images of moving aircraft with ‘Fixed Foveated Rendering’ enabled.</text:span></text:p>
            </office:annotation>
            <text:p>OFF</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Parallel Projections</text:p>
          </table:table-cell>
          <table:table-cell table:style-name="ce40" table:content-validation-name="val6" office:value-type="string" calcext:value-type="string">
            <office:annotation draw:style-name="gr6" draw:text-style-name="P2" svg:width="265.86pt" svg:height="151.26pt" svg:x="601.68pt" svg:y="111.06pt" draw:caption-point-x="-17.29pt" draw:caption-point-y="42.8pt">
              <dc:date>2019-12-01T00:00:00</dc:date>
              <text:p text:style-name="P1"><text:span text:style-name="T1">Prefer ‘OFF’. Zoom, ‘ON’, costs performance. Monocular (one eye closed) zoom works in either case.</text:span></text:p>
              <text:p text:style-name="P1"><text:span text:style-name="T1"/></text:p>
              <text:p text:style-name="P1"><text:span text:style-name="T1">Pimax 8kX - 'Parallel Projections' are expected to be counterproductive. Visible range will already be much greater, and instrument readability will be more significantly helped by reduced physical pixel size.</text:span></text:p>
              <text:p text:style-name="P1"><text:span text:style-name="T1"/></text:p>
              <text:p text:style-name="P1"><text:span text:style-name="T1">Pimax 5kp – ‘Parallel Projections’ are counterproductive unless GPU hardware far exceeds headset resolution. Monocular zoom is a worthwhile tradeoff for improved TotalSR rendering capability. May or may not cause blur due to smaller physical pixel size and postprocessing.</text:span></text:p>
            </office:annotation>
            <text:p>OFF</text:p>
          </table:table-cell>
          <table:table-cell table:number-columns-repeated="11"/>
          <table:table-cell table:style-name="ce6" table:formula="of:=(IF([.C13]=&quot;OFF&quot;;1;1.25))" office:value-type="float" office:value="1" calcext:value-type="float">
            <office:annotation draw:style-name="gr2" draw:text-style-name="P2" svg:width="82.18pt" svg:height="61.68pt" svg:x="1271.2pt" svg:y="111.06pt" draw:caption-point-x="-17.29pt" draw:caption-point-y="42.8pt">
              <dc:date>2019-11-30T00:00:00</dc:date>
              <text:p text:style-name="P1"><text:span text:style-name="T1">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4"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4" table:content-validation-name="val8" office:value-type="string" calcext:value-type="string">
            <office:annotation draw:style-name="gr1" draw:text-style-name="P2" svg:width="82.18pt" svg:height="51pt" svg:x="601.68pt" svg:y="136.66pt" draw:caption-point-x="-17.29pt" draw:caption-point-y="42.8pt">
              <dc:date>2019-11-29T00:00:00</dc:date>
              <text:p text:style-name="P1"><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Hidden Area Mask</text:p>
          </table:table-cell>
          <table:table-cell table:style-name="ce44" table:content-validation-name="val9" office:value-type="string" calcext:value-type="string">
            <office:annotation draw:style-name="gr7" draw:text-style-name="P2" svg:width="161.8pt" svg:height="68.74pt" svg:x="601.68pt" svg:y="149.47pt" draw:caption-point-x="-17.29pt" draw:caption-point-y="42.8pt">
              <dc:date>2019-12-03T00:00:00</dc:date>
              <text:p text:style-name="P1"><text:span text:style-name="T1">Prefer ‘ON’ to reduce possiblity of artifacts.</text:span></text:p>
              <text:p text:style-name="P1"><text:span text:style-name="T1"/></text:p>
              <text:p text:style-name="P1"><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Render Quality</text:p>
          </table:table-cell>
          <table:table-cell table:style-name="ce40" table:content-validation-name="val10" office:value-type="float" office:value="1.25" calcext:value-type="float">
            <office:annotation draw:style-name="gr8" draw:text-style-name="P2" svg:width="135.16pt" svg:height="128.86pt" svg:x="601.68pt" svg:y="162.26pt" draw:caption-point-x="-17.29pt" draw:caption-point-y="42.8pt">
              <dc:date>2019-12-01T00:00:00</dc:date>
              <text:p text:style-name="P1"><text:span text:style-name="T1">Prefer ‘1.25’. Allowing PiTool to provide at least some of the superresolution may improve performance in some cases.</text:span></text:p>
              <text:p text:style-name="P1"><text:span text:style-name="T1"/></text:p>
              <text:p text:style-name="P1"><text:span text:style-name="T1">Higher PiTool settings present more pixels to VR compositor, minimizing blur caused by postprocessing filters.</text:span></text:p>
            </office:annotation>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3" office:value-type="string" calcext:value-type="string">
            <text:p>SteamVR Settings &gt; Video &gt; Custom Resolution</text:p>
          </table:table-cell>
          <table:table-cell table:style-name="ce38" table:formula="of:=[.C4]*[.C17]*(IF([.C13]=&quot;OFF&quot;;1;1.25))*[.E20]" office:value-type="float" office:value="3240" calcext:value-type="float">
            <office:annotation draw:style-name="gr5" draw:text-style-name="P2" svg:width="102.53pt" svg:height="140.06pt" svg:x="601.68pt" svg:y="200.66pt" draw:caption-point-x="-17.29pt" draw:caption-point-y="42.8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3240</text:p>
          </table:table-cell>
          <table:table-cell office:value-type="string" calcext:value-type="string">
            <text:p>Add SR</text:p>
          </table:table-cell>
          <table:table-cell table:style-name="ce13" table:content-validation-name="val18" office:value-type="float" office:value="1.2" calcext:value-type="float">
            <office:annotation draw:style-name="gr2" draw:text-style-name="P2" svg:width="82.18pt" svg:height="61.68pt" svg:x="709.99pt" svg:y="200.66pt" draw:caption-point-x="-17.29pt" draw:caption-point-y="42.8pt">
              <dc:date>2019-11-30T00:00:00</dc:date>
              <text:p text:style-name="P1"><text:span text:style-name="T1">Setting this too high will also degrade VR application framerate.</text:span></text:p>
            </office:annotation>
            <text:p>1.20</text:p>
          </table:table-cell>
          <table:table-cell table:number-columns-repeated="59"/>
        </table:table-row>
        <table:table-row table:style-name="ro1">
          <table:table-cell table:style-name="ce15" table:formula="of:=[.C20]/[.O13]/[.C4]" office:value-type="float" office:value="1.5" calcext:value-type="float">
            <text:p>1.500</text:p>
          </table:table-cell>
          <table:table-cell table:style-name="ce26" office:value-type="string" calcext:value-type="string">
            <text:p>← <text:span text:style-name="T2">Total SR</text:span></text:p>
          </table:table-cell>
          <table:table-cell table:style-name="ce38"/>
          <table:table-cell table:style-name="ce4" office:value-type="string" calcext:value-type="string">
            <office:annotation draw:style-name="gr1" draw:text-style-name="P2" svg:width="82.18pt" svg:height="51pt" svg:x="655.85pt" svg:y="213.48pt" draw:caption-point-x="-17.29pt" draw:caption-point-y="42.8pt">
              <dc:date>2019-11-29T00:00:00</dc:date>
              <text:p text:style-name="P1"><text:span text:style-name="T1">Equivalent.</text:span></text:p>
            </office:annotation>
            <text:p>v</text:p>
          </table:table-cell>
          <table:table-cell table:style-name="ce14" table:formula="of:=ROUNDDOWN([.C4]*[.C17]*[.E20];0)" office:value-type="float" office:value="3240" calcext:value-type="float">
            <text:p>3240</text:p>
          </table:table-cell>
          <table:table-cell table:style-name="ce4" office:value-type="string" calcext:value-type="string">
            <text:p>Total SR</text:p>
          </table:table-cell>
          <table:table-cell table:style-name="ce15" table:formula="of:=[.C20]/[.O13]/[.C4]" office:value-type="float" office:value="1.5" calcext:value-type="float">
            <text:p>1.500</text:p>
          </table:table-cell>
          <table:table-cell table:style-name="ce16" office:value-type="string" calcext:value-type="string">
            <text:p>Expected</text:p>
          </table:table-cell>
          <table:table-cell table:style-name="ce17" table:formula="of:=[.C17]*[.E20]" office:value-type="float" office:value="1.5" calcext:value-type="float">
            <text:p>1.500</text:p>
          </table:table-cell>
          <table:table-cell table:number-columns-repeated="55"/>
        </table:table-row>
        <table:table-row table:style-name="ro1">
          <table:table-cell table:style-name="ce19" table:formula="of:=ROUNDUP(([.C20]/[.C53])^2;3)" office:value-type="float" office:value="0.991" calcext:value-type="float">
            <text:p>0.991</text:p>
          </table:table-cell>
          <table:table-cell table:style-name="ce27" office:value-type="string" calcext:value-type="string">
            <text:p>← Load</text:p>
          </table:table-cell>
          <table:table-cell table:style-name="ce38"/>
          <table:table-cell table:style-name="ce4"/>
          <table:table-cell table:style-name="ce14"/>
          <table:table-cell table:style-name="ce4"/>
          <table:table-cell/>
          <table:table-cell table:style-name="ce4" office:value-type="string" calcext:value-type="string">
            <text:p>Equivalent</text:p>
          </table:table-cell>
          <table:table-cell table:style-name="ce18" table:formula="of:=CONCATENATE(ROUNDDOWN([.G21]*[.C3];0);&quot;x&quot;;ROUNDDOWN([.G21]*[.C4];0))" office:value-type="string" office:string-value="5760x3240" calcext:value-type="string">
            <text:p>5760x3240</text:p>
          </table:table-cell>
          <table:table-cell table:style-name="ce4" office:value-type="string" calcext:value-type="string">
            <text:p>vAngular</text:p>
          </table:table-cell>
          <table:table-cell table:formula="of:=ROUND([.E21]/[.C6];5)" office:value-type="float" office:value="29.45455" calcext:value-type="float">
            <text:p>29.45455</text:p>
          </table:table-cell>
          <table:table-cell table:style-name="ce4" office:value-type="string" calcext:value-type="string">
            <text:p>Load</text:p>
          </table:table-cell>
          <table:table-cell table:style-name="ce19" table:formula="of:=ROUNDUP(([.C20]/[.C53])^2;3)" office:value-type="float" office:value="0.991" calcext:value-type="float">
            <office:annotation draw:style-name="gr9" draw:text-style-name="P2" svg:width="343.3pt" svg:height="116.87pt" svg:x="754.75pt" svg:y="136.69pt" draw:caption-point-x="371.14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0.991</text:p>
          </table:table-cell>
          <table:table-cell/>
          <table:table-cell table:formula="of:=[.C20]" office:value-type="float" office:value="3240" calcext:value-type="float">
            <text:p>3240</text:p>
          </table:table-cell>
          <table:table-cell table:number-columns-repeated="49"/>
        </table:table-row>
        <table:table-row table:style-name="ro1" table:number-rows-repeated="2">
          <table:table-cell/>
          <table:table-cell table:style-name="ce3"/>
          <table:table-cell table:style-name="ce38"/>
          <table:table-cell table:style-name="ce4"/>
          <table:table-cell table:style-name="ce14"/>
          <table:table-cell table:style-name="ce4"/>
          <table:table-cell/>
          <table:table-cell table:style-name="ce4"/>
          <table:table-cell table:style-name="ce18"/>
          <table:table-cell table:style-name="ce4"/>
          <table:table-cell/>
          <table:table-cell table:style-name="ce4"/>
          <table:table-cell table:number-columns-repeated="52"/>
        </table:table-row>
        <table:table-row table:style-name="ro1">
          <table:table-cell office:value-type="string" calcext:value-type="string">
            <text:p>SteamVR</text:p>
          </table:table-cell>
          <table:table-cell table:style-name="ce3" office:value-type="string" calcext:value-type="string">
            <text:p>SteamVR Settings &gt; Applications &gt; [App] &gt; Custom Resolution</text:p>
          </table:table-cell>
          <table:table-cell table:style-name="ce38" table:formula="of:=[.C4]*[.C17]*(IF([.C13]=&quot;OFF&quot;;1;1.25))*[.E25]" office:value-type="float" office:value="2700" calcext:value-type="float">
            <text:p>2700</text:p>
          </table:table-cell>
          <table:table-cell office:value-type="string" calcext:value-type="string">
            <text:p>Add SR</text:p>
          </table:table-cell>
          <table:table-cell table:style-name="ce13" table:content-validation-name="val18" office:value-type="float" office:value="1" calcext:value-type="float">
            <text:p>1.00</text:p>
          </table:table-cell>
          <table:table-cell office:value-type="string" calcext:value-type="string">
            <text:p>Sub SR</text:p>
          </table:table-cell>
          <table:table-cell table:formula="of:=[.C25]/[.O13]/[.C4]" office:value-type="float" office:value="1.25" calcext:value-type="float">
            <text:p>1.25</text:p>
          </table:table-cell>
          <table:table-cell table:style-name="ce16" office:value-type="string" calcext:value-type="string">
            <text:p>Expected</text:p>
          </table:table-cell>
          <table:table-cell table:style-name="ce16" table:formula="of:=[.C17]*[.E25]" office:value-type="float" office:value="1.25" calcext:value-type="float">
            <text:p>1.25</text:p>
          </table:table-cell>
          <table:table-cell table:number-columns-repeated="55"/>
        </table:table-row>
        <table:table-row table:style-name="ro1">
          <table:table-cell/>
          <table:table-cell table:style-name="ce3"/>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4" office:value-type="string" calcext:value-type="string">
            <text:p>Pixel Density</text:p>
          </table:table-cell>
          <table:table-cell table:style-name="ce39" table:content-validation-name="val11" office:value-type="float" office:value="1.2" calcext:value-type="float">
            <office:annotation draw:style-name="gr10" draw:text-style-name="P2" svg:width="113.1pt" svg:height="84.08pt" svg:x="601.68pt" svg:y="303.08pt" draw:caption-point-x="-17.29pt" draw:caption-point-y="42.8pt">
              <dc:date>2019-12-01T00:00:00</dc:date>
              <text:p text:style-name="P1"><text:span text:style-name="T1">Prefer ‘1’. Higher values may incur single-thread bottleneck.</text:span></text:p>
              <text:p text:style-name="P1"><text:span text:style-name="T1"/></text:p>
              <text:p text:style-name="P1"><text:span text:style-name="T1">Set higher if expected to compensate for some postprocessing blur.</text:span></text:p>
            </office:annotation>
            <text:p>1.2</text:p>
          </table:table-cell>
          <table:table-cell table:style-name="ce4" office:value-type="string" calcext:value-type="string">
            <office:annotation draw:style-name="gr1" draw:text-style-name="P2" svg:width="82.18pt" svg:height="51pt" svg:x="655.85pt" svg:y="303.08pt" draw:caption-point-x="-17.29pt" draw:caption-point-y="42.8pt">
              <dc:date>2019-11-29T00:00:00</dc:date>
              <text:p text:style-name="P1"><text:span text:style-name="T1">Equivalent.</text:span></text:p>
            </office:annotation>
            <text:p>v</text:p>
          </table:table-cell>
          <table:table-cell table:style-name="ce14" table:formula="of:=ROUNDDOWN([.C4]*[.C17]*[.E25]*[.C28];0)" office:value-type="float" office:value="3240" calcext:value-type="float">
            <text:p>3240</text:p>
          </table:table-cell>
          <table:table-cell table:style-name="ce4" office:value-type="string" calcext:value-type="string">
            <text:p>Total SR</text:p>
          </table:table-cell>
          <table:table-cell table:style-name="ce15" table:formula="of:=[.E28]/[.C4]" office:value-type="float" office:value="1.5" calcext:value-type="float">
            <office:annotation draw:style-name="gr11" draw:text-style-name="P2" svg:width="71.63pt" svg:height="30.84pt" svg:x="816.49pt" svg:y="299.51pt" draw:caption-point-x="-15.48pt" draw:caption-point-y="46.37pt">
              <dc:date>2019-11-30T00:00:00</dc:date>
              <text:p text:style-name="P1"><text:span text:style-name="T1">Prefer ~1.5 for text clarity.</text:span></text:p>
            </office:annotation>
            <text:p>1.500</text:p>
          </table:table-cell>
          <table:table-cell table:style-name="ce16" office:value-type="string" calcext:value-type="string">
            <text:p>Expected</text:p>
          </table:table-cell>
          <table:table-cell table:style-name="ce17" table:formula="of:=[.C17]*[.E25]*[.C28]" office:value-type="float" office:value="1.5" calcext:value-type="float">
            <text:p>1.500</text:p>
          </table:table-cell>
          <table:table-cell table:number-columns-repeated="55"/>
        </table:table-row>
        <table:table-row table:style-name="ro1">
          <table:table-cell table:style-name="ce15" table:formula="of:=[.E28]/[.C4]" office:value-type="float" office:value="1.5" calcext:value-type="float">
            <office:annotation draw:style-name="gr11" draw:text-style-name="P2" svg:width="71.63pt" svg:height="30.84pt" svg:x="112.03pt" svg:y="312.29pt" draw:caption-point-x="-15.48pt" draw:caption-point-y="46.37pt">
              <dc:date>2019-11-30T00:00:00</dc:date>
              <text:p text:style-name="P1"><text:span text:style-name="T1">Prefer ~1.5 for text clarity.</text:span></text:p>
            </office:annotation>
            <text:p>1.500</text:p>
          </table:table-cell>
          <table:table-cell table:style-name="ce26" office:value-type="string" calcext:value-type="string">
            <text:p>← <text:span text:style-name="T2">Total SR</text:span></text:p>
          </table:table-cell>
          <table:table-cell table:style-name="ce36"/>
          <table:table-cell table:number-columns-repeated="4"/>
          <table:table-cell table:style-name="ce4" office:value-type="string" calcext:value-type="string">
            <text:p>Equivalent</text:p>
          </table:table-cell>
          <table:table-cell table:style-name="ce2" table:formula="of:=CONCATENATE(ROUNDDOWN([.G28]*[.C3];0);&quot;x&quot;;ROUNDDOWN([.G28]*[.C4];0))" office:value-type="string" office:string-value="5760x3240" calcext:value-type="string">
            <office:annotation draw:style-name="gr12" draw:text-style-name="P2" svg:width="507.6pt" svg:height="319.21pt" svg:x="248.63pt" svg:y="187.31pt" draw:caption-point-x="660.67pt" draw:caption-point-y="171.35pt">
              <dc:date>2019-11-29T00:00:00</dc:date>
              <text:p text:style-name="P1"><text:span text:style-name="T1">INACCURATE</text:span></text:p>
              <text:p text:style-name="P1"><text:span text:style-name="T1"/></text:p>
              <text:p text:style-name="P1"><text:span text:style-name="T1">Equivalent display panel resolution for relative comparisons ONLY.</text:span></text:p>
              <text:p text:style-name="P1"><text:span text:style-name="T1"/></text:p>
              <text:p text:style-name="P1"><text:span text:style-name="T1">Margin of error is &gt;+/-20% for vAngular, vFOV, or any derivative. Exaggerated vFOV marketing claims may be taken at face value, aggregated, or rounded.</text:span></text:p>
              <text:p text:style-name="P1"><text:span text:style-name="T1"/></text:p>
              <text:p text:style-name="P1"><text:span text:style-name="T1">Drastic differences in optics quality and pixel usage are also more significant.</text:span></text:p>
              <text:p text:style-name="P1"><text:span text:style-name="T1"/></text:p>
              <text:p text:style-name="P1"><text:span text:style-name="T1">No part of this list is intended as PASS/FAIL criteria.</text:span></text:p>
              <text:p text:style-name="P1"><text:span text:style-name="T1"/></text:p>
              <text:p text:style-name="P1"><text:span text:style-name="T1"/></text:p>
              <text:p text:style-name="P1"><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1"><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1"><text:span text:style-name="T1"/></text:p>
              <text:p text:style-name="P1"><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1"><text:span text:style-name="T1"/></text:p>
              <text:p text:style-name="P1"><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1"><text:span text:style-name="T1"/></text:p>
              <text:p text:style-name="P1"><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1"><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1"><text:span text:style-name="T1"/></text:p>
              <text:p text:style-name="P1"><text:span text:style-name="T1"/></text:p>
              <text:p text:style-name="P1"><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1"><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1"><text:span text:style-name="T1"/></text:p>
              <text:p text:style-name="P1"><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1"><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760x3240</text:p>
          </table:table-cell>
          <table:table-cell table:style-name="ce4" office:value-type="string" calcext:value-type="string">
            <text:p>vAngular</text:p>
          </table:table-cell>
          <table:table-cell table:formula="of:=ROUND([.E28]/[.C6];5)" office:value-type="float" office:value="29.45455" calcext:value-type="float">
            <office:annotation draw:style-name="gr13" draw:text-style-name="P2" svg:width="216.54pt" svg:height="162.45pt" svg:x="784.12pt" svg:y="180.54pt" draw:caption-point-x="233.49pt" draw:caption-point-y="178.13pt">
              <dc:date>2019-11-30T00:00:00</dc:date>
              <text:p text:style-name="P1"><text:span text:style-name="T1">Values &gt;1.5x native will NOT be meaningfully better.</text:span></text:p>
              <text:p text:style-name="P1"><text:span text:style-name="T1"/></text:p>
              <text:p text:style-name="P1"><text:span text:style-name="T1">Margin of error &gt;+/-20%.</text:span></text:p>
              <text:p text:style-name="P1"><text:span text:style-name="T1"/></text:p>
              <text:p text:style-name="P1"><text:span text:style-name="T1">Highly nonlinear due to human vision thresholds and sampling error.</text:span></text:p>
              <text:p text:style-name="P1"><text:span text:style-name="T1"/></text:p>
              <text:p text:style-name="P1"><text:span text:style-name="T1">Optical artifacts may degrade useful resolution further.</text:span></text:p>
              <text:p text:style-name="P1"><text:span text:style-name="T1"/></text:p>
              <text:p text:style-name="P1"><text:span text:style-name="T1">Do NOT consider as PASS/FAIL except when evaluating super-resolution settings for the same hardware and software.</text:span></text:p>
            </office:annotation>
            <text:p>29.45455</text:p>
          </table:table-cell>
          <table:table-cell table:style-name="ce4" office:value-type="string" calcext:value-type="string">
            <text:p>Load</text:p>
          </table:table-cell>
          <table:table-cell table:style-name="ce19" table:formula="of:=ROUNDUP(((([.C25]*[.C28])/([.C57]*[.C60]))^2)*([.C10]/[.C43]);3)" office:value-type="float" office:value="0.983" calcext:value-type="float">
            <office:annotation draw:style-name="gr9" draw:text-style-name="P2" svg:width="343.3pt" svg:height="116.87pt" svg:x="754.75pt" svg:y="226.29pt" draw:caption-point-x="371.14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0.983</text:p>
          </table:table-cell>
          <table:table-cell/>
          <table:table-cell table:formula="of:=[.C25]*[.C28]" office:value-type="float" office:value="3240" calcext:value-type="float">
            <text:p>3240</text:p>
          </table:table-cell>
          <table:table-cell table:number-columns-repeated="49"/>
        </table:table-row>
        <table:table-row table:style-name="ro1">
          <table:table-cell table:style-name="ce21" table:formula="of:=ROUNDUP(((([.C25]*[.C28])/([.C57]*[.C60]))^2)*([.C10]/[.C43]);3)" office:value-type="float" office:value="0.983" calcext:value-type="float">
            <office:annotation draw:style-name="gr9" draw:text-style-name="P2" svg:width="343.3pt" svg:height="116.87pt" svg:x="0pt" svg:y="239.1pt" draw:caption-point-x="96.55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0.983</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1" office:value-type="string" calcext:value-type="string">
            <office:annotation draw:style-name="gr14" draw:text-style-name="P2" svg:width="229.27pt" svg:height="174.19pt" svg:x="113.84pt" svg:y="379.87pt" draw:caption-point-x="-17.29pt" draw:caption-point-y="42.8pt">
              <dc:date>2019-12-04T00:00:00</dc:date>
              <text:p text:style-name="P1"><text:span text:style-name="T1">THOUROUGHLY TESTED</text:span></text:p>
              <text:p text:style-name="P1"><text:span text:style-name="T1"/></text:p>
              <text:p text:style-name="P1"><text:span text:style-name="T1">Maximum usable values supporting high-resolution rendering and textures with best available hardware.</text:span></text:p>
              <text:p text:style-name="P1"><text:span text:style-name="T1"/></text:p>
              <text:p text:style-name="P1"><text:span text:style-name="T1">CPU i9-9900KF @ 5.1GHz .</text:span></text:p>
              <text:p text:style-name="P1"><text:span text:style-name="T1"/></text:p>
              <text:p text:style-name="P1"><text:span text:style-name="T1">GPU GeForce RTX 2080 Ti Ftw3 Ultra - 11GB @ 2085MHz/8000MHz 124% with Precision X1 .</text:span></text:p>
              <text:p text:style-name="P1"><text:span text:style-name="T1"/></text:p>
              <text:p text:style-name="P1"><text:span text:style-name="T1">RAM – 64GB @ DDR4-3400 .</text:span></text:p>
            </office:annotation>
            <text:p>Limits</text:p>
          </table:table-cell>
          <table:table-cell table:style-name="ce1" table:number-columns-repeated="63"/>
        </table:table-row>
        <table:table-row table:style-name="ro1">
          <table:table-cell table:style-name="ce2" office:value-type="string" calcext:value-type="string">
            <text:p>HMD</text:p>
          </table:table-cell>
          <table:table-cell table:style-name="ce2"/>
          <table:table-cell table:style-name="ce23" table:content-validation-name="val1" office:value-type="string" calcext:value-type="string">
            <text:p>Pimax 5kp</text:p>
          </table:table-cell>
          <table:table-cell table:style-name="ce2" table:number-columns-repeated="61"/>
        </table:table-row>
        <table:table-row table:style-name="ro1">
          <table:table-cell office:value-type="string" calcext:value-type="string">
            <text:p>HMD</text:p>
          </table:table-cell>
          <table:table-cell office:value-type="string" calcext:value-type="string">
            <text:p>Width</text:p>
          </table:table-cell>
          <table:table-cell table:formula="of:=IF([.C35]=&quot;Pimax 8kX&quot;;3840;IF([.C35]=&quot;Pimax 5kp&quot;;2560;IF([.C35]=&quot;HP Reverb&quot;;2160;IF([.C35]=&quot;Valve Index&quot;;2880;IF([.C35]=&quot;HTC Vive Pro&quot;;1440;IF([.C35]=&quot;HTC Vive&quot;;1080))))))" office:value-type="float" office:value="2560" calcext:value-type="float">
            <text:p>256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35]=&quot;Pimax 8kX&quot;;2160;IF([.C35]=&quot;Pimax 5kp&quot;;1440;IF([.C35]=&quot;HP Reverb&quot;;2160;IF([.C35]=&quot;Valve Index&quot;;1600;IF([.C35]=&quot;HTC Vive Pro&quot;;1600;IF([.C35]=&quot;HTC Vive&quot;;1200))))))" office:value-type="float" office:value="1440" calcext:value-type="float">
            <text:p>144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35]=&quot;Pimax 8kX&quot;;ROUND([.C37]/[.C39];3);IF([.C35]=&quot;Pimax 5kp&quot;;ROUND([.C37]/[.C39];3);IF([.C35]=&quot;HP Reverb&quot;;ROUND([.C37]/[.C39];3);IF([.C35]=&quot;Valve Index&quot;;ROUND([.C37]/[.C39];3);IF([.C35]=&quot;HTC Vive Pro&quot;;ROUND([.C37]/[.C39];3);IF([.C35]=&quot;HTC Vive&quot;;ROUND([.C37]/[.C39];3)))))))" office:value-type="float" office:value="13.091" calcext:value-type="float">
            <text:p>13.091</text:p>
          </table:table-cell>
          <table:table-cell table:number-columns-repeated="61"/>
        </table:table-row>
        <table:table-row table:style-name="ro1">
          <table:table-cell table:number-columns-repeated="2"/>
          <table:table-cell table:style-name="Default"/>
          <table:table-cell table:number-columns-repeated="61"/>
        </table:table-row>
        <table:table-row table:style-name="ro1">
          <table:table-cell office:value-type="string" calcext:value-type="string">
            <text:p>PiTool</text:p>
          </table:table-cell>
          <table:table-cell table:style-name="ce3" office:value-type="string" calcext:value-type="string">
            <text:p>Backlight Brightness</text:p>
          </table:table-cell>
          <table:table-cell table:style-name="ce51"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Refresh Rate (Hz)</text:p>
          </table:table-cell>
          <table:table-cell table:style-name="ce30" table:content-validation-name="val3" office:value-type="float" office:value="72" calcext:value-type="float">
            <office:annotation draw:style-name="gr15" draw:text-style-name="P2" svg:width="133.09pt" svg:height="72.88pt" svg:x="601.68pt" svg:y="495.07pt" draw:caption-point-x="-17.29pt" draw:caption-point-y="42.8pt">
              <dc:date>2019-12-03T00:00:00</dc:date>
              <text:p text:style-name="P1"><text:span text:style-name="T1">CPU constrained. Regardless of any resolution or quality settings, high object counts will force low refresh rate due to single-thread bottleneck.</text:span></text:p>
            </office:annotation>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51"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Fixed Foveated Rendering</text:p>
          </table:table-cell>
          <table:table-cell table:style-name="ce51" table:content-validation-name="val12" office:value-type="string" calcext:value-type="string">
            <office:annotation draw:style-name="gr16" draw:text-style-name="P2" svg:width="179.94pt" svg:height="69.99pt" svg:x="601.68pt" svg:y="520.67pt" draw:caption-point-x="-17.29pt" draw:caption-point-y="42.8pt">
              <dc:date>2019-12-03T00:00:00</dc:date>
              <text:p text:style-name="P1"><text:span text:style-name="T1">One of multiple tested configurations.</text:span></text:p>
              <text:p text:style-name="P1"><text:span text:style-name="T1">*) =‘OFF’, +‘Shaders Mod’</text:span></text:p>
              <text:p text:style-name="P1"><text:span text:style-name="T1">*) =‘conservative’, -’Shaders Mod’</text:span></text:p>
            </office:annotation>
            <text:p>OFF</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Parallel Projections</text:p>
          </table:table-cell>
          <table:table-cell table:style-name="ce51" table:content-validation-name="val6" office:value-type="string" calcext:value-type="string">
            <text:p>OFF</text:p>
          </table:table-cell>
          <table:table-cell table:number-columns-repeated="11"/>
          <table:table-cell table:style-name="ce6" table:formula="of:=IF([.C46]=&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51"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51" table:content-validation-name="val8" office:value-type="string" calcext:value-type="string">
            <text:p>Normal</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Hidden Area Mask</text:p>
          </table:table-cell>
          <table:table-cell table:style-name="ce51"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Render Quality</text:p>
          </table:table-cell>
          <table:table-cell table:style-name="ce33" table:content-validation-name="val13" office:value-type="float" office:value="1.75" calcext:value-type="float">
            <text:p>1.75</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SteamVR</text:p>
          </table:table-cell>
          <table:table-cell table:style-name="ce3" office:value-type="string" calcext:value-type="string">
            <text:p>SteamVR Settings &gt; Video &gt; Custom Resolution</text:p>
          </table:table-cell>
          <table:table-cell table:style-name="ce11" office:value-type="float" office:value="3256" calcext:value-type="float">
            <office:annotation draw:style-name="gr1" draw:text-style-name="P2" svg:width="82.18pt" svg:height="51pt" svg:x="601.68pt" svg:y="623.06pt" draw:caption-point-x="-17.29pt" draw:caption-point-y="42.8pt">
              <dc:date>2019-12-03T00:00:00</dc:date>
              <text:p text:style-name="P1"><text:span text:style-name="T1">Tested:</text:span></text:p>
              <text:p text:style-name="P1"><text:span text:style-name="T1">3960x3256</text:span></text:p>
            </office:annotation>
            <text:p>3256</text:p>
          </table:table-cell>
          <table:table-cell office:value-type="string" calcext:value-type="string">
            <text:p>Add SR</text:p>
          </table:table-cell>
          <table:table-cell table:formula="of:=[.C53]/([.C37]*[.C50]*[.O46])" office:value-type="float" office:value="1.29206349206349" calcext:value-type="float">
            <text:p>1.29206349206349</text:p>
          </table:table-cell>
          <table:table-cell table:number-columns-repeated="59"/>
        </table:table-row>
        <table:table-row table:style-name="ro1">
          <table:table-cell/>
          <table:table-cell table:style-name="ce3"/>
          <table:table-cell table:style-name="ce12"/>
          <table:table-cell office:value-type="string" calcext:value-type="string">
            <office:annotation draw:style-name="gr1" draw:text-style-name="P2" svg:width="82.18pt" svg:height="51pt" svg:x="655.85pt" svg:y="635.87pt" draw:caption-point-x="-17.29pt" draw:caption-point-y="42.8pt">
              <dc:date>2019-11-29T00:00:00</dc:date>
              <text:p text:style-name="P1"><text:span text:style-name="T1">Equivalent.</text:span></text:p>
            </office:annotation>
            <text:p>v</text:p>
          </table:table-cell>
          <table:table-cell table:style-name="ce14" table:formula="of:=ROUNDDOWN([.C37]*[.C50]*[.E53];0)" office:value-type="float" office:value="3256" calcext:value-type="float">
            <text:p>3256</text:p>
          </table:table-cell>
          <table:table-cell table:style-name="ce4" office:value-type="string" calcext:value-type="string">
            <text:p>Total SR</text:p>
          </table:table-cell>
          <table:table-cell table:formula="of:=[.C53]/[.O46]/[.C37]" office:value-type="float" office:value="2.26111111111111" calcext:value-type="float">
            <text:p>2.26111111111111</text:p>
          </table:table-cell>
          <table:table-cell table:number-columns-repeated="57"/>
        </table:table-row>
        <table:table-row table:style-name="ro1" table:number-rows-repeated="2">
          <table:table-cell/>
          <table:table-cell table:style-name="ce3"/>
          <table:table-cell table:style-name="ce12"/>
          <table:table-cell table:number-columns-repeated="2"/>
          <table:table-cell table:style-name="ce4"/>
          <table:table-cell table:number-columns-repeated="58"/>
        </table:table-row>
        <table:table-row table:style-name="ro1">
          <table:table-cell office:value-type="string" calcext:value-type="string">
            <text:p>SteamVR</text:p>
          </table:table-cell>
          <table:table-cell table:style-name="ce3" office:value-type="string" calcext:value-type="string">
            <text:p>SteamVR Settings &gt; Applications &gt; [App] &gt; Custom Resolution</text:p>
          </table:table-cell>
          <table:table-cell table:style-name="ce11" office:value-type="float" office:value="2724" calcext:value-type="float">
            <office:annotation draw:style-name="gr1" draw:text-style-name="P2" svg:width="82.18pt" svg:height="51pt" svg:x="601.68pt" svg:y="674.28pt" draw:caption-point-x="-17.29pt" draw:caption-point-y="42.8pt">
              <dc:date>2019-12-03T00:00:00</dc:date>
              <text:p text:style-name="P1"><text:span text:style-name="T1">Tested:</text:span></text:p>
              <text:p text:style-name="P1"><text:span text:style-name="T1">3312x2724</text:span></text:p>
            </office:annotation>
            <text:p>2724</text:p>
          </table:table-cell>
          <table:table-cell office:value-type="string" calcext:value-type="string">
            <text:p>Add SR</text:p>
          </table:table-cell>
          <table:table-cell table:formula="of:=[.C57]/([.C37]*[.C50]*[.O46])" office:value-type="float" office:value="1.08095238095238" calcext:value-type="float">
            <text:p>1.08095238095238</text:p>
          </table:table-cell>
          <table:table-cell office:value-type="string" calcext:value-type="string">
            <text:p>Sub SR</text:p>
          </table:table-cell>
          <table:table-cell table:formula="of:=[.C57]/[.O46]/[.C37]" office:value-type="float" office:value="1.89166666666667" calcext:value-type="float">
            <text:p>1.89166666666667</text:p>
          </table:table-cell>
          <table:table-cell table:number-columns-repeated="57"/>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App</text:p>
          </table:table-cell>
          <table:table-cell table:style-name="ce4" office:value-type="string" calcext:value-type="string">
            <text:p>Pixel Density</text:p>
          </table:table-cell>
          <table:table-cell table:style-name="ce48" table:content-validation-name="val14" office:value-type="float" office:value="1.2" calcext:value-type="float">
            <text:p>1.2</text:p>
          </table:table-cell>
          <table:table-cell office:value-type="string" calcext:value-type="string">
            <office:annotation draw:style-name="gr1" draw:text-style-name="P2" svg:width="82.18pt" svg:height="51pt" svg:x="655.85pt" svg:y="712.66pt" draw:caption-point-x="-17.29pt" draw:caption-point-y="42.8pt">
              <dc:date>2019-11-29T00:00:00</dc:date>
              <text:p text:style-name="P1"><text:span text:style-name="T1">Equivalent.</text:span></text:p>
            </office:annotation>
            <text:p>v</text:p>
          </table:table-cell>
          <table:table-cell table:formula="of:=ROUNDDOWN([.C37]*[.C50]*[.E57]*[.C60];0)" office:value-type="float" office:value="3268" calcext:value-type="float">
            <text:p>3268</text:p>
          </table:table-cell>
          <table:table-cell table:style-name="ce4" office:value-type="string" calcext:value-type="string">
            <text:p>Total SR</text:p>
          </table:table-cell>
          <table:table-cell table:formula="of:=[.E60]/[.C37]" office:value-type="float" office:value="2.26944444444444" calcext:value-type="float">
            <text:p>2.26944444444444</text:p>
          </table:table-cell>
          <table:table-cell table:number-columns-repeated="4"/>
          <table:table-cell table:style-name="ce4"/>
          <table:table-cell table:number-columns-repeated="52"/>
        </table:table-row>
        <table:table-row table:style-name="ro1">
          <table:table-cell table:number-columns-repeated="2"/>
          <table:table-cell table:style-name="Default"/>
          <table:table-cell table:number-columns-repeated="4"/>
          <table:table-cell table:style-name="ce4" office:value-type="string" calcext:value-type="string">
            <text:p>Equivalent</text:p>
          </table:table-cell>
          <table:table-cell table:style-name="ce2" table:formula="of:=CONCATENATE(ROUNDDOWN([.G60]*[.C36];0);&quot;x&quot;;ROUNDDOWN([.G60]*[.C37];0))" office:value-type="string" office:string-value="5809x3268" calcext:value-type="string">
            <text:p>5809x3268</text:p>
          </table:table-cell>
          <table:table-cell table:style-name="ce4" office:value-type="string" calcext:value-type="string">
            <text:p>vAngular</text:p>
          </table:table-cell>
          <table:table-cell table:formula="of:=[.E60]/[.C39]" office:value-type="float" office:value="29.7090909090909" calcext:value-type="float">
            <text:p>29.7090909090909</text:p>
          </table:table-cell>
          <table:table-cell table:number-columns-repeated="53"/>
        </table:table-row>
        <table:table-row table:style-name="ro1" table:number-rows-repeated="2">
          <table:table-cell table:number-columns-repeated="2"/>
          <table:table-cell table:style-name="Default"/>
          <table:table-cell table:number-columns-repeated="61"/>
        </table:table-row>
        <table:table-row table:style-name="ro1">
          <table:table-cell table:style-name="ce1" office:value-type="string" calcext:value-type="string">
            <office:annotation draw:style-name="gr17" draw:text-style-name="P2" svg:width="359.35pt" svg:height="265.24pt" svg:x="113.84pt" svg:y="763.88pt" draw:caption-point-x="-17.29pt" draw:caption-point-y="42.8pt">
              <dc:date>2020-01-05T00:00:00</dc:date>
              <text:p text:style-name="P1"><text:span text:style-name="T1">INACCURATE</text:span></text:p>
              <text:p text:style-name="P1"><text:span text:style-name="T1"/></text:p>
              <text:p text:style-name="P1"><text:span text:style-name="T1">Do NOT interpret linearly.</text:span></text:p>
              <text:p text:style-name="P1"><text:span text:style-name="T1"/></text:p>
              <text:p text:style-name="P1"><text:span text:style-name="T1">-</text:span></text:p>
              <text:p text:style-name="P1"><text:span text:style-name="T1"/></text:p>
              <text:p text:style-name="P1"><text:span text:style-name="T1">Comparisons across vendors (NVIDIA, AMD, Intel), will be inaccurate by as much as +/-40%.</text:span></text:p>
              <text:p text:style-name="P1"><text:span text:style-name="T1"/></text:p>
              <text:p text:style-name="P1"><text:span text:style-name="T1">Comparisons across major design changes (AMD FX vs AMD Ryzen) will be inaccurate by as much as +100% -50% (+double -half). </text:span></text:p>
              <text:p text:style-name="P1"><text:span text:style-name="T1"/></text:p>
              <text:p text:style-name="P1"><text:span text:style-name="T1">GPU is the limiting factor for almost all applications. CPU and RAM predictions should generally be ignored unless the specific weaknesses are known to be relevant.</text:span></text:p>
              <text:p text:style-name="P1"><text:span text:style-name="T1"/></text:p>
              <text:p text:style-name="P1"><text:span text:style-name="T1">CPU/GPU utilization is never an indicator of frame dropping margins. FPSVR measured latencies are generally valid, though some noticeable timing spikes may not be detected.</text:span></text:p>
              <text:p text:style-name="P1"><text:span text:style-name="T1"/></text:p>
              <text:p text:style-name="P1"><text:span text:style-name="T1">Beware some loads are independent of resolution, imposing minimum requirements. CPU/GPU loads will not decrease consistently with resolution.</text:span></text:p>
            </office:annotation>
            <text:p>Hardware</text:p>
          </table:table-cell>
          <table:table-cell table:style-name="ce1" table:number-columns-repeated="63"/>
        </table:table-row>
        <table:table-row table:style-name="ro1">
          <table:table-cell table:style-name="ce2" office:value-type="string" calcext:value-type="string">
            <text:p>HMD</text:p>
          </table:table-cell>
          <table:table-cell table:style-name="ce2"/>
          <table:table-cell table:style-name="ce23" table:content-validation-name="val1" office:value-type="string" calcext:value-type="string">
            <text:p>Pimax 8kX</text:p>
          </table:table-cell>
          <table:table-cell table:number-columns-repeated="4"/>
          <table:table-cell table:style-name="ce2"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65]=&quot;Pimax 8kX&quot;;3840;IF([.C65]=&quot;Pimax 5kp&quot;;2560;IF([.C65]=&quot;HP Reverb&quot;;2160;IF([.C65]=&quot;Valve Index&quot;;2880;IF([.C65]=&quot;HTC Vive Pro&quot;;1440;IF([.C65]=&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65]=&quot;Pimax 8kX&quot;;2160;IF([.C65]=&quot;Pimax 5kp&quot;;1440;IF([.C65]=&quot;HP Reverb&quot;;2160;IF([.C65]=&quot;Valve Index&quot;;1600;IF([.C65]=&quot;HTC Vive Pro&quot;;1600;IF([.C65]=&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65]=&quot;Pimax 8kX&quot;;170;IF([.C65]=&quot;Pimax 5kp&quot;;170;IF([.C65]=&quot;HP Reverb&quot;;110;IF([.C65]=&quot;Valve Index&quot;;130;IF([.C65]=&quot;HTC Vive Pro&quot;;110;IF([.C6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65]=&quot;Pimax 8kX&quot;;110;IF([.C65]=&quot;Pimax 5kp&quot;;110;IF([.C65]=&quot;HP Reverb&quot;;110;IF([.C65]=&quot;Valve Index&quot;;130;IF([.C65]=&quot;HTC Vive Pro&quot;;110;IF([.C6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65]=&quot;Pimax 8kX&quot;;ROUND([.C67]/[.C69];3);IF([.C65]=&quot;Pimax 5kp&quot;;ROUND([.C67]/[.C69];3);IF([.C65]=&quot;HP Reverb&quot;;ROUND([.C67]/[.C69];3);IF([.C65]=&quot;Valve Index&quot;;ROUND([.C67]/[.C69];3);IF([.C65]=&quot;HTC Vive Pro&quot;;ROUND([.C67]/[.C69];3);IF([.C65]=&quot;HTC Vive&quot;;ROUND([.C67]/[.C69];3)))))))" office:value-type="float" office:value="19.636" calcext:value-type="float">
            <text:p>19.636</text:p>
          </table:table-cell>
          <table:table-cell table:number-columns-repeated="61"/>
        </table:table-row>
        <table:table-row table:style-name="ro1" table:number-rows-repeated="2">
          <table:table-cell table:style-name="ce2" table:number-columns-repeated="64"/>
        </table:table-row>
        <table:table-row table:style-name="ro1">
          <table:table-cell office:value-type="string" calcext:value-type="string">
            <text:p>Limits CPU</text:p>
          </table:table-cell>
          <table:table-cell/>
          <table:table-cell table:style-name="ce62" table:content-validation-name="val15"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73]=&quot;i9-9900KF_SL_at_5.1GHz&quot;;&quot;Intel&quot;;IF([.C73]=&quot;i9-9900KS_SL_at_5.2GHz&quot;;&quot;Intel&quot;;IF([.C73]=&quot;i9-9900KF&quot;;&quot;Intel&quot;;IF([.C73]=&quot;i7-8700K&quot;;&quot;Intel&quot;;IF([.C73]=&quot;i7-7700&quot;;&quot;Intel&quot;;IF([.C73]=&quot;Ryzen 5 3600X&quot;;&quot;AMD&quot;;IF([.C73]=&quot;Ryzen 7 2700X&quot;;&quot;AMD&quot;;IF([.C73]=&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5" draw:text-style-name="P2" svg:width="82.18pt" svg:height="72.88pt" svg:x="113.84pt" svg:y="904.68pt" draw:caption-point-x="-17.29pt" draw:caption-point-y="42.8pt">
              <dc:date>2020-01-05T00:00:00</dc:date>
              <text:p text:style-name="P1"><text:span text:style-name="T1">Expected to substantially misestimate real application performance differences.</text:span></text:p>
            </office:annotation>
            <text:p>Passmark MT</text:p>
          </table:table-cell>
          <table:table-cell/>
          <table:table-cell table:formula="of:=IF([.C73]=&quot;i9-9900KF_SL_at_5.1GHz&quot;;20369;IF([.C73]=&quot;i9-9900KS_SL_at_5.2GHz&quot;;21501;IF([.C73]=&quot;i9-9900KF&quot;;20369;IF([.C73]=&quot;i7-8700K&quot;;15933;IF([.C73]=&quot;i7-7700&quot;;10686;IF([.C73]=&quot;Ryzen 5 3600X&quot;;20520;IF([.C73]=&quot;Ryzen 7 2700X&quot;;16939;IF([.C73]=&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5" draw:text-style-name="P2" svg:width="91.08pt" svg:height="72.88pt" svg:x="113.84pt" svg:y="917.46pt" draw:caption-point-x="-17.29pt" draw:caption-point-y="42.8pt">
              <dc:date>2020-01-05T00:00:00</dc:date>
              <text:p text:style-name="P1"><text:span text:style-name="T1">Expected to substantially misestimate real application performance differences.</text:span></text:p>
            </office:annotation>
            <text:p>Passmark ST</text:p>
          </table:table-cell>
          <table:table-cell/>
          <table:table-cell table:formula="of:=IF([.C73]=&quot;i9-9900KF_SL_at_5.1GHz&quot;;2906;IF([.C73]=&quot;i9-9900KS_SL_at_5.2GHz&quot;;3011;IF([.C73]=&quot;i9-9900KF&quot;;2906;IF([.C73]=&quot;i7-8700K&quot;;2697;IF([.C73]=&quot;i7-7700&quot;;2342;IF([.C73]=&quot;Ryzen 5 3600X&quot;;2916;IF([.C73]=&quot;Ryzen 7 2700X&quot;;2183;IF([.C73]=&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76]*([.C81]/[.C80])"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77]*[.C82]" office:value-type="float" office:value="2964.12" calcext:value-type="float">
            <text:p>2964</text:p>
          </table:table-cell>
          <table:table-cell table:number-columns-repeated="61"/>
        </table:table-row>
        <table:table-row table:style-name="ro1">
          <table:table-cell office:value-type="string" calcext:value-type="string">
            <office:annotation draw:style-name="gr5" draw:text-style-name="P2" svg:width="82.18pt" svg:height="140.06pt" svg:x="113.84pt" svg:y="955.87pt" draw:caption-point-x="-17.29pt" draw:caption-point-y="42.8pt">
              <dc:date>2020-01-05T00:00:00</dc:date>
              <text:p text:style-name="P1"><text:span text:style-name="T1">Logical Cores</text:span></text:p>
              <text:p text:style-name="P1"><text:span text:style-name="T1"/></text:p>
              <text:p text:style-name="P1"><text:span text:style-name="T1">Only especially specific weaknesses applicable to few applications under few processors will justify ignoring hyper-threading features.</text:span></text:p>
            </office:annotation>
            <text:p>Threads</text:p>
          </table:table-cell>
          <table:table-cell/>
          <table:table-cell table:formula="of:=IF([.C73]=&quot;i9-9900KF_SL_at_5.1GHz&quot;;16;IF([.C73]=&quot;i9-9900KS_SL_at_5.2GHz&quot;;16;IF([.C73]=&quot;i9-9900KF&quot;;16;IF([.C73]=&quot;i7-8700K&quot;;12;IF([.C73]=&quot;i7-7700&quot;;8;IF([.C73]=&quot;Ryzen 5 3600X&quot;;12;IF([.C73]=&quot;Ryzen 7 2700X&quot;;16;IF([.C73]=&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5" draw:text-style-name="P2" svg:width="82.18pt" svg:height="72.88pt" svg:x="113.84pt" svg:y="968.66pt" draw:caption-point-x="-17.29pt" draw:caption-point-y="42.8pt">
              <dc:date>2020-01-05T00:00:00</dc:date>
              <text:p text:style-name="P1"><text:span text:style-name="T1">Maximum single-core frequency is used, due to core-count being more relevant to multi-threading.</text:span></text:p>
            </office:annotation>
            <text:p>Stock (MHz)</text:p>
          </table:table-cell>
          <table:table-cell/>
          <table:table-cell table:formula="of:=IF([.C73]=&quot;i9-9900KF_SL_at_5.1GHz&quot;;5000;IF([.C73]=&quot;i9-9900KS_SL_at_5.2GHz&quot;;5000;IF([.C73]=&quot;i9-9900KF&quot;;5000;IF([.C73]=&quot;i7-8700K&quot;;4700;IF([.C73]=&quot;i7-7700&quot;;4200;IF([.C73]=&quot;Ryzen 5 3600X&quot;;4400;IF([.C73]=&quot;Ryzen 7 2700X&quot;;4300;IF([.C73]=&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2" svg:width="82.18pt" svg:height="61.68pt" svg:x="113.84pt" svg:y="981.47pt" draw:caption-point-x="-17.29pt" draw:caption-point-y="42.8pt">
              <dc:date>2020-01-05T00:00:00</dc:date>
              <text:p text:style-name="P1"><text:span text:style-name="T1">In practice, CPU overclocking may provide slightly nonlinear improvements.</text:span></text:p>
            </office:annotation>
            <text:p>OverClock (MHz)</text:p>
          </table:table-cell>
          <table:table-cell/>
          <table:table-cell table:formula="of:=IF([.C73]=&quot;i9-9900KF_SL_at_5.1GHz&quot;;5100;IF([.C73]=&quot;i9-9900KS_SL_at_5.2GHz&quot;;5200;IF([.C73]=&quot;i9-9900KF&quot;;5000;IF([.C73]=&quot;i7-8700K&quot;;4700;IF([.C73]=&quot;i7-7700&quot;;4200;IF([.C73]=&quot;Ryzen 5 3600X&quot;;4400;IF([.C73]=&quot;Ryzen 7 2700X&quot;;4300;IF([.C73]=&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8" draw:text-style-name="P2" svg:width="82.18pt" svg:height="184.85pt" svg:x="113.84pt" svg:y="994.28pt" draw:caption-point-x="-17.29pt" draw:caption-point-y="42.8pt">
              <dc:date>2020-01-05T00:00:00</dc:date>
              <text:p text:style-name="P1"><text:span text:style-name="T1">May be inaccurate and unfair.</text:span></text:p>
              <text:p text:style-name="P1"><text:span text:style-name="T1"/></text:p>
              <text:p text:style-name="P1"><text:span text:style-name="T1">Until proven otherwise.</text:span></text:p>
              <text:p text:style-name="P1"><text:span text:style-name="T1"/></text:p>
              <text:p text:style-name="P1"><text:span text:style-name="T1">At least ‘DCS World’ has shown performance losses not consistent with clock, benchmarks, patches, etc.</text:span></text:p>
            </office:annotation>
            <text:p>Penalty</text:p>
          </table:table-cell>
          <table:table-cell/>
          <table:table-cell table:style-name="ce59" table:formula="of:=IF([.C74]=&quot;Intel&quot;;1;IF([.C74]=&quot;AMD&quot;;0.8;IF([.C74]=&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6" office:value-type="string" calcext:value-type="string">
            <office:annotation draw:style-name="gr6" draw:text-style-name="P2" svg:width="180.17pt" svg:height="151.26pt" svg:x="601.68pt" svg:y="1032.66pt" draw:caption-point-x="-17.29pt" draw:caption-point-y="42.8pt">
              <dc:date>2020-01-05T00:00:00</dc:date>
              <text:p text:style-name="P1"><text:span text:style-name="T1">Beware, cards with adequate air or water cooling cooling and power target settings are able to maintain boost clock continuously with typical applications.</text:span></text:p>
              <text:p text:style-name="P1"><text:span text:style-name="T1"/></text:p>
              <text:p text:style-name="P1"><text:span text:style-name="T1">Many, if not most, cards are not capable of this.</text:span></text:p>
              <text:p text:style-name="P1"><text:span text:style-name="T1"/></text:p>
              <text:p text:style-name="P1"><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85]=&quot;NV_RTX_2080_Ti_at_2115MHz&quot;;&quot;NVIDIA&quot;;IF([.C85]=&quot;NV_TITAN_RTX&quot;;&quot;NVIDIA&quot;;IF([.C85]=&quot;NV_RTX_2080_Super&quot;;&quot;NVIDIA&quot;;IF([.C85]=&quot;NV_RTX_2070_Super&quot;;&quot;NVIDIA&quot;;IF([.C85]=&quot;NV_RTX_2060_Super&quot;;&quot;NVIDIA&quot;;IF([.C85]=&quot;NV_GTX_1080_Ti&quot;;&quot;NVIDIA&quot;;IF([.C85]=&quot;NV_GTX_1080&quot;;&quot;NVIDIA&quot;;IF([.C85]=&quot;AMD_Radeon_VII&quot;;&quot;AMD&quot;;IF([.C85]=&quot;AMD_Radeon_RX_5500_XT&quot;;&quot;AMD&quot;;IF([.C85]=&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85]=&quot;NV_RTX_2080_Ti_at_2115MHz&quot;;4352;IF([.C85]=&quot;NV_TITAN_RTX&quot;;4608;IF([.C85]=&quot;NV_RTX_2080_Super&quot;;3072;IF([.C85]=&quot;NV_RTX_2070_Super&quot;;2560;IF([.C85]=&quot;NV_RTX_2060_Super&quot;;2176;IF([.C85]=&quot;NV_GTX_1080_Ti&quot;;3584;IF([.C85]=&quot;NV_GTX_1080&quot;;2560;IF([.C85]=&quot;AMD_Radeon_VII&quot;;3840;IF([.C85]=&quot;AMD_Radeon_RX_5500_XT&quot;;1408;IF([.C85]=&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85]=&quot;NV_RTX_2080_Ti_at_2115MHz&quot;;272;IF([.C85]=&quot;NV_TITAN_RTX&quot;;288;IF([.C85]=&quot;NV_RTX_2080_Super&quot;;192;IF([.C85]=&quot;NV_RTX_2070_Super&quot;;160;IF([.C85]=&quot;NV_RTX_2060_Super&quot;;136;IF([.C85]=&quot;NV_GTX_1080_Ti&quot;;224;IF([.C85]=&quot;NV_GTX_1080&quot;;160;IF([.C85]=&quot;AMD_Radeon_VII&quot;;240;IF([.C85]=&quot;AMD_Radeon_RX_5500_XT&quot;;88;IF([.C85]=&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85]=&quot;NV_RTX_2080_Ti_at_2115MHz&quot;;88;IF([.C85]=&quot;NV_TITAN_RTX&quot;;96;IF([.C85]=&quot;NV_RTX_2080_Super&quot;;64;IF([.C85]=&quot;NV_RTX_2070_Super&quot;;64;IF([.C85]=&quot;NV_RTX_2060_Super&quot;;64;IF([.C85]=&quot;NV_GTX_1080_Ti&quot;;88;IF([.C85]=&quot;NV_GTX_1080&quot;;64;IF([.C85]=&quot;AMD_Radeon_VII&quot;;64;IF([.C85]=&quot;AMD_Radeon_RX_5500_XT&quot;;32;IF([.C85]=&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85]=&quot;NV_RTX_2080_Ti_at_2115MHz&quot;;616;IF([.C85]=&quot;NV_TITAN_RTX&quot;;672;IF([.C85]=&quot;NV_RTX_2080_Super&quot;;496;IF([.C85]=&quot;NV_RTX_2070_Super&quot;;448;IF([.C85]=&quot;NV_RTX_2060_Super&quot;;448;IF([.C85]=&quot;NV_GTX_1080_Ti&quot;;484;IF([.C85]=&quot;NV_GTX_1080&quot;;352;IF([.C85]=&quot;AMD_Radeon_VII&quot;;1028;IF([.C85]=&quot;AMD_Radeon_RX_5500_XT&quot;;224;IF([.C85]=&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85]=&quot;NV_RTX_2080_Ti_at_2115MHz&quot;;11;IF([.C85]=&quot;NV_TITAN_RTX&quot;;24;IF([.C85]=&quot;NV_RTX_2080_Super&quot;;8;IF([.C85]=&quot;NV_RTX_2070_Super&quot;;8;IF([.C85]=&quot;NV_RTX_2060_Super&quot;;8;IF([.C85]=&quot;NV_GTX_1080_Ti&quot;;11;IF([.C85]=&quot;NV_GTX_1080&quot;;8;IF([.C85]=&quot;AMD_Radeon_VII&quot;;16;IF([.C85]=&quot;AMD_Radeon_RX_5500_XT&quot;;8;IF([.C85]=&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85]=&quot;NV_RTX_2080_Ti_at_2115MHz&quot;;136;IF([.C85]=&quot;NV_TITAN_RTX&quot;;170;IF([.C85]=&quot;NV_RTX_2080_Super&quot;;116;IF([.C85]=&quot;NV_RTX_2070_Super&quot;;113;IF([.C85]=&quot;NV_RTX_2060_Super&quot;;106;IF([.C85]=&quot;NV_GTX_1080_Ti&quot;;139;IF([.C85]=&quot;NV_GTX_1080&quot;;111;IF([.C85]=&quot;AMD_Radeon_VII&quot;;112;IF([.C85]=&quot;AMD_Radeon_RX_5500_XT&quot;;59;IF([.C85]=&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85]=&quot;NV_RTX_2080_Ti_at_2115MHz&quot;;410;IF([.C85]=&quot;NV_TITAN_RTX&quot;;510;IF([.C85]=&quot;NV_RTX_2080_Super&quot;;348;IF([.C85]=&quot;NV_RTX_2070_Super&quot;;283;IF([.C85]=&quot;NV_RTX_2060_Super&quot;;224;IF([.C85]=&quot;NV_GTX_1080_Ti&quot;;354;IF([.C85]=&quot;NV_GTX_1080&quot;;277;IF([.C85]=&quot;AMD_Radeon_VII&quot;;420;IF([.C85]=&quot;AMD_Radeon_RX_5500_XT&quot;;162;IF([.C85]=&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85]=&quot;NV_RTX_2080_Ti_at_2115MHz&quot;;13448;IF([.C85]=&quot;NV_TITAN_RTX&quot;;16312;IF([.C85]=&quot;NV_RTX_2080_Super&quot;;11150;IF([.C85]=&quot;NV_RTX_2070_Super&quot;;9060;IF([.C85]=&quot;NV_RTX_2060_Super&quot;;7180;IF([.C85]=&quot;NV_GTX_1080_Ti&quot;;11339;IF([.C85]=&quot;NV_GTX_1080&quot;;8873;IF([.C85]=&quot;AMD_Radeon_VII&quot;;13824;IF([.C85]=&quot;AMD_Radeon_RX_5500_XT&quot;;5196;IF([.C85]=&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1" draw:text-style-name="P2" svg:width="82.18pt" svg:height="51pt" svg:x="113.84pt" svg:y="1160.67pt" draw:caption-point-x="-17.29pt" draw:caption-point-y="42.8pt">
              <dc:date>2020-01-05T00:00:00</dc:date>
              <text:p text:style-name="P1"><text:span text:style-name="T1">Always boost clock.</text:span></text:p>
            </office:annotation>
            <text:p>Stock (MHz)</text:p>
          </table:table-cell>
          <table:table-cell/>
          <table:table-cell table:formula="of:=IF([.C85]=&quot;NV_RTX_2080_Ti_at_2115MHz&quot;;1545;IF([.C85]=&quot;NV_TITAN_RTX&quot;;1770;IF([.C85]=&quot;NV_RTX_2080_Super&quot;;1815;IF([.C85]=&quot;NV_RTX_2070_Super&quot;;1770;IF([.C85]=&quot;NV_RTX_2060_Super&quot;;1650;IF([.C85]=&quot;NV_GTX_1080_Ti&quot;;1582;IF([.C85]=&quot;NV_GTX_1080&quot;;1733;IF([.C85]=&quot;AMD_Radeon_VII&quot;;1750;IF([.C85]=&quot;AMD_Radeon_RX_5500_XT&quot;;1845;IF([.C85]=&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85]=&quot;NV_RTX_2080_Ti_at_2115MHz&quot;;1755;IF([.C85]=&quot;NV_TITAN_RTX&quot;;1770;IF([.C85]=&quot;NV_RTX_2080_Super&quot;;1845;IF([.C85]=&quot;NV_RTX_2070_Super&quot;;1815;IF([.C85]=&quot;NV_RTX_2060_Super&quot;;1650;IF([.C85]=&quot;NV_GTX_1080_Ti&quot;;1746;IF([.C85]=&quot;NV_GTX_1080&quot;;1860;IF([.C85]=&quot;AMD_Radeon_VII&quot;;1750;IF([.C85]=&quot;AMD_Radeon_RX_5500_XT&quot;;1845;IF([.C85]=&quot;AMD_Radeon_RX_5700_XT_A&quot;;1980))))))))))" office:value-type="float" office:value="1755" calcext:value-type="float">
            <text:p>1755</text:p>
          </table:table-cell>
          <table:table-cell table:style-name="ce70" table:formula="of:=[.C96]/[.C95]"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85]=&quot;NV_RTX_2080_Ti_at_2115MHz&quot;;2115;IF([.C85]=&quot;NV_TITAN_RTX&quot;;2030;IF([.C85]=&quot;NV_RTX_2080_Super&quot;;2040;IF([.C85]=&quot;NV_RTX_2070_Super&quot;;2070;IF([.C85]=&quot;NV_RTX_2060_Super&quot;;1650;IF([.C85]=&quot;NV_GTX_1080_Ti&quot;;2037;IF([.C85]=&quot;NV_GTX_1080&quot;;2130;IF([.C85]=&quot;AMD_Radeon_VII&quot;;1900;IF([.C85]=&quot;AMD_Radeon_RX_5500_XT&quot;;1845;IF([.C85]=&quot;AMD_Radeon_RX_5700_XT_A&quot;;2150))))))))))" office:value-type="float" office:value="2115" calcext:value-type="float">
            <text:p>2115</text:p>
          </table:table-cell>
          <table:table-cell table:style-name="ce70" table:formula="of:=[.C97]/[.C96]" office:value-type="float" office:value="1.20512820512821" calcext:value-type="float">
            <text:p>1.205</text:p>
          </table:table-cell>
          <table:table-cell table:style-name="ce70" table:formula="of:=[.C97]/[.C95]"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1" draw:text-style-name="P2" svg:width="82.18pt" svg:height="51pt" svg:x="113.84pt" svg:y="1199.06pt" draw:caption-point-x="-17.29pt" draw:caption-point-y="42.8pt">
              <dc:date>2020-01-05T00:00:00</dc:date>
              <text:p text:style-name="P1"><text:span text:style-name="T1">Completely arbitrary comparison statistic.</text:span></text:p>
            </office:annotation>
            <text:p>Shader Multiple</text:p>
          </table:table-cell>
          <table:table-cell/>
          <table:table-cell table:style-name="ce61" table:formula="of:=[.C97]*[.C87]"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7"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5"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05]=&quot;i9-9900KF_SL_at_5.1GHz&quot;;&quot;Intel&quot;;IF([.C105]=&quot;i9-9900KS_SL_at_5.2GHz&quot;;&quot;Intel&quot;;IF([.C105]=&quot;i9-9900KF&quot;;&quot;Intel&quot;;IF([.C105]=&quot;i7-8700K&quot;;&quot;Intel&quot;;IF([.C105]=&quot;i7-7700&quot;;&quot;Intel&quot;;IF([.C105]=&quot;Ryzen 5 3600X&quot;;&quot;AMD&quot;;IF([.C105]=&quot;Ryzen 7 2700X&quot;;&quot;AMD&quot;;IF([.C105]=&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05]=&quot;i9-9900KF_SL_at_5.1GHz&quot;;20369;IF([.C105]=&quot;i9-9900KS_SL_at_5.2GHz&quot;;21501;IF([.C105]=&quot;i9-9900KF&quot;;20369;IF([.C105]=&quot;i7-8700K&quot;;15933;IF([.C105]=&quot;i7-7700&quot;;10686;IF([.C105]=&quot;Ryzen 5 3600X&quot;;20520;IF([.C105]=&quot;Ryzen 7 2700X&quot;;16939;IF([.C105]=&quot;FX-8350&quot;;8958))))))))" office:value-type="float" office:value="20520" calcext:value-type="float">
            <text:p>20520</text:p>
          </table:table-cell>
          <table:table-cell table:style-name="ce72" table:formula="of:=[.C107]/[.C75]" office:value-type="float" office:value="1.00741322598066" calcext:value-type="float">
            <text:p>1.007</text:p>
          </table:table-cell>
          <table:table-cell table:style-name="ce77" table:formula="of:=SQRT(([.$E$28]^2)*[.D107])" office:value-type="float" office:value="3251.98725105966" calcext:value-type="float">
            <text:p>3252</text:p>
          </table:table-cell>
          <table:table-cell table:style-name="ce72" table:formula="of:=[.E107]/[.$C$67]" office:value-type="float" office:value="1.50554965326836" calcext:value-type="float">
            <text:p>1.506</text:p>
          </table:table-cell>
          <table:table-cell table:style-name="ce72" table:formula="of:=[.F107]*[.$C$70]" office:value-type="float" office:value="29.5629729915775" calcext:value-type="float">
            <text:p>29.563</text:p>
          </table:table-cell>
          <table:table-cell table:number-columns-repeated="57"/>
        </table:table-row>
        <table:table-row table:style-name="ro1">
          <table:table-cell office:value-type="string" calcext:value-type="string">
            <text:p>Passmark ST</text:p>
          </table:table-cell>
          <table:table-cell/>
          <table:table-cell table:formula="of:=IF([.C105]=&quot;i9-9900KF_SL_at_5.1GHz&quot;;2906;IF([.C105]=&quot;i9-9900KS_SL_at_5.2GHz&quot;;3011;IF([.C105]=&quot;i9-9900KF&quot;;2906;IF([.C105]=&quot;i7-8700K&quot;;2697;IF([.C105]=&quot;i7-7700&quot;;2342;IF([.C105]=&quot;Ryzen 5 3600X&quot;;2916;IF([.C105]=&quot;Ryzen 7 2700X&quot;;2183;IF([.C105]=&quot;FX-8350&quot;;1510))))))))" office:value-type="float" office:value="2916" calcext:value-type="float">
            <text:p>2916</text:p>
          </table:table-cell>
          <table:table-cell table:style-name="ce72" table:formula="of:=[.C108]/[.C76]" office:value-type="float" office:value="1.00344115622849" calcext:value-type="float">
            <text:p>1.003</text:p>
          </table:table-cell>
          <table:table-cell table:style-name="ce77" table:formula="of:=SQRT(([.$E$28]^2)*[.D108])" office:value-type="float" office:value="3245.5698854938" calcext:value-type="float">
            <text:p>3246</text:p>
          </table:table-cell>
          <table:table-cell table:style-name="ce72" table:formula="of:=[.E108]/[.$C$67]" office:value-type="float" office:value="1.50257865069157" calcext:value-type="float">
            <text:p>1.503</text:p>
          </table:table-cell>
          <table:table-cell table:style-name="ce72" table:formula="of:=[.F108]*[.$C$70]" office:value-type="float" office:value="29.5046343849797" calcext:value-type="float">
            <text:p>29.505</text:p>
          </table:table-cell>
          <table:table-cell table:number-columns-repeated="57"/>
        </table:table-row>
        <table:table-row table:style-name="ro1">
          <table:table-cell office:value-type="string" calcext:value-type="string">
            <text:p>Passmark ST OC</text:p>
          </table:table-cell>
          <table:table-cell/>
          <table:table-cell table:style-name="ce63" table:formula="of:=[.C108]*([.C113]/[.C112])" office:value-type="float" office:value="2916" calcext:value-type="float">
            <text:p>2916</text:p>
          </table:table-cell>
          <table:table-cell table:style-name="ce72" table:formula="of:=[.C109]/[.C77]" office:value-type="float" office:value="0.983765839439699" calcext:value-type="float">
            <text:p>0.984</text:p>
          </table:table-cell>
          <table:table-cell table:style-name="ce77" table:formula="of:=SQRT(([.$E$28]^2)*[.D109])" office:value-type="float" office:value="3213.59304768077" calcext:value-type="float">
            <text:p>3214</text:p>
          </table:table-cell>
          <table:table-cell table:style-name="ce72" table:formula="of:=[.E109]/[.$C$67]" office:value-type="float" office:value="1.48777455911147" calcext:value-type="float">
            <text:p>1.488</text:p>
          </table:table-cell>
          <table:table-cell table:style-name="ce72" table:formula="of:=[.F109]*[.$C$70]" office:value-type="float" office:value="29.2139412427128" calcext:value-type="float">
            <text:p>29.214</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09]*[.C114]" office:value-type="float" office:value="2332.8" calcext:value-type="float">
            <text:p>2333</text:p>
          </table:table-cell>
          <table:table-cell table:style-name="ce72" table:formula="of:=[.C110]/[.C78]" office:value-type="float" office:value="0.787012671551759" calcext:value-type="float">
            <text:p>0.787</text:p>
          </table:table-cell>
          <table:table-cell table:style-name="ce77" table:formula="of:=SQRT(([.$E$28]^2)*[.D110])" office:value-type="float" office:value="2874.32500265397" calcext:value-type="float">
            <text:p>2874</text:p>
          </table:table-cell>
          <table:table-cell table:style-name="ce72" table:formula="of:=[.E110]/[.$C$67]" office:value-type="float" office:value="1.33070601974721" calcext:value-type="float">
            <text:p>1.331</text:p>
          </table:table-cell>
          <table:table-cell table:style-name="ce72" table:formula="of:=[.F110]*[.$C$70]" office:value-type="float" office:value="26.1297434037562" calcext:value-type="float">
            <text:p>26.130</text:p>
          </table:table-cell>
          <table:table-cell table:number-columns-repeated="57"/>
        </table:table-row>
        <table:table-row table:style-name="ro1">
          <table:table-cell office:value-type="string" calcext:value-type="string">
            <text:p>Threads</text:p>
          </table:table-cell>
          <table:table-cell/>
          <table:table-cell table:formula="of:=IF([.C105]=&quot;i9-9900KF_SL_at_5.1GHz&quot;;16;IF([.C105]=&quot;i9-9900KS_SL_at_5.2GHz&quot;;16;IF([.C105]=&quot;i9-9900KF&quot;;16;IF([.C105]=&quot;i7-8700K&quot;;12;IF([.C105]=&quot;i7-7700&quot;;8;IF([.C105]=&quot;Ryzen 5 3600X&quot;;12;IF([.C105]=&quot;Ryzen 7 2700X&quot;;16;IF([.C105]=&quot;FX-8350&quot;;8))))))))" office:value-type="float" office:value="12" calcext:value-type="float">
            <text:p>12</text:p>
          </table:table-cell>
          <table:table-cell table:style-name="ce72" table:formula="of:=[.C111]/[.C79]" office:value-type="float" office:value="0.75" calcext:value-type="float">
            <text:p>0.750</text:p>
          </table:table-cell>
          <table:table-cell table:style-name="ce77" table:formula="of:=SQRT(([.$E$28]^2)*[.D111])" office:value-type="float" office:value="2805.92230826158" calcext:value-type="float">
            <text:p>2806</text:p>
          </table:table-cell>
          <table:table-cell table:style-name="ce72" table:formula="of:=[.E111]/[.$C$67]" office:value-type="float" office:value="1.29903810567666" calcext:value-type="float">
            <text:p>1.299</text:p>
          </table:table-cell>
          <table:table-cell table:style-name="ce72" table:formula="of:=[.F111]*[.$C$70]" office:value-type="float" office:value="25.5079122430669" calcext:value-type="float">
            <text:p>25.508</text:p>
          </table:table-cell>
          <table:table-cell table:number-columns-repeated="57"/>
        </table:table-row>
        <table:table-row table:style-name="ro1">
          <table:table-cell office:value-type="string" calcext:value-type="string">
            <text:p>Stock (MHz)</text:p>
          </table:table-cell>
          <table:table-cell/>
          <table:table-cell table:formula="of:=IF([.C105]=&quot;i9-9900KF_SL_at_5.1GHz&quot;;5000;IF([.C105]=&quot;i9-9900KS_SL_at_5.2GHz&quot;;5000;IF([.C105]=&quot;i9-9900KF&quot;;5000;IF([.C105]=&quot;i7-8700K&quot;;4700;IF([.C105]=&quot;i7-7700&quot;;4200;IF([.C105]=&quot;Ryzen 5 3600X&quot;;4400;IF([.C105]=&quot;Ryzen 7 2700X&quot;;4300;IF([.C105]=&quot;FX-8350&quot;;4300))))))))" office:value-type="float" office:value="4400" calcext:value-type="float">
            <text:p>4400</text:p>
          </table:table-cell>
          <table:table-cell table:style-name="ce72" table:formula="of:=[.C112]/[.C80]" office:value-type="float" office:value="0.88" calcext:value-type="float">
            <text:p>0.880</text:p>
          </table:table-cell>
          <table:table-cell table:style-name="ce77" table:formula="of:=SQRT(([.$E$28]^2)*[.D112])" office:value-type="float" office:value="3039.38941236558" calcext:value-type="float">
            <text:p>3039</text:p>
          </table:table-cell>
          <table:table-cell table:style-name="ce72" table:formula="of:=[.E112]/[.$C$67]" office:value-type="float" office:value="1.40712472794703" calcext:value-type="float">
            <text:p>1.407</text:p>
          </table:table-cell>
          <table:table-cell table:style-name="ce72" table:formula="of:=[.F112]*[.$C$70]" office:value-type="float" office:value="27.6303011579679" calcext:value-type="float">
            <text:p>27.630</text:p>
          </table:table-cell>
          <table:table-cell table:number-columns-repeated="57"/>
        </table:table-row>
        <table:table-row table:style-name="ro1">
          <table:table-cell office:value-type="string" calcext:value-type="string">
            <text:p>OverClock (MHz)</text:p>
          </table:table-cell>
          <table:table-cell/>
          <table:table-cell table:formula="of:=IF([.C105]=&quot;i9-9900KF_SL_at_5.1GHz&quot;;5100;IF([.C105]=&quot;i9-9900KS_SL_at_5.2GHz&quot;;5200;IF([.C105]=&quot;i9-9900KF&quot;;5000;IF([.C105]=&quot;i7-8700K&quot;;4700;IF([.C105]=&quot;i7-7700&quot;;4200;IF([.C105]=&quot;Ryzen 5 3600X&quot;;4400;IF([.C105]=&quot;Ryzen 7 2700X&quot;;4300;IF([.C105]=&quot;FX-8350&quot;;4600))))))))" office:value-type="float" office:value="4400" calcext:value-type="float">
            <text:p>4400</text:p>
          </table:table-cell>
          <table:table-cell table:style-name="ce72" table:formula="of:=[.C113]/[.C81]" office:value-type="float" office:value="0.862745098039216" calcext:value-type="float">
            <text:p>0.863</text:p>
          </table:table-cell>
          <table:table-cell table:style-name="ce77" table:formula="of:=SQRT(([.$E$28]^2)*[.D113])" office:value-type="float" office:value="3009.4439588031" calcext:value-type="float">
            <text:p>3009</text:p>
          </table:table-cell>
          <table:table-cell table:style-name="ce72" table:formula="of:=[.E113]/[.$C$67]" office:value-type="float" office:value="1.39326109203847" calcext:value-type="float">
            <text:p>1.393</text:p>
          </table:table-cell>
          <table:table-cell table:style-name="ce72" table:formula="of:=[.F113]*[.$C$70]" office:value-type="float" office:value="27.3580748032674" calcext:value-type="float">
            <text:p>27.358</text:p>
          </table:table-cell>
          <table:table-cell table:number-columns-repeated="57"/>
        </table:table-row>
        <table:table-row table:style-name="ro1">
          <table:table-cell office:value-type="string" calcext:value-type="string">
            <text:p>Penalty</text:p>
          </table:table-cell>
          <table:table-cell/>
          <table:table-cell table:style-name="ce59" table:formula="of:=IF([.C106]=&quot;Intel&quot;;1;IF([.C106]=&quot;AMD&quot;;0.8;IF([.C106]=&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6"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17]=&quot;NV_RTX_2080_Ti_at_2115MHz&quot;;&quot;NVIDIA&quot;;IF([.C117]=&quot;NV_TITAN_RTX&quot;;&quot;NVIDIA&quot;;IF([.C117]=&quot;NV_RTX_2080_Super&quot;;&quot;NVIDIA&quot;;IF([.C117]=&quot;NV_RTX_2070_Super&quot;;&quot;NVIDIA&quot;;IF([.C117]=&quot;NV_RTX_2060_Super&quot;;&quot;NVIDIA&quot;;IF([.C117]=&quot;NV_GTX_1080_Ti&quot;;&quot;NVIDIA&quot;;IF([.C117]=&quot;NV_GTX_1080&quot;;&quot;NVIDIA&quot;;IF([.C117]=&quot;AMD_Radeon_VII&quot;;&quot;AMD&quot;;IF([.C117]=&quot;AMD_Radeon_RX_5500_XT&quot;;&quot;AMD&quot;;IF([.C117]=&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17]=&quot;NV_RTX_2080_Ti_at_2115MHz&quot;;4352;IF([.C117]=&quot;NV_TITAN_RTX&quot;;4608;IF([.C117]=&quot;NV_RTX_2080_Super&quot;;3072;IF([.C117]=&quot;NV_RTX_2070_Super&quot;;2560;IF([.C117]=&quot;NV_RTX_2060_Super&quot;;2176;IF([.C117]=&quot;NV_GTX_1080_Ti&quot;;3584;IF([.C117]=&quot;NV_GTX_1080&quot;;2560;IF([.C117]=&quot;AMD_Radeon_VII&quot;;3840;IF([.C117]=&quot;AMD_Radeon_RX_5500_XT&quot;;1408;IF([.C117]=&quot;AMD_Radeon_RX_5700_XT_A&quot;;2560))))))))))" office:value-type="float" office:value="3072" calcext:value-type="float">
            <text:p>3072</text:p>
          </table:table-cell>
          <table:table-cell table:style-name="ce72" table:formula="of:=[.C119]/[.C87]" office:value-type="float" office:value="0.705882352941176" calcext:value-type="float">
            <text:p>0.706</text:p>
          </table:table-cell>
          <table:table-cell table:style-name="ce77" table:formula="of:=SQRT(([.$E$28]^2)*[.D119])" office:value-type="float" office:value="2722.14448335045" calcext:value-type="float">
            <text:p>2722</text:p>
          </table:table-cell>
          <table:table-cell table:style-name="ce72" table:formula="of:=[.E119]/[.$C$67]" office:value-type="float" office:value="1.26025207562521" calcext:value-type="float">
            <text:p>1.260</text:p>
          </table:table-cell>
          <table:table-cell table:style-name="ce72" table:formula="of:=[.F119]*[.$C$70]" office:value-type="float" office:value="24.7463097569766" calcext:value-type="float">
            <text:p>24.746</text:p>
          </table:table-cell>
          <table:table-cell table:number-columns-repeated="57"/>
        </table:table-row>
        <table:table-row table:style-name="ro1">
          <table:table-cell office:value-type="string" calcext:value-type="string">
            <text:p>Texture Units</text:p>
          </table:table-cell>
          <table:table-cell/>
          <table:table-cell table:formula="of:=IF([.C117]=&quot;NV_RTX_2080_Ti_at_2115MHz&quot;;272;IF([.C117]=&quot;NV_TITAN_RTX&quot;;288;IF([.C117]=&quot;NV_RTX_2080_Super&quot;;192;IF([.C117]=&quot;NV_RTX_2070_Super&quot;;160;IF([.C117]=&quot;NV_RTX_2060_Super&quot;;136;IF([.C117]=&quot;NV_GTX_1080_Ti&quot;;224;IF([.C117]=&quot;NV_GTX_1080&quot;;160;IF([.C117]=&quot;AMD_Radeon_VII&quot;;240;IF([.C117]=&quot;AMD_Radeon_RX_5500_XT&quot;;88;IF([.C117]=&quot;AMD_Radeon_RX_5700_XT_A&quot;;160))))))))))" office:value-type="float" office:value="192" calcext:value-type="float">
            <text:p>192</text:p>
          </table:table-cell>
          <table:table-cell table:style-name="ce72" table:formula="of:=[.C120]/[.C88]" office:value-type="float" office:value="0.705882352941176" calcext:value-type="float">
            <text:p>0.706</text:p>
          </table:table-cell>
          <table:table-cell table:style-name="ce77" table:formula="of:=SQRT(([.$E$28]^2)*[.D120])" office:value-type="float" office:value="2722.14448335045" calcext:value-type="float">
            <text:p>2722</text:p>
          </table:table-cell>
          <table:table-cell table:style-name="ce72" table:formula="of:=[.E120]/[.$C$67]" office:value-type="float" office:value="1.26025207562521" calcext:value-type="float">
            <text:p>1.260</text:p>
          </table:table-cell>
          <table:table-cell table:style-name="ce72" table:formula="of:=[.F120]*[.$C$70]" office:value-type="float" office:value="24.7463097569766" calcext:value-type="float">
            <text:p>24.746</text:p>
          </table:table-cell>
          <table:table-cell table:number-columns-repeated="57"/>
        </table:table-row>
        <table:table-row table:style-name="ro1">
          <table:table-cell office:value-type="string" calcext:value-type="string">
            <text:p>Render Units</text:p>
          </table:table-cell>
          <table:table-cell/>
          <table:table-cell table:formula="of:=IF([.C117]=&quot;NV_RTX_2080_Ti_at_2115MHz&quot;;88;IF([.C117]=&quot;NV_TITAN_RTX&quot;;96;IF([.C117]=&quot;NV_RTX_2080_Super&quot;;64;IF([.C117]=&quot;NV_RTX_2070_Super&quot;;64;IF([.C117]=&quot;NV_RTX_2060_Super&quot;;64;IF([.C117]=&quot;NV_GTX_1080_Ti&quot;;88;IF([.C117]=&quot;NV_GTX_1080&quot;;64;IF([.C117]=&quot;AMD_Radeon_VII&quot;;64;IF([.C117]=&quot;AMD_Radeon_RX_5500_XT&quot;;32;IF([.C117]=&quot;AMD_Radeon_RX_5700_XT_A&quot;;64))))))))))" office:value-type="float" office:value="64" calcext:value-type="float">
            <text:p>64</text:p>
          </table:table-cell>
          <table:table-cell table:style-name="ce72" table:formula="of:=[.C121]/[.C89]" office:value-type="float" office:value="0.727272727272727" calcext:value-type="float">
            <text:p>0.727</text:p>
          </table:table-cell>
          <table:table-cell table:style-name="ce77" table:formula="of:=SQRT(([.$E$28]^2)*[.D121])" office:value-type="float" office:value="2763.08128396871" calcext:value-type="float">
            <text:p>2763</text:p>
          </table:table-cell>
          <table:table-cell table:style-name="ce72" table:formula="of:=[.E121]/[.$C$67]" office:value-type="float" office:value="1.27920429813366" calcext:value-type="float">
            <text:p>1.279</text:p>
          </table:table-cell>
          <table:table-cell table:style-name="ce72" table:formula="of:=[.F121]*[.$C$70]" office:value-type="float" office:value="25.1184555981526" calcext:value-type="float">
            <text:p>25.118</text:p>
          </table:table-cell>
          <table:table-cell table:number-columns-repeated="57"/>
        </table:table-row>
        <table:table-row table:style-name="ro1">
          <table:table-cell office:value-type="string" calcext:value-type="string">
            <text:p>Bandwidth GB/s</text:p>
          </table:table-cell>
          <table:table-cell/>
          <table:table-cell table:formula="of:=IF([.C117]=&quot;NV_RTX_2080_Ti_at_2115MHz&quot;;616;IF([.C117]=&quot;NV_TITAN_RTX&quot;;672;IF([.C117]=&quot;NV_RTX_2080_Super&quot;;496;IF([.C117]=&quot;NV_RTX_2070_Super&quot;;448;IF([.C117]=&quot;NV_RTX_2060_Super&quot;;448;IF([.C117]=&quot;NV_GTX_1080_Ti&quot;;484;IF([.C117]=&quot;NV_GTX_1080&quot;;352;IF([.C117]=&quot;AMD_Radeon_VII&quot;;1028;IF([.C117]=&quot;AMD_Radeon_RX_5500_XT&quot;;224;IF([.C117]=&quot;AMD_Radeon_RX_5700_XT_A&quot;;448))))))))))" office:value-type="float" office:value="496" calcext:value-type="float">
            <text:p>496</text:p>
          </table:table-cell>
          <table:table-cell table:style-name="ce72" table:formula="of:=[.C122]/[.C90]" office:value-type="float" office:value="0.805194805194805" calcext:value-type="float">
            <text:p>0.805</text:p>
          </table:table-cell>
          <table:table-cell table:style-name="ce77" table:formula="of:=SQRT(([.$E$28]^2)*[.D122])" office:value-type="float" office:value="2907.33778343917" calcext:value-type="float">
            <text:p>2907</text:p>
          </table:table-cell>
          <table:table-cell table:style-name="ce72" table:formula="of:=[.E122]/[.$C$67]" office:value-type="float" office:value="1.34598971455517" calcext:value-type="float">
            <text:p>1.346</text:p>
          </table:table-cell>
          <table:table-cell table:style-name="ce72" table:formula="of:=[.F122]*[.$C$70]" office:value-type="float" office:value="26.4298540350053" calcext:value-type="float">
            <text:p>26.430</text:p>
          </table:table-cell>
          <table:table-cell table:number-columns-repeated="57"/>
        </table:table-row>
        <table:table-row table:style-name="ro1">
          <table:table-cell office:value-type="string" calcext:value-type="string">
            <text:p>VRAM GiB</text:p>
          </table:table-cell>
          <table:table-cell/>
          <table:table-cell table:formula="of:=IF([.C117]=&quot;NV_RTX_2080_Ti_at_2115MHz&quot;;11;IF([.C117]=&quot;NV_TITAN_RTX&quot;;24;IF([.C117]=&quot;NV_RTX_2080_Super&quot;;8;IF([.C117]=&quot;NV_RTX_2070_Super&quot;;8;IF([.C117]=&quot;NV_RTX_2060_Super&quot;;8;IF([.C117]=&quot;NV_GTX_1080_Ti&quot;;11;IF([.C117]=&quot;NV_GTX_1080&quot;;8;IF([.C117]=&quot;AMD_Radeon_VII&quot;;16;IF([.C117]=&quot;AMD_Radeon_RX_5500_XT&quot;;8;IF([.C117]=&quot;AMD_Radeon_RX_5700_XT_A&quot;;8))))))))))" office:value-type="float" office:value="8" calcext:value-type="float">
            <text:p>8</text:p>
          </table:table-cell>
          <table:table-cell table:style-name="ce72" table:formula="of:=[.C123]/[.C91]" office:value-type="float" office:value="0.727272727272727" calcext:value-type="float">
            <text:p>0.727</text:p>
          </table:table-cell>
          <table:table-cell table:style-name="ce77" table:formula="of:=SQRT(([.$E$28]^2)*[.D123])" office:value-type="float" office:value="2763.08128396871" calcext:value-type="float">
            <text:p>2763</text:p>
          </table:table-cell>
          <table:table-cell table:style-name="ce72" table:formula="of:=[.E123]/[.$C$67]" office:value-type="float" office:value="1.27920429813366" calcext:value-type="float">
            <text:p>1.279</text:p>
          </table:table-cell>
          <table:table-cell table:style-name="ce72" table:formula="of:=[.F123]*[.$C$70]" office:value-type="float" office:value="25.1184555981526" calcext:value-type="float">
            <text:p>25.118</text:p>
          </table:table-cell>
          <table:table-cell table:number-columns-repeated="57"/>
        </table:table-row>
        <table:table-row table:style-name="ro1">
          <table:table-cell office:value-type="string" calcext:value-type="string">
            <text:p>Fillrate GP/s</text:p>
          </table:table-cell>
          <table:table-cell/>
          <table:table-cell table:formula="of:=IF([.C117]=&quot;NV_RTX_2080_Ti_at_2115MHz&quot;;136;IF([.C117]=&quot;NV_TITAN_RTX&quot;;170;IF([.C117]=&quot;NV_RTX_2080_Super&quot;;116;IF([.C117]=&quot;NV_RTX_2070_Super&quot;;113;IF([.C117]=&quot;NV_RTX_2060_Super&quot;;106;IF([.C117]=&quot;NV_GTX_1080_Ti&quot;;139;IF([.C117]=&quot;NV_GTX_1080&quot;;111;IF([.C117]=&quot;AMD_Radeon_VII&quot;;112;IF([.C117]=&quot;AMD_Radeon_RX_5500_XT&quot;;59;IF([.C117]=&quot;AMD_Radeon_RX_5700_XT_A&quot;;127))))))))))" office:value-type="float" office:value="116" calcext:value-type="float">
            <text:p>116</text:p>
          </table:table-cell>
          <table:table-cell table:style-name="ce72" table:formula="of:=[.C124]/[.C92]" office:value-type="float" office:value="0.852941176470588" calcext:value-type="float">
            <text:p>0.853</text:p>
          </table:table-cell>
          <table:table-cell table:style-name="ce77" table:formula="of:=SQRT(([.$E$28]^2)*[.D124])" office:value-type="float" office:value="2992.29599039227" calcext:value-type="float">
            <text:p>2992</text:p>
          </table:table-cell>
          <table:table-cell table:style-name="ce72" table:formula="of:=[.E124]/[.$C$67]" office:value-type="float" office:value="1.3853222177742" calcext:value-type="float">
            <text:p>1.385</text:p>
          </table:table-cell>
          <table:table-cell table:style-name="ce72" table:formula="of:=[.F124]*[.$C$70]" office:value-type="float" office:value="27.2021870682142" calcext:value-type="float">
            <text:p>27.202</text:p>
          </table:table-cell>
          <table:table-cell table:number-columns-repeated="57"/>
        </table:table-row>
        <table:table-row table:style-name="ro1">
          <table:table-cell office:value-type="string" calcext:value-type="string">
            <text:p>Fillrate GT/s</text:p>
          </table:table-cell>
          <table:table-cell/>
          <table:table-cell table:formula="of:=IF([.C117]=&quot;NV_RTX_2080_Ti_at_2115MHz&quot;;410;IF([.C117]=&quot;NV_TITAN_RTX&quot;;510;IF([.C117]=&quot;NV_RTX_2080_Super&quot;;348;IF([.C117]=&quot;NV_RTX_2070_Super&quot;;283;IF([.C117]=&quot;NV_RTX_2060_Super&quot;;224;IF([.C117]=&quot;NV_GTX_1080_Ti&quot;;354;IF([.C117]=&quot;NV_GTX_1080&quot;;277;IF([.C117]=&quot;AMD_Radeon_VII&quot;;420;IF([.C117]=&quot;AMD_Radeon_RX_5500_XT&quot;;162;IF([.C117]=&quot;AMD_Radeon_RX_5700_XT_A&quot;;317))))))))))" office:value-type="float" office:value="348" calcext:value-type="float">
            <text:p>348</text:p>
          </table:table-cell>
          <table:table-cell table:style-name="ce72" table:formula="of:=[.C125]/[.C93]" office:value-type="float" office:value="0.848780487804878" calcext:value-type="float">
            <text:p>0.849</text:p>
          </table:table-cell>
          <table:table-cell table:style-name="ce77" table:formula="of:=SQRT(([.$E$28]^2)*[.D125])" office:value-type="float" office:value="2984.9887853693" calcext:value-type="float">
            <text:p>2985</text:p>
          </table:table-cell>
          <table:table-cell table:style-name="ce72" table:formula="of:=[.E125]/[.$C$67]" office:value-type="float" office:value="1.38193925248579" calcext:value-type="float">
            <text:p>1.382</text:p>
          </table:table-cell>
          <table:table-cell table:style-name="ce72" table:formula="of:=[.F125]*[.$C$70]" office:value-type="float" office:value="27.1357591618109" calcext:value-type="float">
            <text:p>27.136</text:p>
          </table:table-cell>
          <table:table-cell table:number-columns-repeated="57"/>
        </table:table-row>
        <table:table-row table:style-name="ro1">
          <table:table-cell office:value-type="string" calcext:value-type="string">
            <text:p>GFLOPs</text:p>
          </table:table-cell>
          <table:table-cell/>
          <table:table-cell table:formula="of:=IF([.C117]=&quot;NV_RTX_2080_Ti_at_2115MHz&quot;;13448;IF([.C117]=&quot;NV_TITAN_RTX&quot;;16312;IF([.C117]=&quot;NV_RTX_2080_Super&quot;;11150;IF([.C117]=&quot;NV_RTX_2070_Super&quot;;9060;IF([.C117]=&quot;NV_RTX_2060_Super&quot;;7180;IF([.C117]=&quot;NV_GTX_1080_Ti&quot;;11339;IF([.C117]=&quot;NV_GTX_1080&quot;;8873;IF([.C117]=&quot;AMD_Radeon_VII&quot;;13824;IF([.C117]=&quot;AMD_Radeon_RX_5500_XT&quot;;5196;IF([.C117]=&quot;AMD_Radeon_RX_5700_XT_A&quot;;8602))))))))))" office:value-type="float" office:value="11150" calcext:value-type="float">
            <text:p>11150</text:p>
          </table:table-cell>
          <table:table-cell table:style-name="ce72" table:formula="of:=[.C126]/[.C94]" office:value-type="float" office:value="0.829119571683522" calcext:value-type="float">
            <text:p>0.829</text:p>
          </table:table-cell>
          <table:table-cell table:style-name="ce77" table:formula="of:=SQRT(([.$E$28]^2)*[.D126])" office:value-type="float" office:value="2950.21450333784" calcext:value-type="float">
            <text:p>2950</text:p>
          </table:table-cell>
          <table:table-cell table:style-name="ce72" table:formula="of:=[.E126]/[.$C$67]" office:value-type="float" office:value="1.36584004784159" calcext:value-type="float">
            <text:p>1.366</text:p>
          </table:table-cell>
          <table:table-cell table:style-name="ce72" table:formula="of:=[.F126]*[.$C$70]" office:value-type="float" office:value="26.8196351794175" calcext:value-type="float">
            <text:p>26.820</text:p>
          </table:table-cell>
          <table:table-cell table:number-columns-repeated="57"/>
        </table:table-row>
        <table:table-row table:style-name="ro1">
          <table:table-cell office:value-type="string" calcext:value-type="string">
            <text:p>Stock (MHz)</text:p>
          </table:table-cell>
          <table:table-cell/>
          <table:table-cell table:formula="of:=IF([.C117]=&quot;NV_RTX_2080_Ti_at_2115MHz&quot;;1545;IF([.C117]=&quot;NV_TITAN_RTX&quot;;1770;IF([.C117]=&quot;NV_RTX_2080_Super&quot;;1815;IF([.C117]=&quot;NV_RTX_2070_Super&quot;;1770;IF([.C117]=&quot;NV_RTX_2060_Super&quot;;1650;IF([.C117]=&quot;NV_GTX_1080_Ti&quot;;1582;IF([.C117]=&quot;NV_GTX_1080&quot;;1733;IF([.C117]=&quot;AMD_Radeon_VII&quot;;1750;IF([.C117]=&quot;AMD_Radeon_RX_5500_XT&quot;;1845;IF([.C117]=&quot;AMD_Radeon_RX_5700_XT_A&quot;;1980))))))))))" office:value-type="float" office:value="1815" calcext:value-type="float">
            <text:p>1815</text:p>
          </table:table-cell>
          <table:table-cell table:style-name="ce72" table:formula="of:=[.C127]/[.C95]" office:value-type="float" office:value="1.1747572815534" calcext:value-type="float">
            <text:p>1.175</text:p>
          </table:table-cell>
          <table:table-cell table:style-name="ce77" table:formula="of:=SQRT(([.$E$28]^2)*[.D127])" office:value-type="float" office:value="3511.71354737754" calcext:value-type="float">
            <text:p>3512</text:p>
          </table:table-cell>
          <table:table-cell table:style-name="ce72" table:formula="of:=[.E127]/[.$C$67]" office:value-type="float" office:value="1.62579330897108" calcext:value-type="float">
            <text:p>1.626</text:p>
          </table:table-cell>
          <table:table-cell table:style-name="ce72" table:formula="of:=[.F127]*[.$C$70]" office:value-type="float" office:value="31.9240774149562" calcext:value-type="float">
            <text:p>31.924</text:p>
          </table:table-cell>
          <table:table-cell table:number-columns-repeated="57"/>
        </table:table-row>
        <table:table-row table:style-name="ro1">
          <table:table-cell office:value-type="string" calcext:value-type="string">
            <text:p>Factory (MHz)</text:p>
          </table:table-cell>
          <table:table-cell/>
          <table:table-cell table:formula="of:=IF([.C117]=&quot;NV_RTX_2080_Ti_at_2115MHz&quot;;1755;IF([.C117]=&quot;NV_TITAN_RTX&quot;;1770;IF([.C117]=&quot;NV_RTX_2080_Super&quot;;1845;IF([.C117]=&quot;NV_RTX_2070_Super&quot;;1815;IF([.C117]=&quot;NV_RTX_2060_Super&quot;;1650;IF([.C117]=&quot;NV_GTX_1080_Ti&quot;;1746;IF([.C117]=&quot;NV_GTX_1080&quot;;1860;IF([.C117]=&quot;AMD_Radeon_VII&quot;;1750;IF([.C117]=&quot;AMD_Radeon_RX_5500_XT&quot;;1845;IF([.C117]=&quot;AMD_Radeon_RX_5700_XT_A&quot;;1980))))))))))" office:value-type="float" office:value="1845" calcext:value-type="float">
            <text:p>1845</text:p>
          </table:table-cell>
          <table:table-cell table:style-name="ce72" table:formula="of:=[.C128]/[.C96]" office:value-type="float" office:value="1.05128205128205" calcext:value-type="float">
            <text:p>1.051</text:p>
          </table:table-cell>
          <table:table-cell table:style-name="ce77" table:formula="of:=SQRT(([.$E$28]^2)*[.D128])" office:value-type="float" office:value="3322.03829922812" calcext:value-type="float">
            <text:p>3322</text:p>
          </table:table-cell>
          <table:table-cell table:style-name="ce72" table:formula="of:=[.E128]/[.$C$67]" office:value-type="float" office:value="1.53798069408709" calcext:value-type="float">
            <text:p>1.538</text:p>
          </table:table-cell>
          <table:table-cell table:style-name="ce72" table:formula="of:=[.F128]*[.$C$70]" office:value-type="float" office:value="30.1997889090941" calcext:value-type="float">
            <text:p>30.200</text:p>
          </table:table-cell>
          <table:table-cell table:number-columns-repeated="57"/>
        </table:table-row>
        <table:table-row table:style-name="ro1">
          <table:table-cell office:value-type="string" calcext:value-type="string">
            <text:p>OverClock (MHz)</text:p>
          </table:table-cell>
          <table:table-cell/>
          <table:table-cell table:formula="of:=IF([.C117]=&quot;NV_RTX_2080_Ti_at_2115MHz&quot;;2115;IF([.C117]=&quot;NV_TITAN_RTX&quot;;2030;IF([.C117]=&quot;NV_RTX_2080_Super&quot;;2040;IF([.C117]=&quot;NV_RTX_2070_Super&quot;;2070;IF([.C117]=&quot;NV_RTX_2060_Super&quot;;1650;IF([.C117]=&quot;NV_GTX_1080_Ti&quot;;2037;IF([.C117]=&quot;NV_GTX_1080&quot;;2130;IF([.C117]=&quot;AMD_Radeon_VII&quot;;1900;IF([.C117]=&quot;AMD_Radeon_RX_5500_XT&quot;;1845;IF([.C117]=&quot;AMD_Radeon_RX_5700_XT_A&quot;;2150))))))))))" office:value-type="float" office:value="2040" calcext:value-type="float">
            <text:p>2040</text:p>
          </table:table-cell>
          <table:table-cell table:style-name="ce72" table:formula="of:=[.C129]/[.C97]" office:value-type="float" office:value="0.964539007092199" calcext:value-type="float">
            <text:p>0.965</text:p>
          </table:table-cell>
          <table:table-cell table:style-name="ce77" table:formula="of:=SQRT(([.$E$28]^2)*[.D129])" office:value-type="float" office:value="3182.034676249" calcext:value-type="float">
            <text:p>3182</text:p>
          </table:table-cell>
          <table:table-cell table:style-name="ce72" table:formula="of:=[.E129]/[.$C$67]" office:value-type="float" office:value="1.47316420196713" calcext:value-type="float">
            <text:p>1.473</text:p>
          </table:table-cell>
          <table:table-cell table:style-name="ce72" table:formula="of:=[.F129]*[.$C$70]" office:value-type="float" office:value="28.9270522698265" calcext:value-type="float">
            <text:p>28.927</text:p>
          </table:table-cell>
          <table:table-cell table:number-columns-repeated="57"/>
        </table:table-row>
        <table:table-row table:style-name="ro1">
          <table:table-cell office:value-type="string" calcext:value-type="string">
            <text:p>Shader Multiple</text:p>
          </table:table-cell>
          <table:table-cell/>
          <table:table-cell table:style-name="ce61" table:formula="of:=[.C129]*[.C119]" office:value-type="float" office:value="6266880" calcext:value-type="float">
            <text:p>6266880</text:p>
          </table:table-cell>
          <table:table-cell table:style-name="ce72" table:formula="of:=[.C130]/[.C98]" office:value-type="float" office:value="0.680851063829787" calcext:value-type="float">
            <text:p>0.681</text:p>
          </table:table-cell>
          <table:table-cell table:style-name="ce77" table:formula="of:=SQRT(([.$E$28]^2)*[.D130])" office:value-type="float" office:value="2673.44387030279" calcext:value-type="float">
            <text:p>2673</text:p>
          </table:table-cell>
          <table:table-cell table:style-name="ce72" table:formula="of:=[.E130]/[.$C$67]" office:value-type="float" office:value="1.23770549551055" calcext:value-type="float">
            <text:p>1.238</text:p>
          </table:table-cell>
          <table:table-cell table:style-name="ce72" table:formula="of:=[.F130]*[.$C$70]" office:value-type="float" office:value="24.3035851098452" calcext:value-type="float">
            <text:p>24.304</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7" office:value-type="float" office:value="3400" calcext:value-type="float">
            <text:p>3400</text:p>
          </table:table-cell>
          <table:table-cell table:style-name="ce72" table:formula="of:=[.C133]/[.C101]" office:value-type="float" office:value="1" calcext:value-type="float">
            <text:p>1.000</text:p>
          </table:table-cell>
          <table:table-cell table:style-name="ce77" table:formula="of:=SQRT(([.$E$28]^2)*[.D133])" office:value-type="float" office:value="3240" calcext:value-type="float">
            <text:p>3240</text:p>
          </table:table-cell>
          <table:table-cell table:style-name="ce72" table:formula="of:=[.E133]/[.$C$67]" office:value-type="float" office:value="1.5" calcext:value-type="float">
            <text:p>1.500</text:p>
          </table:table-cell>
          <table:table-cell table:style-name="ce72" table:formula="of:=[.F133]*[.$C$70]" office:value-type="float" office:value="29.454" calcext:value-type="float">
            <text:p>29.454</text:p>
          </table:table-cell>
          <table:table-cell table:number-columns-repeated="57"/>
        </table:table-row>
        <calcext:conditional-formats>
          <calcext:conditional-format calcext:target-range-address="'DCS-FA18C'.G21:'DCS-FA18C'.G21 'DCS-FA18C'.G28:'DCS-FA18C'.G28 'DCS-FA18C'.A29:'DCS-FA18C'.A29 'DCS-FA18C'.A21:'DCS-FA18C'.A21">
            <calcext:condition calcext:apply-style-name="Good - Framerate" calcext:value="&gt;=1.4" calcext:base-cell-address="'DCS-FA18C'.A21"/>
            <calcext:condition calcext:apply-style-name="Warn - Framerate" calcext:value="&gt;=1.2" calcext:base-cell-address="'DCS-FA18C'.A21"/>
            <calcext:condition calcext:apply-style-name="Bad - Framerate" calcext:value="&lt;1.2" calcext:base-cell-address="'DCS-FA18C'.A21"/>
          </calcext:conditional-format>
          <calcext:conditional-format calcext:target-range-address="'DCS-FA18C'.M29:'DCS-FA18C'.M29 'DCS-FA18C'.M22:'DCS-FA18C'.M22 'DCS-FA18C'.A22:'DCS-FA18C'.A22 'DCS-FA18C'.A30:'DCS-FA18C'.A30">
            <calcext:condition calcext:apply-style-name="Good - Framerate" calcext:value="&lt;=0.8" calcext:base-cell-address="'DCS-FA18C'.A22"/>
            <calcext:condition calcext:apply-style-name="Warn - Framerate" calcext:value="between(0.8,1)" calcext:base-cell-address="'DCS-FA18C'.A22"/>
            <calcext:condition calcext:apply-style-name="Bad - Framerate" calcext:value="&gt;=1" calcext:base-cell-address="'DCS-FA18C'.A22"/>
          </calcext:conditional-format>
        </calcext:conditional-formats>
      </table:table>
      <table:table table:name="Elite_Dangerous" table:style-name="ta1">
        <table:table-column table:style-name="co1" table:default-cell-style-name="Default"/>
        <table:table-column table:style-name="co2" table:default-cell-style-name="Default"/>
        <table:table-column table:style-name="co6"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1" office:value-type="string" calcext:value-type="string">
            <text:p>Item</text:p>
          </table:table-cell>
          <table:table-cell table:style-name="ce1" office:value-type="string" calcext:value-type="string">
            <text:p>Feature</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table:table-cell table:style-name="ce1" office:value-type="string" calcext:value-type="string">
            <text:p>Numeric</text:p>
          </table:table-cell>
          <table:table-cell table:style-name="ce1" table:number-columns-repeated="49"/>
        </table:table-row>
        <table:table-row table:style-name="ro1">
          <table:table-cell table:style-name="ce2" office:value-type="string" calcext:value-type="string">
            <text:p>HMD</text:p>
          </table:table-cell>
          <table:table-cell table:style-name="ce2"/>
          <table:table-cell table:style-name="ce40" table:content-validation-name="val1" office:value-type="string" calcext:value-type="string">
            <office:annotation draw:style-name="gr1" draw:text-style-name="P2" svg:width="82.18pt" svg:height="51pt" svg:x="602.9pt" svg:y="0pt" draw:caption-point-x="-17.29pt" draw:caption-point-y="13.07pt">
              <dc:date>2019-11-30T00:00:00</dc:date>
              <text:p text:style-name="P1"><text:span text:style-name="T1">Pimax 8kX values are not established.</text:span></text:p>
            </office:annotation>
            <text:p>Pimax 8kX</text:p>
          </table:table-cell>
          <table:table-cell table:style-name="ce2"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2" svg:width="123.96pt" svg:height="61.68pt" svg:x="602.9pt" svg:y="8.67pt" draw:caption-point-x="-17.29pt" draw:caption-point-y="42.8pt">
              <dc:date>2019-11-29T00:00:00</dc:date>
              <text:p text:style-name="P1"><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3" office:value-type="string" calcext:value-type="string">
            <text:p>Backlight Brightness</text:p>
          </table:table-cell>
          <table:table-cell table:style-name="ce44" table:content-validation-name="val2" office:value-type="string" calcext:value-type="string">
            <office:annotation draw:style-name="gr3" draw:text-style-name="P2" svg:width="109.19pt" svg:height="47.54pt" svg:x="602.9pt" svg:y="64.01pt" draw:caption-point-x="-17.29pt" draw:caption-point-y="38.66pt">
              <dc:date>2019-11-29T00:00:00</dc:date>
              <text:p text:style-name="P1"><text:span text:style-name="T1">Pimax 5kp, ‘High’</text:span></text:p>
            </office:annotation>
            <text:p>Low</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Refresh Rate (Hz)</text:p>
          </table:table-cell>
          <table:table-cell table:style-name="ce40" table:content-validation-name="val3" office:value-type="float" office:value="72" calcext:value-type="float">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4"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Fixed Foveated Rendering</text:p>
          </table:table-cell>
          <table:table-cell table:style-name="ce44" table:content-validation-name="val19" office:value-type="string" calcext:value-type="string">
            <office:annotation draw:style-name="gr19" draw:text-style-name="P2" svg:width="143.6pt" svg:height="52.27pt" svg:x="602.9pt" svg:y="98.28pt" draw:caption-point-x="-17.29pt" draw:caption-point-y="42.8pt">
              <dc:date>2019-11-30T00:00:00</dc:date>
              <text:p text:style-name="P1"><text:span text:style-name="T1">REQUIRE ‘OFF’.</text:span></text:p>
            </office:annotation>
            <text:p>OFF</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Parallel Projections</text:p>
          </table:table-cell>
          <table:table-cell table:style-name="ce40" table:content-validation-name="val6" office:value-type="string" calcext:value-type="string">
            <office:annotation draw:style-name="gr20" draw:text-style-name="P2" svg:width="240.77pt" svg:height="105.31pt" svg:x="602.9pt" svg:y="111.06pt" draw:caption-point-x="-17.29pt" draw:caption-point-y="42.8pt">
              <dc:date>2019-11-30T00:00:00</dc:date>
              <text:p text:style-name="P1"><text:span text:style-name="T1">REQUIRED ‘ON’ for compatibility with SteamVR version.</text:span></text:p>
              <text:p text:style-name="P1"><text:span text:style-name="T1"/></text:p>
              <text:p text:style-name="P1"><text:span text:style-name="T1">Elite Dangerous performance may be significantly improved if 'Parallel Projections' can be disabled. This would be particularly useful if 'OVRDrop' and similar overlays can still work with the sim in this configuration.</text:span></text:p>
            </office:annotation>
            <text:p>ON</text:p>
          </table:table-cell>
          <table:table-cell table:number-columns-repeated="11"/>
          <table:table-cell table:style-name="ce6" table:formula="of:=(IF([.C13]=&quot;OFF&quot;;1;1.25))" office:value-type="float" office:value="1.25" calcext:value-type="float">
            <office:annotation draw:style-name="gr2" draw:text-style-name="P2" svg:width="82.18pt" svg:height="61.68pt" svg:x="1272.39pt" svg:y="111.06pt" draw:caption-point-x="-17.29pt" draw:caption-point-y="42.8pt">
              <dc:date>2019-11-30T00:00:00</dc:date>
              <text:p text:style-name="P1"><text:span text:style-name="T1">Do NOT reference directly. Copy IF statement to formulas.</text:span></text:p>
            </office:annotation>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4"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4" table:content-validation-name="val8" office:value-type="string" calcext:value-type="string">
            <office:annotation draw:style-name="gr1" draw:text-style-name="P2" svg:width="82.18pt" svg:height="51pt" svg:x="602.9pt" svg:y="136.66pt" draw:caption-point-x="-17.29pt" draw:caption-point-y="42.8pt">
              <dc:date>2019-11-29T00:00:00</dc:date>
              <text:p text:style-name="P1"><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Hidden Area Mask</text:p>
          </table:table-cell>
          <table:table-cell table:style-name="ce44" table:content-validation-name="val20" office:value-type="string" calcext:value-type="string">
            <office:annotation draw:style-name="gr1" draw:text-style-name="P2" svg:width="82.18pt" svg:height="51pt" svg:x="602.9pt" svg:y="149.47pt" draw:caption-point-x="-17.29pt" draw:caption-point-y="42.8pt">
              <dc:date>2019-11-30T00:00:00</dc:date>
              <text:p text:style-name="P1"><text:span text:style-name="T1">Prefer ‘ON’.</text:span></text:p>
            </office:annotation>
            <text:p>ON</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Render Quality</text:p>
          </table:table-cell>
          <table:table-cell table:style-name="ce40" table:content-validation-name="val21" office:value-type="float" office:value="1.25" calcext:value-type="float">
            <office:annotation draw:style-name="gr8" draw:text-style-name="P2" svg:width="135.16pt" svg:height="128.86pt" svg:x="602.9pt" svg:y="162.26pt" draw:caption-point-x="-17.29pt" draw:caption-point-y="42.8pt">
              <dc:date>2019-12-01T00:00:00</dc:date>
              <text:p text:style-name="P1"><text:span text:style-name="T1">Prefer ‘1.25’. Allowing PiTool to provide at least some of the superresolution may improve performance in some cases.</text:span></text:p>
              <text:p text:style-name="P1"><text:span text:style-name="T1"/></text:p>
              <text:p text:style-name="P1"><text:span text:style-name="T1">Higher PiTool settings present more pixels to VR compositor, minimizing blur caused by postprocessing filters.</text:span></text:p>
            </office:annotation>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3" office:value-type="string" calcext:value-type="string">
            <text:p>SteamVR Settings &gt; Video &gt; Custom Resolution</text:p>
          </table:table-cell>
          <table:table-cell table:style-name="ce38" table:formula="of:=[.C4]*[.C17]*(IF([.C13]=&quot;OFF&quot;;1;1.25))*[.E20]" office:value-type="float" office:value="4050" calcext:value-type="float">
            <office:annotation draw:style-name="gr5" draw:text-style-name="P2" svg:width="102.53pt" svg:height="140.06pt" svg:x="602.9pt" svg:y="200.66pt" draw:caption-point-x="-17.29pt" draw:caption-point-y="42.8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4050</text:p>
          </table:table-cell>
          <table:table-cell office:value-type="string" calcext:value-type="string">
            <text:p>Add SR</text:p>
          </table:table-cell>
          <table:table-cell table:style-name="ce13" table:content-validation-name="val18" office:value-type="float" office:value="1.2" calcext:value-type="float">
            <office:annotation draw:style-name="gr2" draw:text-style-name="P2" svg:width="82.18pt" svg:height="61.68pt" svg:x="711.18pt" svg:y="200.66pt" draw:caption-point-x="-17.29pt" draw:caption-point-y="42.8pt">
              <dc:date>2019-11-30T00:00:00</dc:date>
              <text:p text:style-name="P1"><text:span text:style-name="T1">Setting this too high will also degrade VR application framerate.</text:span></text:p>
            </office:annotation>
            <text:p>1.20</text:p>
          </table:table-cell>
          <table:table-cell table:number-columns-repeated="59"/>
        </table:table-row>
        <table:table-row table:style-name="ro1">
          <table:table-cell table:style-name="ce81" table:formula="of:=[.C20]/[.O13]/[.C4]" office:value-type="float" office:value="1.5" calcext:value-type="float">
            <text:p>1.500</text:p>
          </table:table-cell>
          <table:table-cell table:style-name="ce26" office:value-type="string" calcext:value-type="string">
            <text:p>← <text:span text:style-name="T2">Total SR</text:span></text:p>
          </table:table-cell>
          <table:table-cell table:style-name="ce38"/>
          <table:table-cell table:style-name="ce4" office:value-type="string" calcext:value-type="string">
            <office:annotation draw:style-name="gr1" draw:text-style-name="P2" svg:width="82.18pt" svg:height="51pt" svg:x="657.04pt" svg:y="213.48pt" draw:caption-point-x="-17.29pt" draw:caption-point-y="42.8pt">
              <dc:date>2019-11-29T00:00:00</dc:date>
              <text:p text:style-name="P1"><text:span text:style-name="T1">Equivalent.</text:span></text:p>
            </office:annotation>
            <text:p>v</text:p>
          </table:table-cell>
          <table:table-cell table:style-name="ce14" table:formula="of:=ROUNDDOWN([.C4]*[.C17]*[.E20];0)" office:value-type="float" office:value="3240" calcext:value-type="float">
            <text:p>3240</text:p>
          </table:table-cell>
          <table:table-cell table:style-name="ce4" office:value-type="string" calcext:value-type="string">
            <text:p>Total SR</text:p>
          </table:table-cell>
          <table:table-cell table:style-name="ce81" table:formula="of:=[.C20]/[.O13]/[.C4]" office:value-type="float" office:value="1.5" calcext:value-type="float">
            <text:p>1.500</text:p>
          </table:table-cell>
          <table:table-cell table:style-name="ce16" office:value-type="string" calcext:value-type="string">
            <text:p>Expected</text:p>
          </table:table-cell>
          <table:table-cell table:style-name="ce17" table:formula="of:=[.C17]*[.E20]" office:value-type="float" office:value="1.5" calcext:value-type="float">
            <text:p>1.500</text:p>
          </table:table-cell>
          <table:table-cell table:number-columns-repeated="55"/>
        </table:table-row>
        <table:table-row table:style-name="ro1">
          <table:table-cell table:style-name="ce82" table:formula="of:=ROUNDUP(([.C20]/[.C53])^2;3)" office:value-type="float" office:value="0.952" calcext:value-type="float">
            <text:p>0.952</text:p>
          </table:table-cell>
          <table:table-cell table:style-name="ce27" office:value-type="string" calcext:value-type="string">
            <text:p>← Load</text:p>
          </table:table-cell>
          <table:table-cell table:style-name="ce38"/>
          <table:table-cell table:style-name="ce4"/>
          <table:table-cell table:style-name="ce14"/>
          <table:table-cell table:style-name="ce4"/>
          <table:table-cell/>
          <table:table-cell table:style-name="ce4" office:value-type="string" calcext:value-type="string">
            <text:p>Equivalent</text:p>
          </table:table-cell>
          <table:table-cell table:style-name="ce18" table:formula="of:=CONCATENATE(ROUNDDOWN([.G21]*[.C3];0);&quot;x&quot;;ROUNDDOWN([.G21]*[.C4];0))" office:value-type="string" office:string-value="5760x3240" calcext:value-type="string">
            <text:p>5760x3240</text:p>
          </table:table-cell>
          <table:table-cell table:style-name="ce4" office:value-type="string" calcext:value-type="string">
            <text:p>vAngular</text:p>
          </table:table-cell>
          <table:table-cell table:formula="of:=ROUND([.E21]/[.C6];5)" office:value-type="float" office:value="29.45455" calcext:value-type="float">
            <text:p>29.45455</text:p>
          </table:table-cell>
          <table:table-cell table:style-name="ce4" office:value-type="string" calcext:value-type="string">
            <text:p>Load</text:p>
          </table:table-cell>
          <table:table-cell table:style-name="ce82" table:formula="of:=ROUNDUP(([.C20]/[.C53])^2;3)" office:value-type="float" office:value="0.952" calcext:value-type="float">
            <office:annotation draw:style-name="gr9" draw:text-style-name="P2" svg:width="343.3pt" svg:height="116.87pt" svg:x="755.97pt" svg:y="136.69pt" draw:caption-point-x="371.14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0.952</text:p>
          </table:table-cell>
          <table:table-cell/>
          <table:table-cell table:formula="of:=[.C20]" office:value-type="float" office:value="4050" calcext:value-type="float">
            <text:p>4050</text:p>
          </table:table-cell>
          <table:table-cell table:number-columns-repeated="49"/>
        </table:table-row>
        <table:table-row table:style-name="ro1">
          <table:table-cell table:number-columns-repeated="2"/>
          <table:table-cell table:style-name="ce36"/>
          <table:table-cell table:number-columns-repeated="61"/>
        </table:table-row>
        <table:table-row table:style-name="ro1">
          <table:table-cell/>
          <table:table-cell table:style-name="ce3"/>
          <table:table-cell table:style-name="ce38"/>
          <table:table-cell table:style-name="ce4"/>
          <table:table-cell table:style-name="ce14"/>
          <table:table-cell table:style-name="ce4"/>
          <table:table-cell/>
          <table:table-cell table:style-name="ce4"/>
          <table:table-cell table:style-name="ce18"/>
          <table:table-cell table:style-name="ce4"/>
          <table:table-cell/>
          <table:table-cell table:style-name="ce4"/>
          <table:table-cell table:number-columns-repeated="52"/>
        </table:table-row>
        <table:table-row table:style-name="ro1">
          <table:table-cell office:value-type="string" calcext:value-type="string">
            <text:p>SteamVR</text:p>
          </table:table-cell>
          <table:table-cell table:style-name="ce3" office:value-type="string" calcext:value-type="string">
            <office:annotation draw:style-name="gr21" draw:text-style-name="P2" svg:width="130.51pt" svg:height="50.49pt" svg:x="419.44pt" svg:y="264.67pt" draw:caption-point-x="-17.29pt" draw:caption-point-y="42.8pt">
              <dc:date>2019-11-30T00:00:00</dc:date>
              <text:p text:style-name="P1"><text:span text:style-name="T1">Specifically ‘EliteDangerous64’, not visible unless app is running.</text:span></text:p>
            </office:annotation>
            <text:p>SteamVR Settings &gt; Applications &gt; [App] &gt; Custom Resolution</text:p>
          </table:table-cell>
          <table:table-cell table:style-name="ce38" table:formula="of:=[.C4]*[.C17]*(IF([.C13]=&quot;OFF&quot;;1;1.25))*[.E25]" office:value-type="float" office:value="3037.5" calcext:value-type="float">
            <text:p>3037.5</text:p>
          </table:table-cell>
          <table:table-cell office:value-type="string" calcext:value-type="string">
            <text:p>Add SR</text:p>
          </table:table-cell>
          <table:table-cell table:style-name="ce13" table:content-validation-name="val24" office:value-type="float" office:value="0.9" calcext:value-type="float">
            <office:annotation draw:style-name="gr1" draw:text-style-name="P2" svg:width="82.18pt" svg:height="51pt" svg:x="711.18pt" svg:y="264.67pt" draw:caption-point-x="-17.29pt" draw:caption-point-y="42.8pt">
              <dc:date>2019-12-04T00:00:00</dc:date>
              <text:p text:style-name="P1"><text:span text:style-name="T1">Strongly prefer &lt;=1.</text:span></text:p>
            </office:annotation>
            <text:p>0.90</text:p>
          </table:table-cell>
          <table:table-cell office:value-type="string" calcext:value-type="string">
            <text:p>Sub SR</text:p>
          </table:table-cell>
          <table:table-cell table:formula="of:=[.C25]/[.O13]/[.C4]" office:value-type="float" office:value="1.125" calcext:value-type="float">
            <text:p>1.125</text:p>
          </table:table-cell>
          <table:table-cell table:style-name="ce16" office:value-type="string" calcext:value-type="string">
            <text:p>Expected</text:p>
          </table:table-cell>
          <table:table-cell table:style-name="ce16" table:formula="of:=[.C17]*[.E25]" office:value-type="float" office:value="1.125" calcext:value-type="float">
            <text:p>1.125</text:p>
          </table:table-cell>
          <table:table-cell table:number-columns-repeated="55"/>
        </table:table-row>
        <table:table-row table:style-name="ro1" table:number-rows-repeated="2">
          <table:table-cell/>
          <table:table-cell table:style-name="ce3"/>
          <table:table-cell table:style-name="ce38"/>
          <table:table-cell table:number-columns-repeated="4"/>
          <table:table-cell table:style-name="ce16" table:number-columns-repeated="2"/>
          <table:table-cell table:number-columns-repeated="55"/>
        </table:table-row>
        <table:table-row table:style-name="ro1">
          <table:table-cell office:value-type="string" calcext:value-type="string">
            <text:p>App</text:p>
          </table:table-cell>
          <table:table-cell table:style-name="ce4" office:value-type="string" calcext:value-type="string">
            <office:annotation draw:style-name="gr22" draw:text-style-name="P2" svg:width="140.8pt" svg:height="109.56pt" svg:x="419.44pt" svg:y="303.08pt" draw:caption-point-x="-17.29pt" draw:caption-point-y="42.8pt">
              <dc:date>2019-11-30T00:00:00</dc:date>
              <text:p text:style-name="P1"><text:span text:style-name="T1">Elite Dangerous 'HMD Image Quality' sharpens text significantly more than higher headset or native super-resolution. Best performance may be achieved by adjusting PiTool 'Render Quality' setting, though this may affect SteamVR overlays as well.</text:span></text:p>
            </office:annotation>
            <text:p>HMD Image Quality</text:p>
          </table:table-cell>
          <table:table-cell table:style-name="ce57" table:content-validation-name="val22" office:value-type="float" office:value="1.25" calcext:value-type="float">
            <text:p>1.25</text:p>
          </table:table-cell>
          <table:table-cell table:style-name="ce4" office:value-type="string" calcext:value-type="string">
            <office:annotation draw:style-name="gr1" draw:text-style-name="P2" svg:width="82.18pt" svg:height="51pt" svg:x="657.04pt" svg:y="303.08pt" draw:caption-point-x="-17.29pt" draw:caption-point-y="42.8pt">
              <dc:date>2019-11-29T00:00:00</dc:date>
              <text:p text:style-name="P1"><text:span text:style-name="T1">Equivalent.</text:span></text:p>
            </office:annotation>
            <text:p>v</text:p>
          </table:table-cell>
          <table:table-cell table:style-name="ce14" table:formula="of:=ROUNDDOWN([.C4]*[.C17]*[.E25]*[.C28];0)" office:value-type="float" office:value="3037" calcext:value-type="float">
            <text:p>3037</text:p>
          </table:table-cell>
          <table:table-cell table:style-name="ce4" office:value-type="string" calcext:value-type="string">
            <text:p>Total SR</text:p>
          </table:table-cell>
          <table:table-cell table:style-name="ce81" table:formula="of:=[.E28]/[.C4]" office:value-type="float" office:value="1.40601851851852" calcext:value-type="float">
            <office:annotation draw:style-name="gr11" draw:text-style-name="P2" svg:width="71.63pt" svg:height="30.84pt" svg:x="817.68pt" svg:y="299.51pt" draw:caption-point-x="-15.48pt" draw:caption-point-y="46.37pt">
              <dc:date>2019-11-30T00:00:00</dc:date>
              <text:p text:style-name="P1"><text:span text:style-name="T1">Prefer ~1.5 for text clarity.</text:span></text:p>
            </office:annotation>
            <text:p>1.406</text:p>
          </table:table-cell>
          <table:table-cell table:style-name="ce16" office:value-type="string" calcext:value-type="string">
            <text:p>Expected</text:p>
          </table:table-cell>
          <table:table-cell table:style-name="ce17" table:formula="of:=[.C17]*[.E25]*[.C28]" office:value-type="float" office:value="1.40625" calcext:value-type="float">
            <text:p>1.406</text:p>
          </table:table-cell>
          <table:table-cell table:number-columns-repeated="55"/>
        </table:table-row>
        <table:table-row table:style-name="ro1">
          <table:table-cell table:style-name="ce81" table:formula="of:=[.E28]/[.C4]" office:value-type="float" office:value="1.40601851851852" calcext:value-type="float">
            <office:annotation draw:style-name="gr11" draw:text-style-name="P2" svg:width="71.63pt" svg:height="30.84pt" svg:x="112.03pt" svg:y="312.29pt" draw:caption-point-x="-15.48pt" draw:caption-point-y="46.37pt">
              <dc:date>2019-12-04T00:00:00</dc:date>
              <text:p text:style-name="P1"><text:span text:style-name="T1">Prefer ~1.5 for text clarity.</text:span></text:p>
            </office:annotation>
            <text:p>1.406</text:p>
          </table:table-cell>
          <table:table-cell table:style-name="ce26" office:value-type="string" calcext:value-type="string">
            <text:p>← <text:span text:style-name="T2">Total SR</text:span></text:p>
          </table:table-cell>
          <table:table-cell table:style-name="ce36"/>
          <table:table-cell table:number-columns-repeated="4"/>
          <table:table-cell table:style-name="ce4" office:value-type="string" calcext:value-type="string">
            <text:p>Equivalent</text:p>
          </table:table-cell>
          <table:table-cell table:style-name="ce2" table:formula="of:=CONCATENATE(ROUNDDOWN([.G28]*[.C3];0);&quot;x&quot;;ROUNDDOWN([.G28]*[.C4];0))" office:value-type="string" office:string-value="5399x3037" calcext:value-type="string">
            <office:annotation draw:style-name="gr12" draw:text-style-name="P2" svg:width="507.6pt" svg:height="319.21pt" svg:x="249.85pt" svg:y="187.31pt" draw:caption-point-x="660.67pt" draw:caption-point-y="171.35pt">
              <dc:date>2019-11-29T00:00:00</dc:date>
              <text:p text:style-name="P1"><text:span text:style-name="T1">INACCURATE</text:span></text:p>
              <text:p text:style-name="P1"><text:span text:style-name="T1"/></text:p>
              <text:p text:style-name="P1"><text:span text:style-name="T1">Equivalent display panel resolution for relative comparisons ONLY.</text:span></text:p>
              <text:p text:style-name="P1"><text:span text:style-name="T1"/></text:p>
              <text:p text:style-name="P1"><text:span text:style-name="T1">Margin of error is &gt;+/-20% for vAngular, vFOV, or any derivative. Exaggerated vFOV marketing claims may be taken at face value, aggregated, or rounded.</text:span></text:p>
              <text:p text:style-name="P1"><text:span text:style-name="T1"/></text:p>
              <text:p text:style-name="P1"><text:span text:style-name="T1">Drastic differences in optics quality and pixel usage are also more significant.</text:span></text:p>
              <text:p text:style-name="P1"><text:span text:style-name="T1"/></text:p>
              <text:p text:style-name="P1"><text:span text:style-name="T1">No part of this list is intended as PASS/FAIL criteria.</text:span></text:p>
              <text:p text:style-name="P1"><text:span text:style-name="T1"/></text:p>
              <text:p text:style-name="P1"><text:span text:style-name="T1"/></text:p>
              <text:p text:style-name="P1"><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1"><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1"><text:span text:style-name="T1"/></text:p>
              <text:p text:style-name="P1"><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1"><text:span text:style-name="T1"/></text:p>
              <text:p text:style-name="P1"><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1"><text:span text:style-name="T1"/></text:p>
              <text:p text:style-name="P1"><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1"><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1"><text:span text:style-name="T1"/></text:p>
              <text:p text:style-name="P1"><text:span text:style-name="T1"/></text:p>
              <text:p text:style-name="P1"><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1"><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1"><text:span text:style-name="T1"/></text:p>
              <text:p text:style-name="P1"><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1"><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399x3037</text:p>
          </table:table-cell>
          <table:table-cell table:style-name="ce4" office:value-type="string" calcext:value-type="string">
            <text:p>vAngular</text:p>
          </table:table-cell>
          <table:table-cell table:formula="of:=ROUND([.E28]/[.C6];5)" office:value-type="float" office:value="27.60909" calcext:value-type="float">
            <office:annotation draw:style-name="gr13" draw:text-style-name="P2" svg:width="216.54pt" svg:height="162.45pt" svg:x="785.31pt" svg:y="180.54pt" draw:caption-point-x="233.49pt" draw:caption-point-y="178.13pt">
              <dc:date>2019-11-30T00:00:00</dc:date>
              <text:p text:style-name="P1"><text:span text:style-name="T1">Values &gt;1.5x native will NOT be meaningfully better.</text:span></text:p>
              <text:p text:style-name="P1"><text:span text:style-name="T1"/></text:p>
              <text:p text:style-name="P1"><text:span text:style-name="T1">Margin of error &gt;+/-20%.</text:span></text:p>
              <text:p text:style-name="P1"><text:span text:style-name="T1"/></text:p>
              <text:p text:style-name="P1"><text:span text:style-name="T1">Highly nonlinear due to human vision thresholds and sampling error.</text:span></text:p>
              <text:p text:style-name="P1"><text:span text:style-name="T1"/></text:p>
              <text:p text:style-name="P1"><text:span text:style-name="T1">Optical artifacts may degrade useful resolution further.</text:span></text:p>
              <text:p text:style-name="P1"><text:span text:style-name="T1"/></text:p>
              <text:p text:style-name="P1"><text:span text:style-name="T1">Do NOT consider as PASS/FAIL except when evaluating super-resolution settings for the same hardware and software.</text:span></text:p>
            </office:annotation>
            <text:p>27.60909</text:p>
          </table:table-cell>
          <table:table-cell table:style-name="ce4" office:value-type="string" calcext:value-type="string">
            <text:p>Load</text:p>
          </table:table-cell>
          <table:table-cell table:style-name="ce82" table:formula="of:=ROUNDUP(((([.C25]*[.C28])/([.C57]*[.C60]))^2)*([.C10]/[.C43]);3)" office:value-type="float" office:value="0.924" calcext:value-type="float">
            <office:annotation draw:style-name="gr9" draw:text-style-name="P2" svg:width="343.3pt" svg:height="116.87pt" svg:x="755.97pt" svg:y="226.29pt" draw:caption-point-x="371.14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0.924</text:p>
          </table:table-cell>
          <table:table-cell/>
          <table:table-cell table:formula="of:=[.C25]*[.C28]" office:value-type="float" office:value="3796.875" calcext:value-type="float">
            <text:p>3796.875</text:p>
          </table:table-cell>
          <table:table-cell table:number-columns-repeated="49"/>
        </table:table-row>
        <table:table-row table:style-name="ro1">
          <table:table-cell table:style-name="ce83" table:formula="of:=ROUNDUP(((([.C25]*[.C28])/([.C57]*[.C60]))^2)*([.C10]/[.C43]);3)" office:value-type="float" office:value="0.924" calcext:value-type="float">
            <office:annotation draw:style-name="gr9" draw:text-style-name="P2" svg:width="343.3pt" svg:height="116.87pt" svg:x="0pt" svg:y="239.1pt" draw:caption-point-x="96.55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0.924</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1" office:value-type="string" calcext:value-type="string">
            <office:annotation draw:style-name="gr14" draw:text-style-name="P2" svg:width="229.27pt" svg:height="174.19pt" svg:x="113.84pt" svg:y="379.87pt" draw:caption-point-x="-17.29pt" draw:caption-point-y="42.8pt">
              <dc:date>2019-12-04T00:00:00</dc:date>
              <text:p text:style-name="P1"><text:span text:style-name="T1">THOROUGHLY TESTED</text:span></text:p>
              <text:p text:style-name="P1"><text:span text:style-name="T1"/></text:p>
              <text:p text:style-name="P1"><text:span text:style-name="T1">Maximum usable values with best available hardware.</text:span></text:p>
              <text:p text:style-name="P1"><text:span text:style-name="T1"/></text:p>
              <text:p text:style-name="P1"><text:span text:style-name="T1">App loads near or below 0.5x should provide framerates not requiring smart smoothing.</text:span></text:p>
              <text:p text:style-name="P1"><text:span text:style-name="T1"/></text:p>
              <text:p text:style-name="P1"><text:span text:style-name="T1">CPU i9-9900KF @ 5.1GHz .</text:span></text:p>
              <text:p text:style-name="P1"><text:span text:style-name="T1"/></text:p>
              <text:p text:style-name="P1"><text:span text:style-name="T1">GPU GeForce RTX 2080 Ti Ftw3 Ultra - 11GB @ 2085MHz/8000MHz 124% with Precision X1 .</text:span></text:p>
              <text:p text:style-name="P1"><text:span text:style-name="T1"/></text:p>
              <text:p text:style-name="P1"><text:span text:style-name="T1">RAM – 64GB @ DDR4-3400 .</text:span></text:p>
            </office:annotation>
            <text:p>Limits</text:p>
          </table:table-cell>
          <table:table-cell table:style-name="ce1" table:number-columns-repeated="63"/>
        </table:table-row>
        <table:table-row table:style-name="ro1">
          <table:table-cell table:style-name="ce2" office:value-type="string" calcext:value-type="string">
            <text:p>HMD</text:p>
          </table:table-cell>
          <table:table-cell table:style-name="ce2"/>
          <table:table-cell table:style-name="ce23" table:content-validation-name="val1" office:value-type="string" calcext:value-type="string">
            <text:p>Pimax 5kp</text:p>
          </table:table-cell>
          <table:table-cell table:style-name="ce2" table:number-columns-repeated="61"/>
        </table:table-row>
        <table:table-row table:style-name="ro1">
          <table:table-cell office:value-type="string" calcext:value-type="string">
            <text:p>HMD</text:p>
          </table:table-cell>
          <table:table-cell office:value-type="string" calcext:value-type="string">
            <text:p>Width</text:p>
          </table:table-cell>
          <table:table-cell table:formula="of:=IF([.C35]=&quot;Pimax 8kX&quot;;3840;IF([.C35]=&quot;Pimax 5kp&quot;;2560;IF([.C35]=&quot;HP Reverb&quot;;2160;IF([.C35]=&quot;Valve Index&quot;;2880;IF([.C35]=&quot;HTC Vive Pro&quot;;1440;IF([.C35]=&quot;HTC Vive&quot;;1080))))))" office:value-type="float" office:value="2560" calcext:value-type="float">
            <text:p>256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35]=&quot;Pimax 8kX&quot;;2160;IF([.C35]=&quot;Pimax 5kp&quot;;1440;IF([.C35]=&quot;HP Reverb&quot;;2160;IF([.C35]=&quot;Valve Index&quot;;1600;IF([.C35]=&quot;HTC Vive Pro&quot;;1600;IF([.C35]=&quot;HTC Vive&quot;;1200))))))" office:value-type="float" office:value="1440" calcext:value-type="float">
            <text:p>144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35]=&quot;Pimax 8kX&quot;;ROUND([.C37]/[.C39];3);IF([.C35]=&quot;Pimax 5kp&quot;;ROUND([.C37]/[.C39];3);IF([.C35]=&quot;HP Reverb&quot;;ROUND([.C37]/[.C39];3);IF([.C35]=&quot;Valve Index&quot;;ROUND([.C37]/[.C39];3);IF([.C35]=&quot;HTC Vive Pro&quot;;ROUND([.C37]/[.C39];3);IF([.C35]=&quot;HTC Vive&quot;;ROUND([.C37]/[.C39];3)))))))" office:value-type="float" office:value="13.091" calcext:value-type="float">
            <text:p>13.091</text:p>
          </table:table-cell>
          <table:table-cell table:number-columns-repeated="61"/>
        </table:table-row>
        <table:table-row table:style-name="ro1">
          <table:table-cell table:number-columns-repeated="2"/>
          <table:table-cell table:style-name="Default"/>
          <table:table-cell table:number-columns-repeated="61"/>
        </table:table-row>
        <table:table-row table:style-name="ro1">
          <table:table-cell office:value-type="string" calcext:value-type="string">
            <text:p>PiTool</text:p>
          </table:table-cell>
          <table:table-cell table:style-name="ce3" office:value-type="string" calcext:value-type="string">
            <text:p>Backlight Brightness</text:p>
          </table:table-cell>
          <table:table-cell table:style-name="ce51" table:content-validation-name="val2" office:value-type="string" calcext:value-type="string">
            <text:p>Low</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Refresh Rate (Hz)</text:p>
          </table:table-cell>
          <table:table-cell table:style-name="ce30" table:content-validation-name="val3" office:value-type="float" office:value="72" calcext:value-type="float">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51"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Fixed Foveated Rendering</text:p>
          </table:table-cell>
          <table:table-cell table:style-name="ce51" table:content-validation-name="val19"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Parallel Projections</text:p>
          </table:table-cell>
          <table:table-cell table:style-name="ce51" table:content-validation-name="val6" office:value-type="string" calcext:value-type="string">
            <text:p>ON</text:p>
          </table:table-cell>
          <table:table-cell table:number-columns-repeated="11"/>
          <table:table-cell table:style-name="ce6" table:formula="of:=IF([.C46]=&quot;OFF&quot;;1;1.25)" office:value-type="float" office:value="1.25" calcext:value-type="float">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51"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51" table:content-validation-name="val8" office:value-type="string" calcext:value-type="string">
            <text:p>Normal</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Hidden Area Mask</text:p>
          </table:table-cell>
          <table:table-cell table:style-name="ce51" table:content-validation-name="val20"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Render Quality</text:p>
          </table:table-cell>
          <table:table-cell table:style-name="ce49" table:content-validation-name="val23" office:value-type="float" office:value="1.75" calcext:value-type="float">
            <text:p>1.75</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SteamVR</text:p>
          </table:table-cell>
          <table:table-cell table:style-name="ce3" office:value-type="string" calcext:value-type="string">
            <text:p>SteamVR Settings &gt; Video &gt; Custom Resolution</text:p>
          </table:table-cell>
          <table:table-cell table:style-name="ce11" office:value-type="float" office:value="4152" calcext:value-type="float">
            <office:annotation draw:style-name="gr1" draw:text-style-name="P2" svg:width="82.18pt" svg:height="51pt" svg:x="602.9pt" svg:y="623.06pt" draw:caption-point-x="-17.29pt" draw:caption-point-y="42.8pt">
              <dc:date>2019-12-04T00:00:00</dc:date>
              <text:p text:style-name="P1"><text:span text:style-name="T1">Tested:</text:span></text:p>
              <text:p text:style-name="P1"><text:span text:style-name="T1">4860x4152</text:span></text:p>
            </office:annotation>
            <text:p>4152</text:p>
          </table:table-cell>
          <table:table-cell office:value-type="string" calcext:value-type="string">
            <text:p>Add SR</text:p>
          </table:table-cell>
          <table:table-cell table:formula="of:=[.C53]/([.C37]*[.C50]*[.O46])" office:value-type="float" office:value="1.31809523809524" calcext:value-type="float">
            <text:p>1.31809523809524</text:p>
          </table:table-cell>
          <table:table-cell table:number-columns-repeated="59"/>
        </table:table-row>
        <table:table-row table:style-name="ro1">
          <table:table-cell/>
          <table:table-cell table:style-name="ce3"/>
          <table:table-cell table:style-name="ce12"/>
          <table:table-cell office:value-type="string" calcext:value-type="string">
            <office:annotation draw:style-name="gr1" draw:text-style-name="P2" svg:width="82.18pt" svg:height="51pt" svg:x="657.04pt" svg:y="635.87pt" draw:caption-point-x="-17.29pt" draw:caption-point-y="42.8pt">
              <dc:date>2019-11-29T00:00:00</dc:date>
              <text:p text:style-name="P1"><text:span text:style-name="T1">Equivalent.</text:span></text:p>
            </office:annotation>
            <text:p>v</text:p>
          </table:table-cell>
          <table:table-cell table:style-name="ce14" table:formula="of:=ROUNDDOWN([.C37]*[.C50]*[.E53];0)" office:value-type="float" office:value="3321" calcext:value-type="float">
            <text:p>3321</text:p>
          </table:table-cell>
          <table:table-cell table:style-name="ce4" office:value-type="string" calcext:value-type="string">
            <text:p>Total SR</text:p>
          </table:table-cell>
          <table:table-cell table:formula="of:=[.C53]/[.O46]/[.C37]" office:value-type="float" office:value="2.30666666666667" calcext:value-type="float">
            <text:p>2.30666666666667</text:p>
          </table:table-cell>
          <table:table-cell table:number-columns-repeated="57"/>
        </table:table-row>
        <table:table-row table:style-name="ro1" table:number-rows-repeated="2">
          <table:table-cell/>
          <table:table-cell table:style-name="ce3"/>
          <table:table-cell table:style-name="ce12"/>
          <table:table-cell table:number-columns-repeated="2"/>
          <table:table-cell table:style-name="ce4"/>
          <table:table-cell table:number-columns-repeated="58"/>
        </table:table-row>
        <table:table-row table:style-name="ro1">
          <table:table-cell office:value-type="string" calcext:value-type="string">
            <text:p>SteamVR</text:p>
          </table:table-cell>
          <table:table-cell table:style-name="ce3" office:value-type="string" calcext:value-type="string">
            <text:p>SteamVR Settings &gt; Applications &gt; [App] &gt; Custom Resolution</text:p>
          </table:table-cell>
          <table:table-cell table:style-name="ce11" office:value-type="float" office:value="3160" calcext:value-type="float">
            <office:annotation draw:style-name="gr1" draw:text-style-name="P2" svg:width="82.18pt" svg:height="51pt" svg:x="602.9pt" svg:y="674.28pt" draw:caption-point-x="-17.29pt" draw:caption-point-y="42.8pt">
              <dc:date>2019-12-04T00:00:00</dc:date>
              <text:p text:style-name="P1"><text:span text:style-name="T1">Tested:</text:span></text:p>
              <text:p text:style-name="P1"><text:span text:style-name="T1">3700x3160</text:span></text:p>
            </office:annotation>
            <text:p>3160</text:p>
          </table:table-cell>
          <table:table-cell office:value-type="string" calcext:value-type="string">
            <text:p>Add SR</text:p>
          </table:table-cell>
          <table:table-cell table:formula="of:=[.C57]/([.C37]*[.C50]*[.O46])" office:value-type="float" office:value="1.0031746031746" calcext:value-type="float">
            <text:p>1.0031746031746</text:p>
          </table:table-cell>
          <table:table-cell office:value-type="string" calcext:value-type="string">
            <text:p>Sub SR</text:p>
          </table:table-cell>
          <table:table-cell table:formula="of:=[.C57]/[.O46]/[.C37]" office:value-type="float" office:value="1.75555555555556" calcext:value-type="float">
            <text:p>1.75555555555556</text:p>
          </table:table-cell>
          <table:table-cell table:number-columns-repeated="57"/>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App</text:p>
          </table:table-cell>
          <table:table-cell table:style-name="ce4" office:value-type="string" calcext:value-type="string">
            <text:p>HMD Image Quality</text:p>
          </table:table-cell>
          <table:table-cell table:style-name="ce41" table:content-validation-name="val22" office:value-type="float" office:value="1.25" calcext:value-type="float">
            <text:p>1.25</text:p>
          </table:table-cell>
          <table:table-cell office:value-type="string" calcext:value-type="string">
            <office:annotation draw:style-name="gr1" draw:text-style-name="P2" svg:width="82.18pt" svg:height="51pt" svg:x="657.04pt" svg:y="712.66pt" draw:caption-point-x="-17.29pt" draw:caption-point-y="42.8pt">
              <dc:date>2019-11-29T00:00:00</dc:date>
              <text:p text:style-name="P1"><text:span text:style-name="T1">Equivalent.</text:span></text:p>
            </office:annotation>
            <text:p>v</text:p>
          </table:table-cell>
          <table:table-cell table:formula="of:=ROUNDDOWN([.C37]*[.C50]*[.E57]*[.C60];0)" office:value-type="float" office:value="3160" calcext:value-type="float">
            <text:p>3160</text:p>
          </table:table-cell>
          <table:table-cell table:style-name="ce4" office:value-type="string" calcext:value-type="string">
            <text:p>Total SR</text:p>
          </table:table-cell>
          <table:table-cell table:formula="of:=[.E60]/[.C37]" office:value-type="float" office:value="2.19444444444444" calcext:value-type="float">
            <text:p>2.19444444444444</text:p>
          </table:table-cell>
          <table:table-cell table:number-columns-repeated="4"/>
          <table:table-cell table:style-name="ce4"/>
          <table:table-cell table:number-columns-repeated="52"/>
        </table:table-row>
        <table:table-row table:style-name="ro1">
          <table:table-cell table:number-columns-repeated="2"/>
          <table:table-cell table:style-name="Default"/>
          <table:table-cell table:number-columns-repeated="4"/>
          <table:table-cell table:style-name="ce4" office:value-type="string" calcext:value-type="string">
            <text:p>Equivalent</text:p>
          </table:table-cell>
          <table:table-cell table:style-name="ce2" table:formula="of:=CONCATENATE(ROUNDDOWN([.G60]*[.C36];0);&quot;x&quot;;ROUNDDOWN([.G60]*[.C37];0))" office:value-type="string" office:string-value="5617x3160" calcext:value-type="string">
            <text:p>5617x3160</text:p>
          </table:table-cell>
          <table:table-cell table:style-name="ce4" office:value-type="string" calcext:value-type="string">
            <text:p>vAngular</text:p>
          </table:table-cell>
          <table:table-cell table:formula="of:=[.E60]/[.C39]" office:value-type="float" office:value="28.7272727272727" calcext:value-type="float">
            <text:p>28.7272727272727</text:p>
          </table:table-cell>
          <table:table-cell table:number-columns-repeated="53"/>
        </table:table-row>
        <table:table-row table:style-name="ro1" table:number-rows-repeated="2">
          <table:table-cell table:number-columns-repeated="2"/>
          <table:table-cell table:style-name="Default"/>
          <table:table-cell table:number-columns-repeated="61"/>
        </table:table-row>
        <table:table-row table:style-name="ro1">
          <table:table-cell table:style-name="ce1" office:value-type="string" calcext:value-type="string">
            <office:annotation draw:style-name="gr17" draw:text-style-name="P2" svg:width="359.35pt" svg:height="265.24pt" svg:x="113.84pt" svg:y="763.88pt" draw:caption-point-x="-17.29pt" draw:caption-point-y="42.8pt">
              <dc:date>2020-01-05T00:00:00</dc:date>
              <text:p text:style-name="P1"><text:span text:style-name="T1">INACCURATE</text:span></text:p>
              <text:p text:style-name="P1"><text:span text:style-name="T1"/></text:p>
              <text:p text:style-name="P1"><text:span text:style-name="T1">Do NOT interpret linearly.</text:span></text:p>
              <text:p text:style-name="P1"><text:span text:style-name="T1"/></text:p>
              <text:p text:style-name="P1"><text:span text:style-name="T1">-</text:span></text:p>
              <text:p text:style-name="P1"><text:span text:style-name="T1"/></text:p>
              <text:p text:style-name="P1"><text:span text:style-name="T1">Comparisons across vendors (NVIDIA, AMD, Intel), will be inaccurate by as much as +/-40%.</text:span></text:p>
              <text:p text:style-name="P1"><text:span text:style-name="T1"/></text:p>
              <text:p text:style-name="P1"><text:span text:style-name="T1">Comparisons across major design changes (AMD FX vs AMD Ryzen) will be inaccurate by as much as +100% -50% (+double -half). </text:span></text:p>
              <text:p text:style-name="P1"><text:span text:style-name="T1"/></text:p>
              <text:p text:style-name="P1"><text:span text:style-name="T1">GPU is the limiting factor for almost all applications. CPU and RAM predictions should generally be ignored unless the specific weaknesses are known to be relevant.</text:span></text:p>
              <text:p text:style-name="P1"><text:span text:style-name="T1"/></text:p>
              <text:p text:style-name="P1"><text:span text:style-name="T1">CPU/GPU utilization is never an indicator of frame dropping margins. FPSVR measured latencies are generally valid, though some noticeable timing spikes may not be detected.</text:span></text:p>
              <text:p text:style-name="P1"><text:span text:style-name="T1"/></text:p>
              <text:p text:style-name="P1"><text:span text:style-name="T1">Beware some loads are independent of resolution, imposing minimum requirements. CPU/GPU loads will not decrease consistently with resolution.</text:span></text:p>
            </office:annotation>
            <text:p>Hardware</text:p>
          </table:table-cell>
          <table:table-cell table:style-name="ce1" table:number-columns-repeated="6"/>
          <table:table-cell table:number-columns-repeated="57"/>
        </table:table-row>
        <table:table-row table:style-name="ro1">
          <table:table-cell table:style-name="ce2" office:value-type="string" calcext:value-type="string">
            <text:p>HMD</text:p>
          </table:table-cell>
          <table:table-cell table:style-name="ce2"/>
          <table:table-cell table:style-name="ce23" table:content-validation-name="val1" office:value-type="string" calcext:value-type="string">
            <text:p>Pimax 8kX</text:p>
          </table:table-cell>
          <table:table-cell table:number-columns-repeated="61"/>
        </table:table-row>
        <table:table-row table:style-name="ro1">
          <table:table-cell office:value-type="string" calcext:value-type="string">
            <text:p>HMD</text:p>
          </table:table-cell>
          <table:table-cell office:value-type="string" calcext:value-type="string">
            <text:p>Width</text:p>
          </table:table-cell>
          <table:table-cell table:formula="of:=IF([.C65]=&quot;Pimax 8kX&quot;;3840;IF([.C65]=&quot;Pimax 5kp&quot;;2560;IF([.C65]=&quot;HP Reverb&quot;;2160;IF([.C65]=&quot;Valve Index&quot;;2880;IF([.C65]=&quot;HTC Vive Pro&quot;;1440;IF([.C65]=&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65]=&quot;Pimax 8kX&quot;;2160;IF([.C65]=&quot;Pimax 5kp&quot;;1440;IF([.C65]=&quot;HP Reverb&quot;;2160;IF([.C65]=&quot;Valve Index&quot;;1600;IF([.C65]=&quot;HTC Vive Pro&quot;;1600;IF([.C65]=&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65]=&quot;Pimax 8kX&quot;;170;IF([.C65]=&quot;Pimax 5kp&quot;;170;IF([.C65]=&quot;HP Reverb&quot;;110;IF([.C65]=&quot;Valve Index&quot;;130;IF([.C65]=&quot;HTC Vive Pro&quot;;110;IF([.C6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65]=&quot;Pimax 8kX&quot;;110;IF([.C65]=&quot;Pimax 5kp&quot;;110;IF([.C65]=&quot;HP Reverb&quot;;110;IF([.C65]=&quot;Valve Index&quot;;130;IF([.C65]=&quot;HTC Vive Pro&quot;;110;IF([.C6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65]=&quot;Pimax 8kX&quot;;ROUND([.C67]/[.C69];3);IF([.C65]=&quot;Pimax 5kp&quot;;ROUND([.C67]/[.C69];3);IF([.C65]=&quot;HP Reverb&quot;;ROUND([.C67]/[.C69];3);IF([.C65]=&quot;Valve Index&quot;;ROUND([.C67]/[.C69];3);IF([.C65]=&quot;HTC Vive Pro&quot;;ROUND([.C67]/[.C69];3);IF([.C65]=&quot;HTC Vive&quot;;ROUND([.C67]/[.C69];3)))))))" office:value-type="float" office:value="19.636" calcext:value-type="float">
            <text:p>19.636</text:p>
          </table:table-cell>
          <table:table-cell table:number-columns-repeated="61"/>
        </table:table-row>
        <table:table-row table:style-name="ro1" table:number-rows-repeated="2">
          <table:table-cell table:style-name="ce2" table:number-columns-repeated="7"/>
          <table:table-cell table:number-columns-repeated="57"/>
        </table:table-row>
        <table:table-row table:style-name="ro1">
          <table:table-cell office:value-type="string" calcext:value-type="string">
            <text:p>Limits CPU</text:p>
          </table:table-cell>
          <table:table-cell/>
          <table:table-cell table:style-name="ce62" table:content-validation-name="val15"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73]=&quot;i9-9900KF_SL_at_5.1GHz&quot;;&quot;Intel&quot;;IF([.C73]=&quot;i9-9900KS_SL_at_5.2GHz&quot;;&quot;Intel&quot;;IF([.C73]=&quot;i9-9900KF&quot;;&quot;Intel&quot;;IF([.C73]=&quot;i7-8700K&quot;;&quot;Intel&quot;;IF([.C73]=&quot;i7-7700&quot;;&quot;Intel&quot;;IF([.C73]=&quot;Ryzen 5 3600X&quot;;&quot;AMD&quot;;IF([.C73]=&quot;Ryzen 7 2700X&quot;;&quot;AMD&quot;;IF([.C73]=&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5" draw:text-style-name="P2" svg:width="82.18pt" svg:height="72.88pt" svg:x="113.84pt" svg:y="904.68pt" draw:caption-point-x="-17.29pt" draw:caption-point-y="42.8pt">
              <dc:date>2020-01-05T00:00:00</dc:date>
              <text:p text:style-name="P1"><text:span text:style-name="T1">Expected to substantially misestimate real application performance differences.</text:span></text:p>
            </office:annotation>
            <text:p>Passmark MT</text:p>
          </table:table-cell>
          <table:table-cell/>
          <table:table-cell table:formula="of:=IF([.C73]=&quot;i9-9900KF_SL_at_5.1GHz&quot;;20369;IF([.C73]=&quot;i9-9900KS_SL_at_5.2GHz&quot;;21501;IF([.C73]=&quot;i9-9900KF&quot;;20369;IF([.C73]=&quot;i7-8700K&quot;;15933;IF([.C73]=&quot;i7-7700&quot;;10686;IF([.C73]=&quot;Ryzen 5 3600X&quot;;20520;IF([.C73]=&quot;Ryzen 7 2700X&quot;;16939;IF([.C73]=&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5" draw:text-style-name="P2" svg:width="91.08pt" svg:height="72.88pt" svg:x="113.84pt" svg:y="917.46pt" draw:caption-point-x="-17.29pt" draw:caption-point-y="42.8pt">
              <dc:date>2020-01-05T00:00:00</dc:date>
              <text:p text:style-name="P1"><text:span text:style-name="T1">Expected to substantially misestimate real application performance differences.</text:span></text:p>
            </office:annotation>
            <text:p>Passmark ST</text:p>
          </table:table-cell>
          <table:table-cell/>
          <table:table-cell table:formula="of:=IF([.C73]=&quot;i9-9900KF_SL_at_5.1GHz&quot;;2906;IF([.C73]=&quot;i9-9900KS_SL_at_5.2GHz&quot;;3011;IF([.C73]=&quot;i9-9900KF&quot;;2906;IF([.C73]=&quot;i7-8700K&quot;;2697;IF([.C73]=&quot;i7-7700&quot;;2342;IF([.C73]=&quot;Ryzen 5 3600X&quot;;2916;IF([.C73]=&quot;Ryzen 7 2700X&quot;;2183;IF([.C73]=&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76]*([.C81]/[.C80])"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77]*[.C82]" office:value-type="float" office:value="2964.12" calcext:value-type="float">
            <text:p>2964</text:p>
          </table:table-cell>
          <table:table-cell table:number-columns-repeated="61"/>
        </table:table-row>
        <table:table-row table:style-name="ro1">
          <table:table-cell office:value-type="string" calcext:value-type="string">
            <office:annotation draw:style-name="gr5" draw:text-style-name="P2" svg:width="82.18pt" svg:height="140.06pt" svg:x="113.84pt" svg:y="955.87pt" draw:caption-point-x="-17.29pt" draw:caption-point-y="42.8pt">
              <dc:date>2020-01-05T00:00:00</dc:date>
              <text:p text:style-name="P1"><text:span text:style-name="T1">Logical Cores</text:span></text:p>
              <text:p text:style-name="P1"><text:span text:style-name="T1"/></text:p>
              <text:p text:style-name="P1"><text:span text:style-name="T1">Only especially specific weaknesses applicable to few applications under few processors will justify ignoring hyper-threading features.</text:span></text:p>
            </office:annotation>
            <text:p>Threads</text:p>
          </table:table-cell>
          <table:table-cell/>
          <table:table-cell table:formula="of:=IF([.C73]=&quot;i9-9900KF_SL_at_5.1GHz&quot;;16;IF([.C73]=&quot;i9-9900KS_SL_at_5.2GHz&quot;;16;IF([.C73]=&quot;i9-9900KF&quot;;16;IF([.C73]=&quot;i7-8700K&quot;;12;IF([.C73]=&quot;i7-7700&quot;;8;IF([.C73]=&quot;Ryzen 5 3600X&quot;;12;IF([.C73]=&quot;Ryzen 7 2700X&quot;;16;IF([.C73]=&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5" draw:text-style-name="P2" svg:width="82.18pt" svg:height="72.88pt" svg:x="113.84pt" svg:y="968.66pt" draw:caption-point-x="-17.29pt" draw:caption-point-y="42.8pt">
              <dc:date>2020-01-05T00:00:00</dc:date>
              <text:p text:style-name="P1"><text:span text:style-name="T1">Maximum single-core frequency is used, due to core-count being more relevant to multi-threading.</text:span></text:p>
            </office:annotation>
            <text:p>Stock (MHz)</text:p>
          </table:table-cell>
          <table:table-cell/>
          <table:table-cell table:formula="of:=IF([.C73]=&quot;i9-9900KF_SL_at_5.1GHz&quot;;5000;IF([.C73]=&quot;i9-9900KS_SL_at_5.2GHz&quot;;5000;IF([.C73]=&quot;i9-9900KF&quot;;5000;IF([.C73]=&quot;i7-8700K&quot;;4700;IF([.C73]=&quot;i7-7700&quot;;4200;IF([.C73]=&quot;Ryzen 5 3600X&quot;;4400;IF([.C73]=&quot;Ryzen 7 2700X&quot;;4300;IF([.C73]=&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2" svg:width="82.18pt" svg:height="61.68pt" svg:x="113.84pt" svg:y="981.47pt" draw:caption-point-x="-17.29pt" draw:caption-point-y="42.8pt">
              <dc:date>2020-01-05T00:00:00</dc:date>
              <text:p text:style-name="P1"><text:span text:style-name="T1">In practice, CPU overclocking may provide slightly nonlinear improvements.</text:span></text:p>
            </office:annotation>
            <text:p>OverClock (MHz)</text:p>
          </table:table-cell>
          <table:table-cell/>
          <table:table-cell table:formula="of:=IF([.C73]=&quot;i9-9900KF_SL_at_5.1GHz&quot;;5100;IF([.C73]=&quot;i9-9900KS_SL_at_5.2GHz&quot;;5200;IF([.C73]=&quot;i9-9900KF&quot;;5000;IF([.C73]=&quot;i7-8700K&quot;;4700;IF([.C73]=&quot;i7-7700&quot;;4200;IF([.C73]=&quot;Ryzen 5 3600X&quot;;4400;IF([.C73]=&quot;Ryzen 7 2700X&quot;;4300;IF([.C73]=&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8" draw:text-style-name="P2" svg:width="82.18pt" svg:height="184.85pt" svg:x="113.84pt" svg:y="994.28pt" draw:caption-point-x="-17.29pt" draw:caption-point-y="42.8pt">
              <dc:date>2020-01-05T00:00:00</dc:date>
              <text:p text:style-name="P1"><text:span text:style-name="T1">May be inaccurate and unfair.</text:span></text:p>
              <text:p text:style-name="P1"><text:span text:style-name="T1"/></text:p>
              <text:p text:style-name="P1"><text:span text:style-name="T1">Until proven otherwise.</text:span></text:p>
              <text:p text:style-name="P1"><text:span text:style-name="T1"/></text:p>
              <text:p text:style-name="P1"><text:span text:style-name="T1">At least ‘DCS World’ has shown performance losses not consistent with clock, benchmarks, patches, etc.</text:span></text:p>
            </office:annotation>
            <text:p>Penalty</text:p>
          </table:table-cell>
          <table:table-cell/>
          <table:table-cell table:style-name="ce59" table:formula="of:=IF([.C74]=&quot;Intel&quot;;1;IF([.C74]=&quot;AMD&quot;;0.8;IF([.C74]=&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6" office:value-type="string" calcext:value-type="string">
            <office:annotation draw:style-name="gr6" draw:text-style-name="P2" svg:width="180.17pt" svg:height="151.26pt" svg:x="602.9pt" svg:y="1032.66pt" draw:caption-point-x="-17.29pt" draw:caption-point-y="42.8pt">
              <dc:date>2020-01-05T00:00:00</dc:date>
              <text:p text:style-name="P1"><text:span text:style-name="T1">Beware, cards with adequate air or water cooling cooling and power target settings are able to maintain boost clock continuously with typical applications.</text:span></text:p>
              <text:p text:style-name="P1"><text:span text:style-name="T1"/></text:p>
              <text:p text:style-name="P1"><text:span text:style-name="T1">Many, if not most, cards are not capable of this.</text:span></text:p>
              <text:p text:style-name="P1"><text:span text:style-name="T1"/></text:p>
              <text:p text:style-name="P1"><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85]=&quot;NV_RTX_2080_Ti_at_2115MHz&quot;;&quot;NVIDIA&quot;;IF([.C85]=&quot;NV_TITAN_RTX&quot;;&quot;NVIDIA&quot;;IF([.C85]=&quot;NV_RTX_2080_Super&quot;;&quot;NVIDIA&quot;;IF([.C85]=&quot;NV_RTX_2070_Super&quot;;&quot;NVIDIA&quot;;IF([.C85]=&quot;NV_RTX_2060_Super&quot;;&quot;NVIDIA&quot;;IF([.C85]=&quot;NV_GTX_1080_Ti&quot;;&quot;NVIDIA&quot;;IF([.C85]=&quot;NV_GTX_1080&quot;;&quot;NVIDIA&quot;;IF([.C85]=&quot;AMD_Radeon_VII&quot;;&quot;AMD&quot;;IF([.C85]=&quot;AMD_Radeon_RX_5500_XT&quot;;&quot;AMD&quot;;IF([.C85]=&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85]=&quot;NV_RTX_2080_Ti_at_2115MHz&quot;;4352;IF([.C85]=&quot;NV_TITAN_RTX&quot;;4608;IF([.C85]=&quot;NV_RTX_2080_Super&quot;;3072;IF([.C85]=&quot;NV_RTX_2070_Super&quot;;2560;IF([.C85]=&quot;NV_RTX_2060_Super&quot;;2176;IF([.C85]=&quot;NV_GTX_1080_Ti&quot;;3584;IF([.C85]=&quot;NV_GTX_1080&quot;;2560;IF([.C85]=&quot;AMD_Radeon_VII&quot;;3840;IF([.C85]=&quot;AMD_Radeon_RX_5500_XT&quot;;1408;IF([.C85]=&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85]=&quot;NV_RTX_2080_Ti_at_2115MHz&quot;;272;IF([.C85]=&quot;NV_TITAN_RTX&quot;;288;IF([.C85]=&quot;NV_RTX_2080_Super&quot;;192;IF([.C85]=&quot;NV_RTX_2070_Super&quot;;160;IF([.C85]=&quot;NV_RTX_2060_Super&quot;;136;IF([.C85]=&quot;NV_GTX_1080_Ti&quot;;224;IF([.C85]=&quot;NV_GTX_1080&quot;;160;IF([.C85]=&quot;AMD_Radeon_VII&quot;;240;IF([.C85]=&quot;AMD_Radeon_RX_5500_XT&quot;;88;IF([.C85]=&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85]=&quot;NV_RTX_2080_Ti_at_2115MHz&quot;;88;IF([.C85]=&quot;NV_TITAN_RTX&quot;;96;IF([.C85]=&quot;NV_RTX_2080_Super&quot;;64;IF([.C85]=&quot;NV_RTX_2070_Super&quot;;64;IF([.C85]=&quot;NV_RTX_2060_Super&quot;;64;IF([.C85]=&quot;NV_GTX_1080_Ti&quot;;88;IF([.C85]=&quot;NV_GTX_1080&quot;;64;IF([.C85]=&quot;AMD_Radeon_VII&quot;;64;IF([.C85]=&quot;AMD_Radeon_RX_5500_XT&quot;;32;IF([.C85]=&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85]=&quot;NV_RTX_2080_Ti_at_2115MHz&quot;;616;IF([.C85]=&quot;NV_TITAN_RTX&quot;;672;IF([.C85]=&quot;NV_RTX_2080_Super&quot;;496;IF([.C85]=&quot;NV_RTX_2070_Super&quot;;448;IF([.C85]=&quot;NV_RTX_2060_Super&quot;;448;IF([.C85]=&quot;NV_GTX_1080_Ti&quot;;484;IF([.C85]=&quot;NV_GTX_1080&quot;;352;IF([.C85]=&quot;AMD_Radeon_VII&quot;;1028;IF([.C85]=&quot;AMD_Radeon_RX_5500_XT&quot;;224;IF([.C85]=&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85]=&quot;NV_RTX_2080_Ti_at_2115MHz&quot;;11;IF([.C85]=&quot;NV_TITAN_RTX&quot;;24;IF([.C85]=&quot;NV_RTX_2080_Super&quot;;8;IF([.C85]=&quot;NV_RTX_2070_Super&quot;;8;IF([.C85]=&quot;NV_RTX_2060_Super&quot;;8;IF([.C85]=&quot;NV_GTX_1080_Ti&quot;;11;IF([.C85]=&quot;NV_GTX_1080&quot;;8;IF([.C85]=&quot;AMD_Radeon_VII&quot;;16;IF([.C85]=&quot;AMD_Radeon_RX_5500_XT&quot;;8;IF([.C85]=&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85]=&quot;NV_RTX_2080_Ti_at_2115MHz&quot;;136;IF([.C85]=&quot;NV_TITAN_RTX&quot;;170;IF([.C85]=&quot;NV_RTX_2080_Super&quot;;116;IF([.C85]=&quot;NV_RTX_2070_Super&quot;;113;IF([.C85]=&quot;NV_RTX_2060_Super&quot;;106;IF([.C85]=&quot;NV_GTX_1080_Ti&quot;;139;IF([.C85]=&quot;NV_GTX_1080&quot;;111;IF([.C85]=&quot;AMD_Radeon_VII&quot;;112;IF([.C85]=&quot;AMD_Radeon_RX_5500_XT&quot;;59;IF([.C85]=&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85]=&quot;NV_RTX_2080_Ti_at_2115MHz&quot;;410;IF([.C85]=&quot;NV_TITAN_RTX&quot;;510;IF([.C85]=&quot;NV_RTX_2080_Super&quot;;348;IF([.C85]=&quot;NV_RTX_2070_Super&quot;;283;IF([.C85]=&quot;NV_RTX_2060_Super&quot;;224;IF([.C85]=&quot;NV_GTX_1080_Ti&quot;;354;IF([.C85]=&quot;NV_GTX_1080&quot;;277;IF([.C85]=&quot;AMD_Radeon_VII&quot;;420;IF([.C85]=&quot;AMD_Radeon_RX_5500_XT&quot;;162;IF([.C85]=&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85]=&quot;NV_RTX_2080_Ti_at_2115MHz&quot;;13448;IF([.C85]=&quot;NV_TITAN_RTX&quot;;16312;IF([.C85]=&quot;NV_RTX_2080_Super&quot;;11150;IF([.C85]=&quot;NV_RTX_2070_Super&quot;;9060;IF([.C85]=&quot;NV_RTX_2060_Super&quot;;7180;IF([.C85]=&quot;NV_GTX_1080_Ti&quot;;11339;IF([.C85]=&quot;NV_GTX_1080&quot;;8873;IF([.C85]=&quot;AMD_Radeon_VII&quot;;13824;IF([.C85]=&quot;AMD_Radeon_RX_5500_XT&quot;;5196;IF([.C85]=&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1" draw:text-style-name="P2" svg:width="82.18pt" svg:height="51pt" svg:x="113.84pt" svg:y="1160.67pt" draw:caption-point-x="-17.29pt" draw:caption-point-y="42.8pt">
              <dc:date>2020-01-05T00:00:00</dc:date>
              <text:p text:style-name="P1"><text:span text:style-name="T1">Always boost clock.</text:span></text:p>
            </office:annotation>
            <text:p>Stock (MHz)</text:p>
          </table:table-cell>
          <table:table-cell/>
          <table:table-cell table:formula="of:=IF([.C85]=&quot;NV_RTX_2080_Ti_at_2115MHz&quot;;1545;IF([.C85]=&quot;NV_TITAN_RTX&quot;;1770;IF([.C85]=&quot;NV_RTX_2080_Super&quot;;1815;IF([.C85]=&quot;NV_RTX_2070_Super&quot;;1770;IF([.C85]=&quot;NV_RTX_2060_Super&quot;;1650;IF([.C85]=&quot;NV_GTX_1080_Ti&quot;;1582;IF([.C85]=&quot;NV_GTX_1080&quot;;1733;IF([.C85]=&quot;AMD_Radeon_VII&quot;;1750;IF([.C85]=&quot;AMD_Radeon_RX_5500_XT&quot;;1845;IF([.C85]=&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85]=&quot;NV_RTX_2080_Ti_at_2115MHz&quot;;1755;IF([.C85]=&quot;NV_TITAN_RTX&quot;;1770;IF([.C85]=&quot;NV_RTX_2080_Super&quot;;1845;IF([.C85]=&quot;NV_RTX_2070_Super&quot;;1815;IF([.C85]=&quot;NV_RTX_2060_Super&quot;;1650;IF([.C85]=&quot;NV_GTX_1080_Ti&quot;;1746;IF([.C85]=&quot;NV_GTX_1080&quot;;1860;IF([.C85]=&quot;AMD_Radeon_VII&quot;;1750;IF([.C85]=&quot;AMD_Radeon_RX_5500_XT&quot;;1845;IF([.C85]=&quot;AMD_Radeon_RX_5700_XT_A&quot;;1980))))))))))" office:value-type="float" office:value="1755" calcext:value-type="float">
            <text:p>1755</text:p>
          </table:table-cell>
          <table:table-cell table:style-name="ce70" table:formula="of:=[.C96]/[.C95]"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85]=&quot;NV_RTX_2080_Ti_at_2115MHz&quot;;2115;IF([.C85]=&quot;NV_TITAN_RTX&quot;;2030;IF([.C85]=&quot;NV_RTX_2080_Super&quot;;2040;IF([.C85]=&quot;NV_RTX_2070_Super&quot;;2070;IF([.C85]=&quot;NV_RTX_2060_Super&quot;;1650;IF([.C85]=&quot;NV_GTX_1080_Ti&quot;;2037;IF([.C85]=&quot;NV_GTX_1080&quot;;2130;IF([.C85]=&quot;AMD_Radeon_VII&quot;;1900;IF([.C85]=&quot;AMD_Radeon_RX_5500_XT&quot;;1845;IF([.C85]=&quot;AMD_Radeon_RX_5700_XT_A&quot;;2150))))))))))" office:value-type="float" office:value="2115" calcext:value-type="float">
            <text:p>2115</text:p>
          </table:table-cell>
          <table:table-cell table:style-name="ce70" table:formula="of:=[.C97]/[.C96]" office:value-type="float" office:value="1.20512820512821" calcext:value-type="float">
            <text:p>1.205</text:p>
          </table:table-cell>
          <table:table-cell table:style-name="ce70" table:formula="of:=[.C97]/[.C95]"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1" draw:text-style-name="P2" svg:width="82.18pt" svg:height="51pt" svg:x="113.84pt" svg:y="1199.06pt" draw:caption-point-x="-17.29pt" draw:caption-point-y="42.8pt">
              <dc:date>2020-01-05T00:00:00</dc:date>
              <text:p text:style-name="P1"><text:span text:style-name="T1">Completely arbitrary comparison statistic.</text:span></text:p>
            </office:annotation>
            <text:p>Shader Multiple</text:p>
          </table:table-cell>
          <table:table-cell/>
          <table:table-cell table:style-name="ce61" table:formula="of:=[.C97]*[.C87]"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7"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5"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number-columns-repeated="57"/>
        </table:table-row>
        <table:table-row table:style-name="ro1">
          <table:table-cell office:value-type="string" calcext:value-type="string">
            <text:p>Vendor</text:p>
          </table:table-cell>
          <table:table-cell/>
          <table:table-cell table:formula="of:=IF([.C105]=&quot;i9-9900KF_SL_at_5.1GHz&quot;;&quot;Intel&quot;;IF([.C105]=&quot;i9-9900KS_SL_at_5.2GHz&quot;;&quot;Intel&quot;;IF([.C105]=&quot;i9-9900KF&quot;;&quot;Intel&quot;;IF([.C105]=&quot;i7-8700K&quot;;&quot;Intel&quot;;IF([.C105]=&quot;i7-7700&quot;;&quot;Intel&quot;;IF([.C105]=&quot;Ryzen 5 3600X&quot;;&quot;AMD&quot;;IF([.C105]=&quot;Ryzen 7 2700X&quot;;&quot;AMD&quot;;IF([.C105]=&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05]=&quot;i9-9900KF_SL_at_5.1GHz&quot;;20369;IF([.C105]=&quot;i9-9900KS_SL_at_5.2GHz&quot;;21501;IF([.C105]=&quot;i9-9900KF&quot;;20369;IF([.C105]=&quot;i7-8700K&quot;;15933;IF([.C105]=&quot;i7-7700&quot;;10686;IF([.C105]=&quot;Ryzen 5 3600X&quot;;20520;IF([.C105]=&quot;Ryzen 7 2700X&quot;;16939;IF([.C105]=&quot;FX-8350&quot;;8958))))))))" office:value-type="float" office:value="20520" calcext:value-type="float">
            <text:p>20520</text:p>
          </table:table-cell>
          <table:table-cell table:style-name="ce72" table:formula="of:=[.C107]/[.C75]" office:value-type="float" office:value="1.00741322598066" calcext:value-type="float">
            <text:p>1.007</text:p>
          </table:table-cell>
          <table:table-cell table:style-name="ce77" table:formula="of:=SQRT(([.$E$28]^2)*[.D107])" office:value-type="float" office:value="3048.23619798401" calcext:value-type="float">
            <text:p>3048</text:p>
          </table:table-cell>
          <table:table-cell table:style-name="ce72" table:formula="of:=[.E107]/[.$C$67]" office:value-type="float" office:value="1.41122046202963" calcext:value-type="float">
            <text:p>1.411</text:p>
          </table:table-cell>
          <table:table-cell table:style-name="ce72" table:formula="of:=[.F107]*[.$C$70]" office:value-type="float" office:value="27.7107249924139" calcext:value-type="float">
            <text:p>27.711</text:p>
          </table:table-cell>
          <table:table-cell table:number-columns-repeated="57"/>
        </table:table-row>
        <table:table-row table:style-name="ro1">
          <table:table-cell office:value-type="string" calcext:value-type="string">
            <text:p>Passmark ST</text:p>
          </table:table-cell>
          <table:table-cell/>
          <table:table-cell table:formula="of:=IF([.C105]=&quot;i9-9900KF_SL_at_5.1GHz&quot;;2906;IF([.C105]=&quot;i9-9900KS_SL_at_5.2GHz&quot;;3011;IF([.C105]=&quot;i9-9900KF&quot;;2906;IF([.C105]=&quot;i7-8700K&quot;;2697;IF([.C105]=&quot;i7-7700&quot;;2342;IF([.C105]=&quot;Ryzen 5 3600X&quot;;2916;IF([.C105]=&quot;Ryzen 7 2700X&quot;;2183;IF([.C105]=&quot;FX-8350&quot;;1510))))))))" office:value-type="float" office:value="2916" calcext:value-type="float">
            <text:p>2916</text:p>
          </table:table-cell>
          <table:table-cell table:style-name="ce72" table:formula="of:=[.C108]/[.C76]" office:value-type="float" office:value="1.00344115622849" calcext:value-type="float">
            <text:p>1.003</text:p>
          </table:table-cell>
          <table:table-cell table:style-name="ce77" table:formula="of:=SQRT(([.$E$28]^2)*[.D108])" office:value-type="float" office:value="3042.22090810021" calcext:value-type="float">
            <text:p>3042</text:p>
          </table:table-cell>
          <table:table-cell table:style-name="ce72" table:formula="of:=[.E108]/[.$C$67]" office:value-type="float" office:value="1.40843560560195" calcext:value-type="float">
            <text:p>1.408</text:p>
          </table:table-cell>
          <table:table-cell table:style-name="ce72" table:formula="of:=[.F108]*[.$C$70]" office:value-type="float" office:value="27.6560415515998" calcext:value-type="float">
            <text:p>27.656</text:p>
          </table:table-cell>
          <table:table-cell table:number-columns-repeated="57"/>
        </table:table-row>
        <table:table-row table:style-name="ro1">
          <table:table-cell office:value-type="string" calcext:value-type="string">
            <text:p>Passmark ST OC</text:p>
          </table:table-cell>
          <table:table-cell/>
          <table:table-cell table:style-name="ce63" table:formula="of:=[.C108]*([.C113]/[.C112])" office:value-type="float" office:value="2916" calcext:value-type="float">
            <text:p>2916</text:p>
          </table:table-cell>
          <table:table-cell table:style-name="ce72" table:formula="of:=[.C109]/[.C77]" office:value-type="float" office:value="0.983765839439699" calcext:value-type="float">
            <text:p>0.984</text:p>
          </table:table-cell>
          <table:table-cell table:style-name="ce77" table:formula="of:=SQRT(([.$E$28]^2)*[.D109])" office:value-type="float" office:value="3012.24755734769" calcext:value-type="float">
            <text:p>3012</text:p>
          </table:table-cell>
          <table:table-cell table:style-name="ce72" table:formula="of:=[.E109]/[.$C$67]" office:value-type="float" office:value="1.39455905432763" calcext:value-type="float">
            <text:p>1.395</text:p>
          </table:table-cell>
          <table:table-cell table:style-name="ce72" table:formula="of:=[.F109]*[.$C$70]" office:value-type="float" office:value="27.3835615907774" calcext:value-type="float">
            <text:p>27.384</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09]*[.C114]" office:value-type="float" office:value="2332.8" calcext:value-type="float">
            <text:p>2333</text:p>
          </table:table-cell>
          <table:table-cell table:style-name="ce72" table:formula="of:=[.C110]/[.C78]" office:value-type="float" office:value="0.787012671551759" calcext:value-type="float">
            <text:p>0.787</text:p>
          </table:table-cell>
          <table:table-cell table:style-name="ce77" table:formula="of:=SQRT(([.$E$28]^2)*[.D110])" office:value-type="float" office:value="2694.23612131485" calcext:value-type="float">
            <text:p>2694</text:p>
          </table:table-cell>
          <table:table-cell table:style-name="ce72" table:formula="of:=[.E110]/[.$C$67]" office:value-type="float" office:value="1.24733153764576" calcext:value-type="float">
            <text:p>1.247</text:p>
          </table:table-cell>
          <table:table-cell table:style-name="ce72" table:formula="of:=[.F110]*[.$C$70]" office:value-type="float" office:value="24.4926020732122" calcext:value-type="float">
            <text:p>24.493</text:p>
          </table:table-cell>
          <table:table-cell table:number-columns-repeated="57"/>
        </table:table-row>
        <table:table-row table:style-name="ro1">
          <table:table-cell office:value-type="string" calcext:value-type="string">
            <text:p>Threads</text:p>
          </table:table-cell>
          <table:table-cell/>
          <table:table-cell table:formula="of:=IF([.C105]=&quot;i9-9900KF_SL_at_5.1GHz&quot;;16;IF([.C105]=&quot;i9-9900KS_SL_at_5.2GHz&quot;;16;IF([.C105]=&quot;i9-9900KF&quot;;16;IF([.C105]=&quot;i7-8700K&quot;;12;IF([.C105]=&quot;i7-7700&quot;;8;IF([.C105]=&quot;Ryzen 5 3600X&quot;;12;IF([.C105]=&quot;Ryzen 7 2700X&quot;;16;IF([.C105]=&quot;FX-8350&quot;;8))))))))" office:value-type="float" office:value="12" calcext:value-type="float">
            <text:p>12</text:p>
          </table:table-cell>
          <table:table-cell table:style-name="ce72" table:formula="of:=[.C111]/[.C79]" office:value-type="float" office:value="0.75" calcext:value-type="float">
            <text:p>0.750</text:p>
          </table:table-cell>
          <table:table-cell table:style-name="ce77" table:formula="of:=SQRT(([.$E$28]^2)*[.D111])" office:value-type="float" office:value="2630.11915129334" calcext:value-type="float">
            <text:p>2630</text:p>
          </table:table-cell>
          <table:table-cell table:style-name="ce72" table:formula="of:=[.E111]/[.$C$67]" office:value-type="float" office:value="1.2176477552284" calcext:value-type="float">
            <text:p>1.218</text:p>
          </table:table-cell>
          <table:table-cell table:style-name="ce72" table:formula="of:=[.F111]*[.$C$70]" office:value-type="float" office:value="23.9097313216648" calcext:value-type="float">
            <text:p>23.910</text:p>
          </table:table-cell>
          <table:table-cell table:number-columns-repeated="57"/>
        </table:table-row>
        <table:table-row table:style-name="ro1">
          <table:table-cell office:value-type="string" calcext:value-type="string">
            <text:p>Stock (MHz)</text:p>
          </table:table-cell>
          <table:table-cell/>
          <table:table-cell table:formula="of:=IF([.C105]=&quot;i9-9900KF_SL_at_5.1GHz&quot;;5000;IF([.C105]=&quot;i9-9900KS_SL_at_5.2GHz&quot;;5000;IF([.C105]=&quot;i9-9900KF&quot;;5000;IF([.C105]=&quot;i7-8700K&quot;;4700;IF([.C105]=&quot;i7-7700&quot;;4200;IF([.C105]=&quot;Ryzen 5 3600X&quot;;4400;IF([.C105]=&quot;Ryzen 7 2700X&quot;;4300;IF([.C105]=&quot;FX-8350&quot;;4300))))))))" office:value-type="float" office:value="4400" calcext:value-type="float">
            <text:p>4400</text:p>
          </table:table-cell>
          <table:table-cell table:style-name="ce72" table:formula="of:=[.C112]/[.C80]" office:value-type="float" office:value="0.88" calcext:value-type="float">
            <text:p>0.880</text:p>
          </table:table-cell>
          <table:table-cell table:style-name="ce77" table:formula="of:=SQRT(([.$E$28]^2)*[.D112])" office:value-type="float" office:value="2848.95853251675" calcext:value-type="float">
            <text:p>2849</text:p>
          </table:table-cell>
          <table:table-cell table:style-name="ce72" table:formula="of:=[.E112]/[.$C$67]" office:value-type="float" office:value="1.31896228357257" calcext:value-type="float">
            <text:p>1.319</text:p>
          </table:table-cell>
          <table:table-cell table:style-name="ce72" table:formula="of:=[.F112]*[.$C$70]" office:value-type="float" office:value="25.899143400231" calcext:value-type="float">
            <text:p>25.899</text:p>
          </table:table-cell>
          <table:table-cell table:number-columns-repeated="57"/>
        </table:table-row>
        <table:table-row table:style-name="ro1">
          <table:table-cell office:value-type="string" calcext:value-type="string">
            <text:p>OverClock (MHz)</text:p>
          </table:table-cell>
          <table:table-cell/>
          <table:table-cell table:formula="of:=IF([.C105]=&quot;i9-9900KF_SL_at_5.1GHz&quot;;5100;IF([.C105]=&quot;i9-9900KS_SL_at_5.2GHz&quot;;5200;IF([.C105]=&quot;i9-9900KF&quot;;5000;IF([.C105]=&quot;i7-8700K&quot;;4700;IF([.C105]=&quot;i7-7700&quot;;4200;IF([.C105]=&quot;Ryzen 5 3600X&quot;;4400;IF([.C105]=&quot;Ryzen 7 2700X&quot;;4300;IF([.C105]=&quot;FX-8350&quot;;4600))))))))" office:value-type="float" office:value="4400" calcext:value-type="float">
            <text:p>4400</text:p>
          </table:table-cell>
          <table:table-cell table:style-name="ce72" table:formula="of:=[.C113]/[.C81]" office:value-type="float" office:value="0.862745098039216" calcext:value-type="float">
            <text:p>0.863</text:p>
          </table:table-cell>
          <table:table-cell table:style-name="ce77" table:formula="of:=SQRT(([.$E$28]^2)*[.D113])" office:value-type="float" office:value="2820.88929101389" calcext:value-type="float">
            <text:p>2821</text:p>
          </table:table-cell>
          <table:table-cell table:style-name="ce72" table:formula="of:=[.E113]/[.$C$67]" office:value-type="float" office:value="1.30596726435828" calcext:value-type="float">
            <text:p>1.306</text:p>
          </table:table-cell>
          <table:table-cell table:style-name="ce72" table:formula="of:=[.F113]*[.$C$70]" office:value-type="float" office:value="25.6439732029393" calcext:value-type="float">
            <text:p>25.644</text:p>
          </table:table-cell>
          <table:table-cell table:number-columns-repeated="57"/>
        </table:table-row>
        <table:table-row table:style-name="ro1">
          <table:table-cell office:value-type="string" calcext:value-type="string">
            <text:p>Penalty</text:p>
          </table:table-cell>
          <table:table-cell/>
          <table:table-cell table:style-name="ce59" table:formula="of:=IF([.C106]=&quot;Intel&quot;;1;IF([.C106]=&quot;AMD&quot;;0.8;IF([.C106]=&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6"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17]=&quot;NV_RTX_2080_Ti_at_2115MHz&quot;;&quot;NVIDIA&quot;;IF([.C117]=&quot;NV_TITAN_RTX&quot;;&quot;NVIDIA&quot;;IF([.C117]=&quot;NV_RTX_2080_Super&quot;;&quot;NVIDIA&quot;;IF([.C117]=&quot;NV_RTX_2070_Super&quot;;&quot;NVIDIA&quot;;IF([.C117]=&quot;NV_RTX_2060_Super&quot;;&quot;NVIDIA&quot;;IF([.C117]=&quot;NV_GTX_1080_Ti&quot;;&quot;NVIDIA&quot;;IF([.C117]=&quot;NV_GTX_1080&quot;;&quot;NVIDIA&quot;;IF([.C117]=&quot;AMD_Radeon_VII&quot;;&quot;AMD&quot;;IF([.C117]=&quot;AMD_Radeon_RX_5500_XT&quot;;&quot;AMD&quot;;IF([.C117]=&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17]=&quot;NV_RTX_2080_Ti_at_2115MHz&quot;;4352;IF([.C117]=&quot;NV_TITAN_RTX&quot;;4608;IF([.C117]=&quot;NV_RTX_2080_Super&quot;;3072;IF([.C117]=&quot;NV_RTX_2070_Super&quot;;2560;IF([.C117]=&quot;NV_RTX_2060_Super&quot;;2176;IF([.C117]=&quot;NV_GTX_1080_Ti&quot;;3584;IF([.C117]=&quot;NV_GTX_1080&quot;;2560;IF([.C117]=&quot;AMD_Radeon_VII&quot;;3840;IF([.C117]=&quot;AMD_Radeon_RX_5500_XT&quot;;1408;IF([.C117]=&quot;AMD_Radeon_RX_5700_XT_A&quot;;2560))))))))))" office:value-type="float" office:value="3072" calcext:value-type="float">
            <text:p>3072</text:p>
          </table:table-cell>
          <table:table-cell table:style-name="ce72" table:formula="of:=[.C119]/[.C87]" office:value-type="float" office:value="0.705882352941176" calcext:value-type="float">
            <text:p>0.706</text:p>
          </table:table-cell>
          <table:table-cell table:style-name="ce77" table:formula="of:=SQRT(([.$E$28]^2)*[.D119])" office:value-type="float" office:value="2551.59036911584" calcext:value-type="float">
            <text:p>2552</text:p>
          </table:table-cell>
          <table:table-cell table:style-name="ce72" table:formula="of:=[.E119]/[.$C$67]" office:value-type="float" office:value="1.18129183755363" calcext:value-type="float">
            <text:p>1.181</text:p>
          </table:table-cell>
          <table:table-cell table:style-name="ce72" table:formula="of:=[.F119]*[.$C$70]" office:value-type="float" office:value="23.1958465222031" calcext:value-type="float">
            <text:p>23.196</text:p>
          </table:table-cell>
          <table:table-cell table:number-columns-repeated="57"/>
        </table:table-row>
        <table:table-row table:style-name="ro1">
          <table:table-cell office:value-type="string" calcext:value-type="string">
            <text:p>Texture Units</text:p>
          </table:table-cell>
          <table:table-cell/>
          <table:table-cell table:formula="of:=IF([.C117]=&quot;NV_RTX_2080_Ti_at_2115MHz&quot;;272;IF([.C117]=&quot;NV_TITAN_RTX&quot;;288;IF([.C117]=&quot;NV_RTX_2080_Super&quot;;192;IF([.C117]=&quot;NV_RTX_2070_Super&quot;;160;IF([.C117]=&quot;NV_RTX_2060_Super&quot;;136;IF([.C117]=&quot;NV_GTX_1080_Ti&quot;;224;IF([.C117]=&quot;NV_GTX_1080&quot;;160;IF([.C117]=&quot;AMD_Radeon_VII&quot;;240;IF([.C117]=&quot;AMD_Radeon_RX_5500_XT&quot;;88;IF([.C117]=&quot;AMD_Radeon_RX_5700_XT_A&quot;;160))))))))))" office:value-type="float" office:value="192" calcext:value-type="float">
            <text:p>192</text:p>
          </table:table-cell>
          <table:table-cell table:style-name="ce72" table:formula="of:=[.C120]/[.C88]" office:value-type="float" office:value="0.705882352941176" calcext:value-type="float">
            <text:p>0.706</text:p>
          </table:table-cell>
          <table:table-cell table:style-name="ce77" table:formula="of:=SQRT(([.$E$28]^2)*[.D120])" office:value-type="float" office:value="2551.59036911584" calcext:value-type="float">
            <text:p>2552</text:p>
          </table:table-cell>
          <table:table-cell table:style-name="ce72" table:formula="of:=[.E120]/[.$C$67]" office:value-type="float" office:value="1.18129183755363" calcext:value-type="float">
            <text:p>1.181</text:p>
          </table:table-cell>
          <table:table-cell table:style-name="ce72" table:formula="of:=[.F120]*[.$C$70]" office:value-type="float" office:value="23.1958465222031" calcext:value-type="float">
            <text:p>23.196</text:p>
          </table:table-cell>
          <table:table-cell table:number-columns-repeated="57"/>
        </table:table-row>
        <table:table-row table:style-name="ro1">
          <table:table-cell office:value-type="string" calcext:value-type="string">
            <text:p>Render Units</text:p>
          </table:table-cell>
          <table:table-cell/>
          <table:table-cell table:formula="of:=IF([.C117]=&quot;NV_RTX_2080_Ti_at_2115MHz&quot;;88;IF([.C117]=&quot;NV_TITAN_RTX&quot;;96;IF([.C117]=&quot;NV_RTX_2080_Super&quot;;64;IF([.C117]=&quot;NV_RTX_2070_Super&quot;;64;IF([.C117]=&quot;NV_RTX_2060_Super&quot;;64;IF([.C117]=&quot;NV_GTX_1080_Ti&quot;;88;IF([.C117]=&quot;NV_GTX_1080&quot;;64;IF([.C117]=&quot;AMD_Radeon_VII&quot;;64;IF([.C117]=&quot;AMD_Radeon_RX_5500_XT&quot;;32;IF([.C117]=&quot;AMD_Radeon_RX_5700_XT_A&quot;;64))))))))))" office:value-type="float" office:value="64" calcext:value-type="float">
            <text:p>64</text:p>
          </table:table-cell>
          <table:table-cell table:style-name="ce72" table:formula="of:=[.C121]/[.C89]" office:value-type="float" office:value="0.727272727272727" calcext:value-type="float">
            <text:p>0.727</text:p>
          </table:table-cell>
          <table:table-cell table:style-name="ce77" table:formula="of:=SQRT(([.$E$28]^2)*[.D121])" office:value-type="float" office:value="2589.96230228796" calcext:value-type="float">
            <text:p>2590</text:p>
          </table:table-cell>
          <table:table-cell table:style-name="ce72" table:formula="of:=[.E121]/[.$C$67]" office:value-type="float" office:value="1.19905662142961" calcext:value-type="float">
            <text:p>1.199</text:p>
          </table:table-cell>
          <table:table-cell table:style-name="ce72" table:formula="of:=[.F121]*[.$C$70]" office:value-type="float" office:value="23.5446758183918" calcext:value-type="float">
            <text:p>23.545</text:p>
          </table:table-cell>
          <table:table-cell table:number-columns-repeated="57"/>
        </table:table-row>
        <table:table-row table:style-name="ro1">
          <table:table-cell office:value-type="string" calcext:value-type="string">
            <text:p>Bandwidth GB/s</text:p>
          </table:table-cell>
          <table:table-cell/>
          <table:table-cell table:formula="of:=IF([.C117]=&quot;NV_RTX_2080_Ti_at_2115MHz&quot;;616;IF([.C117]=&quot;NV_TITAN_RTX&quot;;672;IF([.C117]=&quot;NV_RTX_2080_Super&quot;;496;IF([.C117]=&quot;NV_RTX_2070_Super&quot;;448;IF([.C117]=&quot;NV_RTX_2060_Super&quot;;448;IF([.C117]=&quot;NV_GTX_1080_Ti&quot;;484;IF([.C117]=&quot;NV_GTX_1080&quot;;352;IF([.C117]=&quot;AMD_Radeon_VII&quot;;1028;IF([.C117]=&quot;AMD_Radeon_RX_5500_XT&quot;;224;IF([.C117]=&quot;AMD_Radeon_RX_5700_XT_A&quot;;448))))))))))" office:value-type="float" office:value="496" calcext:value-type="float">
            <text:p>496</text:p>
          </table:table-cell>
          <table:table-cell table:style-name="ce72" table:formula="of:=[.C122]/[.C90]" office:value-type="float" office:value="0.805194805194805" calcext:value-type="float">
            <text:p>0.805</text:p>
          </table:table-cell>
          <table:table-cell table:style-name="ce77" table:formula="of:=SQRT(([.$E$28]^2)*[.D122])" office:value-type="float" office:value="2725.18050873604" calcext:value-type="float">
            <text:p>2725</text:p>
          </table:table-cell>
          <table:table-cell table:style-name="ce72" table:formula="of:=[.E122]/[.$C$67]" office:value-type="float" office:value="1.26165764293335" calcext:value-type="float">
            <text:p>1.262</text:p>
          </table:table-cell>
          <table:table-cell table:style-name="ce72" table:formula="of:=[.F122]*[.$C$70]" office:value-type="float" office:value="24.7739094766393" calcext:value-type="float">
            <text:p>24.774</text:p>
          </table:table-cell>
          <table:table-cell table:number-columns-repeated="57"/>
        </table:table-row>
        <table:table-row table:style-name="ro1">
          <table:table-cell office:value-type="string" calcext:value-type="string">
            <text:p>VRAM GiB</text:p>
          </table:table-cell>
          <table:table-cell/>
          <table:table-cell table:formula="of:=IF([.C117]=&quot;NV_RTX_2080_Ti_at_2115MHz&quot;;11;IF([.C117]=&quot;NV_TITAN_RTX&quot;;24;IF([.C117]=&quot;NV_RTX_2080_Super&quot;;8;IF([.C117]=&quot;NV_RTX_2070_Super&quot;;8;IF([.C117]=&quot;NV_RTX_2060_Super&quot;;8;IF([.C117]=&quot;NV_GTX_1080_Ti&quot;;11;IF([.C117]=&quot;NV_GTX_1080&quot;;8;IF([.C117]=&quot;AMD_Radeon_VII&quot;;16;IF([.C117]=&quot;AMD_Radeon_RX_5500_XT&quot;;8;IF([.C117]=&quot;AMD_Radeon_RX_5700_XT_A&quot;;8))))))))))" office:value-type="float" office:value="8" calcext:value-type="float">
            <text:p>8</text:p>
          </table:table-cell>
          <table:table-cell table:style-name="ce72" table:formula="of:=[.C123]/[.C91]" office:value-type="float" office:value="0.727272727272727" calcext:value-type="float">
            <text:p>0.727</text:p>
          </table:table-cell>
          <table:table-cell table:style-name="ce77" table:formula="of:=SQRT(([.$E$28]^2)*[.D123])" office:value-type="float" office:value="2589.96230228796" calcext:value-type="float">
            <text:p>2590</text:p>
          </table:table-cell>
          <table:table-cell table:style-name="ce72" table:formula="of:=[.E123]/[.$C$67]" office:value-type="float" office:value="1.19905662142961" calcext:value-type="float">
            <text:p>1.199</text:p>
          </table:table-cell>
          <table:table-cell table:style-name="ce72" table:formula="of:=[.F123]*[.$C$70]" office:value-type="float" office:value="23.5446758183918" calcext:value-type="float">
            <text:p>23.545</text:p>
          </table:table-cell>
          <table:table-cell table:number-columns-repeated="57"/>
        </table:table-row>
        <table:table-row table:style-name="ro1">
          <table:table-cell office:value-type="string" calcext:value-type="string">
            <text:p>Fillrate GP/s</text:p>
          </table:table-cell>
          <table:table-cell/>
          <table:table-cell table:formula="of:=IF([.C117]=&quot;NV_RTX_2080_Ti_at_2115MHz&quot;;136;IF([.C117]=&quot;NV_TITAN_RTX&quot;;170;IF([.C117]=&quot;NV_RTX_2080_Super&quot;;116;IF([.C117]=&quot;NV_RTX_2070_Super&quot;;113;IF([.C117]=&quot;NV_RTX_2060_Super&quot;;106;IF([.C117]=&quot;NV_GTX_1080_Ti&quot;;139;IF([.C117]=&quot;NV_GTX_1080&quot;;111;IF([.C117]=&quot;AMD_Radeon_VII&quot;;112;IF([.C117]=&quot;AMD_Radeon_RX_5500_XT&quot;;59;IF([.C117]=&quot;AMD_Radeon_RX_5700_XT_A&quot;;127))))))))))" office:value-type="float" office:value="116" calcext:value-type="float">
            <text:p>116</text:p>
          </table:table-cell>
          <table:table-cell table:style-name="ce72" table:formula="of:=[.C124]/[.C92]" office:value-type="float" office:value="0.852941176470588" calcext:value-type="float">
            <text:p>0.853</text:p>
          </table:table-cell>
          <table:table-cell table:style-name="ce77" table:formula="of:=SQRT(([.$E$28]^2)*[.D124])" office:value-type="float" office:value="2804.81571692016" calcext:value-type="float">
            <text:p>2805</text:p>
          </table:table-cell>
          <table:table-cell table:style-name="ce72" table:formula="of:=[.E124]/[.$C$67]" office:value-type="float" office:value="1.29852579487044" calcext:value-type="float">
            <text:p>1.299</text:p>
          </table:table-cell>
          <table:table-cell table:style-name="ce72" table:formula="of:=[.F124]*[.$C$70]" office:value-type="float" office:value="25.497852508076" calcext:value-type="float">
            <text:p>25.498</text:p>
          </table:table-cell>
          <table:table-cell table:number-columns-repeated="57"/>
        </table:table-row>
        <table:table-row table:style-name="ro1">
          <table:table-cell office:value-type="string" calcext:value-type="string">
            <text:p>Fillrate GT/s</text:p>
          </table:table-cell>
          <table:table-cell/>
          <table:table-cell table:formula="of:=IF([.C117]=&quot;NV_RTX_2080_Ti_at_2115MHz&quot;;410;IF([.C117]=&quot;NV_TITAN_RTX&quot;;510;IF([.C117]=&quot;NV_RTX_2080_Super&quot;;348;IF([.C117]=&quot;NV_RTX_2070_Super&quot;;283;IF([.C117]=&quot;NV_RTX_2060_Super&quot;;224;IF([.C117]=&quot;NV_GTX_1080_Ti&quot;;354;IF([.C117]=&quot;NV_GTX_1080&quot;;277;IF([.C117]=&quot;AMD_Radeon_VII&quot;;420;IF([.C117]=&quot;AMD_Radeon_RX_5500_XT&quot;;162;IF([.C117]=&quot;AMD_Radeon_RX_5700_XT_A&quot;;317))))))))))" office:value-type="float" office:value="348" calcext:value-type="float">
            <text:p>348</text:p>
          </table:table-cell>
          <table:table-cell table:style-name="ce72" table:formula="of:=[.C125]/[.C93]" office:value-type="float" office:value="0.848780487804878" calcext:value-type="float">
            <text:p>0.849</text:p>
          </table:table-cell>
          <table:table-cell table:style-name="ce77" table:formula="of:=SQRT(([.$E$28]^2)*[.D125])" office:value-type="float" office:value="2797.96633986622" calcext:value-type="float">
            <text:p>2798</text:p>
          </table:table-cell>
          <table:table-cell table:style-name="ce72" table:formula="of:=[.E125]/[.$C$67]" office:value-type="float" office:value="1.2953547869751" calcext:value-type="float">
            <text:p>1.295</text:p>
          </table:table-cell>
          <table:table-cell table:style-name="ce72" table:formula="of:=[.F125]*[.$C$70]" office:value-type="float" office:value="25.4355865970431" calcext:value-type="float">
            <text:p>25.436</text:p>
          </table:table-cell>
          <table:table-cell table:number-columns-repeated="57"/>
        </table:table-row>
        <table:table-row table:style-name="ro1">
          <table:table-cell office:value-type="string" calcext:value-type="string">
            <text:p>GFLOPs</text:p>
          </table:table-cell>
          <table:table-cell/>
          <table:table-cell table:formula="of:=IF([.C117]=&quot;NV_RTX_2080_Ti_at_2115MHz&quot;;13448;IF([.C117]=&quot;NV_TITAN_RTX&quot;;16312;IF([.C117]=&quot;NV_RTX_2080_Super&quot;;11150;IF([.C117]=&quot;NV_RTX_2070_Super&quot;;9060;IF([.C117]=&quot;NV_RTX_2060_Super&quot;;7180;IF([.C117]=&quot;NV_GTX_1080_Ti&quot;;11339;IF([.C117]=&quot;NV_GTX_1080&quot;;8873;IF([.C117]=&quot;AMD_Radeon_VII&quot;;13824;IF([.C117]=&quot;AMD_Radeon_RX_5500_XT&quot;;5196;IF([.C117]=&quot;AMD_Radeon_RX_5700_XT_A&quot;;8602))))))))))" office:value-type="float" office:value="11150" calcext:value-type="float">
            <text:p>11150</text:p>
          </table:table-cell>
          <table:table-cell table:style-name="ce72" table:formula="of:=[.C126]/[.C94]" office:value-type="float" office:value="0.829119571683522" calcext:value-type="float">
            <text:p>0.829</text:p>
          </table:table-cell>
          <table:table-cell table:style-name="ce77" table:formula="of:=SQRT(([.$E$28]^2)*[.D126])" office:value-type="float" office:value="2765.37081686328" calcext:value-type="float">
            <text:p>2765</text:p>
          </table:table-cell>
          <table:table-cell table:style-name="ce72" table:formula="of:=[.E126]/[.$C$67]" office:value-type="float" office:value="1.28026426706633" calcext:value-type="float">
            <text:p>1.280</text:p>
          </table:table-cell>
          <table:table-cell table:style-name="ce72" table:formula="of:=[.F126]*[.$C$70]" office:value-type="float" office:value="25.1392691481145" calcext:value-type="float">
            <text:p>25.139</text:p>
          </table:table-cell>
          <table:table-cell table:number-columns-repeated="57"/>
        </table:table-row>
        <table:table-row table:style-name="ro1">
          <table:table-cell office:value-type="string" calcext:value-type="string">
            <text:p>Stock (MHz)</text:p>
          </table:table-cell>
          <table:table-cell/>
          <table:table-cell table:formula="of:=IF([.C117]=&quot;NV_RTX_2080_Ti_at_2115MHz&quot;;1545;IF([.C117]=&quot;NV_TITAN_RTX&quot;;1770;IF([.C117]=&quot;NV_RTX_2080_Super&quot;;1815;IF([.C117]=&quot;NV_RTX_2070_Super&quot;;1770;IF([.C117]=&quot;NV_RTX_2060_Super&quot;;1650;IF([.C117]=&quot;NV_GTX_1080_Ti&quot;;1582;IF([.C117]=&quot;NV_GTX_1080&quot;;1733;IF([.C117]=&quot;AMD_Radeon_VII&quot;;1750;IF([.C117]=&quot;AMD_Radeon_RX_5500_XT&quot;;1845;IF([.C117]=&quot;AMD_Radeon_RX_5700_XT_A&quot;;1980))))))))))" office:value-type="float" office:value="1815" calcext:value-type="float">
            <text:p>1815</text:p>
          </table:table-cell>
          <table:table-cell table:style-name="ce72" table:formula="of:=[.C127]/[.C95]" office:value-type="float" office:value="1.1747572815534" calcext:value-type="float">
            <text:p>1.175</text:p>
          </table:table-cell>
          <table:table-cell table:style-name="ce77" table:formula="of:=SQRT(([.$E$28]^2)*[.D127])" office:value-type="float" office:value="3291.68951956345" calcext:value-type="float">
            <text:p>3292</text:p>
          </table:table-cell>
          <table:table-cell table:style-name="ce72" table:formula="of:=[.E127]/[.$C$67]" office:value-type="float" office:value="1.52393033313123" calcext:value-type="float">
            <text:p>1.524</text:p>
          </table:table-cell>
          <table:table-cell table:style-name="ce72" table:formula="of:=[.F127]*[.$C$70]" office:value-type="float" office:value="29.9238960213648" calcext:value-type="float">
            <text:p>29.924</text:p>
          </table:table-cell>
          <table:table-cell table:number-columns-repeated="57"/>
        </table:table-row>
        <table:table-row table:style-name="ro1">
          <table:table-cell office:value-type="string" calcext:value-type="string">
            <text:p>Factory (MHz)</text:p>
          </table:table-cell>
          <table:table-cell/>
          <table:table-cell table:formula="of:=IF([.C117]=&quot;NV_RTX_2080_Ti_at_2115MHz&quot;;1755;IF([.C117]=&quot;NV_TITAN_RTX&quot;;1770;IF([.C117]=&quot;NV_RTX_2080_Super&quot;;1845;IF([.C117]=&quot;NV_RTX_2070_Super&quot;;1815;IF([.C117]=&quot;NV_RTX_2060_Super&quot;;1650;IF([.C117]=&quot;NV_GTX_1080_Ti&quot;;1746;IF([.C117]=&quot;NV_GTX_1080&quot;;1860;IF([.C117]=&quot;AMD_Radeon_VII&quot;;1750;IF([.C117]=&quot;AMD_Radeon_RX_5500_XT&quot;;1845;IF([.C117]=&quot;AMD_Radeon_RX_5700_XT_A&quot;;1980))))))))))" office:value-type="float" office:value="1845" calcext:value-type="float">
            <text:p>1845</text:p>
          </table:table-cell>
          <table:table-cell table:style-name="ce72" table:formula="of:=[.C128]/[.C96]" office:value-type="float" office:value="1.05128205128205" calcext:value-type="float">
            <text:p>1.051</text:p>
          </table:table-cell>
          <table:table-cell table:style-name="ce77" table:formula="of:=SQRT(([.$E$28]^2)*[.D128])" office:value-type="float" office:value="3113.898245295" calcext:value-type="float">
            <text:p>3114</text:p>
          </table:table-cell>
          <table:table-cell table:style-name="ce72" table:formula="of:=[.E128]/[.$C$67]" office:value-type="float" office:value="1.44161955800694" calcext:value-type="float">
            <text:p>1.442</text:p>
          </table:table-cell>
          <table:table-cell table:style-name="ce72" table:formula="of:=[.F128]*[.$C$70]" office:value-type="float" office:value="28.3076416410244" calcext:value-type="float">
            <text:p>28.308</text:p>
          </table:table-cell>
          <table:table-cell table:number-columns-repeated="57"/>
        </table:table-row>
        <table:table-row table:style-name="ro1">
          <table:table-cell office:value-type="string" calcext:value-type="string">
            <text:p>OverClock (MHz)</text:p>
          </table:table-cell>
          <table:table-cell/>
          <table:table-cell table:formula="of:=IF([.C117]=&quot;NV_RTX_2080_Ti_at_2115MHz&quot;;2115;IF([.C117]=&quot;NV_TITAN_RTX&quot;;2030;IF([.C117]=&quot;NV_RTX_2080_Super&quot;;2040;IF([.C117]=&quot;NV_RTX_2070_Super&quot;;2070;IF([.C117]=&quot;NV_RTX_2060_Super&quot;;1650;IF([.C117]=&quot;NV_GTX_1080_Ti&quot;;2037;IF([.C117]=&quot;NV_GTX_1080&quot;;2130;IF([.C117]=&quot;AMD_Radeon_VII&quot;;1900;IF([.C117]=&quot;AMD_Radeon_RX_5500_XT&quot;;1845;IF([.C117]=&quot;AMD_Radeon_RX_5700_XT_A&quot;;2150))))))))))" office:value-type="float" office:value="2040" calcext:value-type="float">
            <text:p>2040</text:p>
          </table:table-cell>
          <table:table-cell table:style-name="ce72" table:formula="of:=[.C129]/[.C97]" office:value-type="float" office:value="0.964539007092199" calcext:value-type="float">
            <text:p>0.965</text:p>
          </table:table-cell>
          <table:table-cell table:style-name="ce77" table:formula="of:=SQRT(([.$E$28]^2)*[.D129])" office:value-type="float" office:value="2982.66645424945" calcext:value-type="float">
            <text:p>2983</text:p>
          </table:table-cell>
          <table:table-cell table:style-name="ce72" table:formula="of:=[.E129]/[.$C$67]" office:value-type="float" office:value="1.38086409918956" calcext:value-type="float">
            <text:p>1.381</text:p>
          </table:table-cell>
          <table:table-cell table:style-name="ce72" table:formula="of:=[.F129]*[.$C$70]" office:value-type="float" office:value="27.1146474516862" calcext:value-type="float">
            <text:p>27.115</text:p>
          </table:table-cell>
          <table:table-cell table:number-columns-repeated="57"/>
        </table:table-row>
        <table:table-row table:style-name="ro1">
          <table:table-cell office:value-type="string" calcext:value-type="string">
            <text:p>Shader Multiple</text:p>
          </table:table-cell>
          <table:table-cell/>
          <table:table-cell table:style-name="ce61" table:formula="of:=[.C129]*[.C119]" office:value-type="float" office:value="6266880" calcext:value-type="float">
            <text:p>6266880</text:p>
          </table:table-cell>
          <table:table-cell table:style-name="ce72" table:formula="of:=[.C130]/[.C98]" office:value-type="float" office:value="0.680851063829787" calcext:value-type="float">
            <text:p>0.681</text:p>
          </table:table-cell>
          <table:table-cell table:style-name="ce77" table:formula="of:=SQRT(([.$E$28]^2)*[.D130])" office:value-type="float" office:value="2505.94105991036" calcext:value-type="float">
            <text:p>2506</text:p>
          </table:table-cell>
          <table:table-cell table:style-name="ce72" table:formula="of:=[.E130]/[.$C$67]" office:value-type="float" office:value="1.16015789810665" calcext:value-type="float">
            <text:p>1.160</text:p>
          </table:table-cell>
          <table:table-cell table:style-name="ce72" table:formula="of:=[.F130]*[.$C$70]" office:value-type="float" office:value="22.7808604872222" calcext:value-type="float">
            <text:p>22.781</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7" office:value-type="float" office:value="3400" calcext:value-type="float">
            <text:p>3400</text:p>
          </table:table-cell>
          <table:table-cell table:style-name="ce72" table:formula="of:=[.C133]/[.C101]" office:value-type="float" office:value="1" calcext:value-type="float">
            <text:p>1.000</text:p>
          </table:table-cell>
          <table:table-cell table:style-name="ce77" table:formula="of:=SQRT(([.$E$28]^2)*[.D133])" office:value-type="float" office:value="3037" calcext:value-type="float">
            <text:p>3037</text:p>
          </table:table-cell>
          <table:table-cell table:style-name="ce72" table:formula="of:=[.E133]/[.$C$67]" office:value-type="float" office:value="1.40601851851852" calcext:value-type="float">
            <text:p>1.406</text:p>
          </table:table-cell>
          <table:table-cell table:style-name="ce72" table:formula="of:=[.F133]*[.$C$70]" office:value-type="float" office:value="27.6085796296296" calcext:value-type="float">
            <text:p>27.609</text:p>
          </table:table-cell>
          <table:table-cell table:number-columns-repeated="57"/>
        </table:table-row>
        <calcext:conditional-formats>
          <calcext:conditional-format calcext:target-range-address="Elite_Dangerous.G21:Elite_Dangerous.G21 Elite_Dangerous.G28:Elite_Dangerous.G28 Elite_Dangerous.A21:Elite_Dangerous.A21 Elite_Dangerous.A29:Elite_Dangerous.A29">
            <calcext:condition calcext:apply-style-name="Good - Framerate" calcext:value="&gt;=1.4" calcext:base-cell-address="Elite_Dangerous.A21"/>
            <calcext:condition calcext:apply-style-name="Warn - Framerate" calcext:value="&gt;=1.2" calcext:base-cell-address="Elite_Dangerous.A21"/>
            <calcext:condition calcext:apply-style-name="Bad - Framerate" calcext:value="&lt;1.2" calcext:base-cell-address="Elite_Dangerous.A21"/>
          </calcext:conditional-format>
          <calcext:conditional-format calcext:target-range-address="Elite_Dangerous.M29:Elite_Dangerous.M29 Elite_Dangerous.M22:Elite_Dangerous.M22 Elite_Dangerous.A30:Elite_Dangerous.A30 Elite_Dangerous.A22:Elite_Dangerous.A22">
            <calcext:condition calcext:apply-style-name="Good - Framerate" calcext:value="&lt;=0.8" calcext:base-cell-address="Elite_Dangerous.A22"/>
            <calcext:condition calcext:apply-style-name="Warn - Framerate" calcext:value="between(0.8,1)" calcext:base-cell-address="Elite_Dangerous.A22"/>
            <calcext:condition calcext:apply-style-name="Bad - Framerate" calcext:value="&gt;=1" calcext:base-cell-address="Elite_Dangerous.A22"/>
          </calcext:conditional-format>
        </calcext:conditional-formats>
      </table:table>
      <table:table table:name="PavlovVR" table:style-name="ta1">
        <table:table-column table:style-name="co1" table:default-cell-style-name="Default"/>
        <table:table-column table:style-name="co2" table:default-cell-style-name="Default"/>
        <table:table-column table:style-name="co7"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1" office:value-type="string" calcext:value-type="string">
            <text:p>Item</text:p>
          </table:table-cell>
          <table:table-cell table:style-name="ce1" office:value-type="string" calcext:value-type="string">
            <text:p>Feature</text:p>
          </table:table-cell>
          <table:table-cell table:style-name="ce32"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table:table-cell table:style-name="ce1" office:value-type="string" calcext:value-type="string">
            <text:p>Numeric</text:p>
          </table:table-cell>
          <table:table-cell table:style-name="ce1" table:number-columns-repeated="49"/>
        </table:table-row>
        <table:table-row table:style-name="ro1">
          <table:table-cell table:style-name="ce2" office:value-type="string" calcext:value-type="string">
            <text:p>HMD</text:p>
          </table:table-cell>
          <table:table-cell table:style-name="ce2"/>
          <table:table-cell table:style-name="ce40" table:content-validation-name="val1" office:value-type="string" calcext:value-type="string">
            <office:annotation draw:style-name="gr1" draw:text-style-name="P2" svg:width="82.18pt" svg:height="51pt" svg:x="601.74pt" svg:y="0pt" draw:caption-point-x="-17.29pt" draw:caption-point-y="13.07pt">
              <dc:date>2019-11-30T00:00:00</dc:date>
              <text:p text:style-name="P1"><text:span text:style-name="T1">Pimax 8kX values are not established.</text:span></text:p>
            </office:annotation>
            <text:p>Pimax 8kX</text:p>
          </table:table-cell>
          <table:table-cell table:style-name="ce2"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2" svg:width="123.96pt" svg:height="61.68pt" svg:x="601.74pt" svg:y="8.67pt" draw:caption-point-x="-17.29pt" draw:caption-point-y="42.8pt">
              <dc:date>2019-11-29T00:00:00</dc:date>
              <text:p text:style-name="P1"><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3" office:value-type="string" calcext:value-type="string">
            <text:p>Backlight Brightness</text:p>
          </table:table-cell>
          <table:table-cell table:style-name="ce44" table:content-validation-name="val2" office:value-type="string" calcext:value-type="string">
            <office:annotation draw:style-name="gr3" draw:text-style-name="P2" svg:width="109.19pt" svg:height="47.54pt" svg:x="601.74pt" svg:y="64.01pt" draw:caption-point-x="-17.29pt" draw:caption-point-y="38.66pt">
              <dc:date>2019-11-29T00:00:00</dc:date>
              <text:p text:style-name="P1"><text:span text:style-name="T1">Pimax 5kp, ‘High’</text:span></text:p>
            </office:annotation>
            <text:p>High</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Refresh Rate (Hz)</text:p>
          </table:table-cell>
          <table:table-cell table:style-name="ce40" table:content-validation-name="val3" office:value-type="float" office:value="72" calcext:value-type="float">
            <office:annotation draw:style-name="gr4" draw:text-style-name="P2" svg:width="168.46pt" svg:height="117.67pt" svg:x="601.74pt" svg:y="72.68pt" draw:caption-point-x="-17.29pt" draw:caption-point-y="42.8pt">
              <dc:date>2019-12-03T00:00:00</dc:date>
              <text:p text:style-name="P1"><text:span text:style-name="T1">Higher seems to reduce Smart Smoothing artifacts.</text:span></text:p>
              <text:p text:style-name="P1"><text:span text:style-name="T1"/></text:p>
              <text:p text:style-name="P1"><text:span text:style-name="T1">Prefer 64 when object count may be high.</text:span></text:p>
              <text:p text:style-name="P1"><text:span text:style-name="T1"/></text:p>
              <text:p text:style-name="P1"><text:span text:style-name="T1">CPU constrained. Regardless of any resolution or quality settings, high object counts will force low refresh rate due to single-thread bottleneck.</text:span></text:p>
            </office:annotation>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44"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Fixed Foveated Rendering</text:p>
          </table:table-cell>
          <table:table-cell table:style-name="ce44" table:content-validation-name="val5" office:value-type="string" calcext:value-type="string">
            <office:annotation draw:style-name="gr5" draw:text-style-name="P2" svg:width="212.94pt" svg:height="140.06pt" svg:x="601.74pt" svg:y="98.28pt" draw:caption-point-x="-17.29pt" draw:caption-point-y="42.8pt">
              <dc:date>2019-12-03T00:00:00</dc:date>
              <text:p text:style-name="P1"><text:span text:style-name="T1">Prefer ‘conservative’ for instrument lighting. If required, ‘aggressive’ or ‘balanced’ may improve framerate.</text:span></text:p>
              <text:p text:style-name="P1"><text:span text:style-name="T1"/></text:p>
              <text:p text:style-name="P1"><text:span text:style-name="T1">Prefer ‘OFF’ for high-object count situations. Testing shows a direct trade of ~&lt;0.3x GPU frame latency for ~&gt;0.3x CPU frame latency in these cases.</text:span></text:p>
              <text:p text:style-name="P1"><text:span text:style-name="T1"/></text:p>
              <text:p text:style-name="P1"><text:span text:style-name="T1">‘</text:span><text:span text:style-name="T1">Smart Smoothing’ may be more likely to show double images of moving aircraft with ‘Fixed Foveated Rendering’ enabled.</text:span></text:p>
            </office:annotation>
            <text:p>OFF</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Parallel Projections</text:p>
          </table:table-cell>
          <table:table-cell table:style-name="ce40" table:content-validation-name="val6" office:value-type="string" calcext:value-type="string">
            <text:p>OFF</text:p>
          </table:table-cell>
          <table:table-cell table:number-columns-repeated="11"/>
          <table:table-cell table:style-name="ce6" table:formula="of:=(IF([.C13]=&quot;OFF&quot;;1;1.25))" office:value-type="float" office:value="1" calcext:value-type="float">
            <office:annotation draw:style-name="gr2" draw:text-style-name="P2" svg:width="82.18pt" svg:height="61.68pt" svg:x="1271.25pt" svg:y="111.06pt" draw:caption-point-x="-17.29pt" draw:caption-point-y="42.8pt">
              <dc:date>2019-11-30T00:00:00</dc:date>
              <text:p text:style-name="P1"><text:span text:style-name="T1">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44"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44" table:content-validation-name="val8" office:value-type="string" calcext:value-type="string">
            <office:annotation draw:style-name="gr1" draw:text-style-name="P2" svg:width="82.18pt" svg:height="51pt" svg:x="601.74pt" svg:y="136.66pt" draw:caption-point-x="-17.29pt" draw:caption-point-y="42.8pt">
              <dc:date>2019-11-29T00:00:00</dc:date>
              <text:p text:style-name="P1"><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Hidden Area Mask</text:p>
          </table:table-cell>
          <table:table-cell table:style-name="ce44"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Render Quality</text:p>
          </table:table-cell>
          <table:table-cell table:style-name="ce40" table:content-validation-name="val25" office:value-type="float" office:value="1.25" calcext:value-type="float">
            <office:annotation draw:style-name="gr8" draw:text-style-name="P2" svg:width="135.16pt" svg:height="128.86pt" svg:x="601.74pt" svg:y="162.26pt" draw:caption-point-x="-17.29pt" draw:caption-point-y="42.8pt">
              <dc:date>2019-12-01T00:00:00</dc:date>
              <text:p text:style-name="P1"><text:span text:style-name="T1">Prefer ‘1.25’. Allowing PiTool to provide at least some of the superresolution may improve performance in some cases.</text:span></text:p>
              <text:p text:style-name="P1"><text:span text:style-name="T1"/></text:p>
              <text:p text:style-name="P1"><text:span text:style-name="T1">Higher PiTool settings present more pixels to VR compositor, minimizing blur caused by postprocessing filters.</text:span></text:p>
            </office:annotation>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3" office:value-type="string" calcext:value-type="string">
            <text:p>SteamVR Settings &gt; Video &gt; Custom Resolution</text:p>
          </table:table-cell>
          <table:table-cell table:style-name="ce38" table:formula="of:=[.C4]*[.C17]*(IF([.C13]=&quot;OFF&quot;;1;1.25))*[.E20]" office:value-type="float" office:value="3240" calcext:value-type="float">
            <office:annotation draw:style-name="gr5" draw:text-style-name="P2" svg:width="102.53pt" svg:height="140.06pt" svg:x="601.74pt" svg:y="200.66pt" draw:caption-point-x="-17.29pt" draw:caption-point-y="42.8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3240</text:p>
          </table:table-cell>
          <table:table-cell office:value-type="string" calcext:value-type="string">
            <text:p>Add SR</text:p>
          </table:table-cell>
          <table:table-cell table:style-name="ce13" table:content-validation-name="val18" office:value-type="float" office:value="1.2" calcext:value-type="float">
            <office:annotation draw:style-name="gr2" draw:text-style-name="P2" svg:width="82.18pt" svg:height="61.68pt" svg:x="710.05pt" svg:y="200.66pt" draw:caption-point-x="-17.29pt" draw:caption-point-y="42.8pt">
              <dc:date>2019-11-30T00:00:00</dc:date>
              <text:p text:style-name="P1"><text:span text:style-name="T1">Setting this too high will also degrade VR application framerate.</text:span></text:p>
            </office:annotation>
            <text:p>1.20</text:p>
          </table:table-cell>
          <table:table-cell table:number-columns-repeated="59"/>
        </table:table-row>
        <table:table-row table:style-name="ro1">
          <table:table-cell table:style-name="ce87" table:formula="of:=[.C20]/[.O13]/[.C4]" office:value-type="float" office:value="1.5" calcext:value-type="float">
            <text:p>1.500</text:p>
          </table:table-cell>
          <table:table-cell table:style-name="ce26" office:value-type="string" calcext:value-type="string">
            <text:p>← <text:span text:style-name="T2">Total SR</text:span></text:p>
          </table:table-cell>
          <table:table-cell table:style-name="ce38"/>
          <table:table-cell table:style-name="ce4" office:value-type="string" calcext:value-type="string">
            <office:annotation draw:style-name="gr1" draw:text-style-name="P2" svg:width="82.18pt" svg:height="51pt" svg:x="655.88pt" svg:y="213.48pt" draw:caption-point-x="-17.29pt" draw:caption-point-y="42.8pt">
              <dc:date>2019-11-29T00:00:00</dc:date>
              <text:p text:style-name="P1"><text:span text:style-name="T1">Equivalent.</text:span></text:p>
            </office:annotation>
            <text:p>v</text:p>
          </table:table-cell>
          <table:table-cell table:style-name="ce14" table:formula="of:=ROUNDDOWN([.C4]*[.C17]*[.E20];0)" office:value-type="float" office:value="3240" calcext:value-type="float">
            <text:p>3240</text:p>
          </table:table-cell>
          <table:table-cell table:style-name="ce4" office:value-type="string" calcext:value-type="string">
            <text:p>Total SR</text:p>
          </table:table-cell>
          <table:table-cell table:style-name="ce87" table:formula="of:=[.C20]/[.O13]/[.C4]" office:value-type="float" office:value="1.5" calcext:value-type="float">
            <text:p>1.500</text:p>
          </table:table-cell>
          <table:table-cell table:style-name="ce16" office:value-type="string" calcext:value-type="string">
            <text:p>Expected</text:p>
          </table:table-cell>
          <table:table-cell table:style-name="ce17" table:formula="of:=[.C17]*[.E20]" office:value-type="float" office:value="1.5" calcext:value-type="float">
            <text:p>1.500</text:p>
          </table:table-cell>
          <table:table-cell table:number-columns-repeated="55"/>
        </table:table-row>
        <table:table-row table:style-name="ro1">
          <table:table-cell table:style-name="ce88" table:formula="of:=ROUNDUP(([.C20]/[.C53])^2;3)" office:value-type="float" office:value="0.789" calcext:value-type="float">
            <text:p>0.789</text:p>
          </table:table-cell>
          <table:table-cell table:style-name="ce27" office:value-type="string" calcext:value-type="string">
            <text:p>← Load</text:p>
          </table:table-cell>
          <table:table-cell table:style-name="ce38"/>
          <table:table-cell table:style-name="ce4"/>
          <table:table-cell table:style-name="ce14"/>
          <table:table-cell table:style-name="ce4"/>
          <table:table-cell/>
          <table:table-cell table:style-name="ce4" office:value-type="string" calcext:value-type="string">
            <text:p>Equivalent</text:p>
          </table:table-cell>
          <table:table-cell table:style-name="ce18" table:formula="of:=CONCATENATE(ROUNDDOWN([.G21]*[.C3];0);&quot;x&quot;;ROUNDDOWN([.G21]*[.C4];0))" office:value-type="string" office:string-value="5760x3240" calcext:value-type="string">
            <text:p>5760x3240</text:p>
          </table:table-cell>
          <table:table-cell table:style-name="ce4" office:value-type="string" calcext:value-type="string">
            <text:p>vAngular</text:p>
          </table:table-cell>
          <table:table-cell table:formula="of:=ROUND([.E21]/[.C6];5)" office:value-type="float" office:value="29.45455" calcext:value-type="float">
            <text:p>29.45455</text:p>
          </table:table-cell>
          <table:table-cell table:style-name="ce4" office:value-type="string" calcext:value-type="string">
            <text:p>Load</text:p>
          </table:table-cell>
          <table:table-cell table:style-name="ce88" table:formula="of:=ROUNDUP(([.C20]/[.C53])^2;3)" office:value-type="float" office:value="0.789" calcext:value-type="float">
            <office:annotation draw:style-name="gr9" draw:text-style-name="P2" svg:width="343.3pt" svg:height="116.87pt" svg:x="754.81pt" svg:y="136.69pt" draw:caption-point-x="371.14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0.789</text:p>
          </table:table-cell>
          <table:table-cell/>
          <table:table-cell table:formula="of:=[.C20]" office:value-type="float" office:value="3240" calcext:value-type="float">
            <text:p>3240</text:p>
          </table:table-cell>
          <table:table-cell table:number-columns-repeated="49"/>
        </table:table-row>
        <table:table-row table:style-name="ro1" table:number-rows-repeated="2">
          <table:table-cell/>
          <table:table-cell table:style-name="ce3"/>
          <table:table-cell table:style-name="ce38"/>
          <table:table-cell table:style-name="ce4"/>
          <table:table-cell table:style-name="ce14"/>
          <table:table-cell table:style-name="ce4"/>
          <table:table-cell/>
          <table:table-cell table:style-name="ce4"/>
          <table:table-cell table:style-name="ce18"/>
          <table:table-cell table:style-name="ce4"/>
          <table:table-cell/>
          <table:table-cell table:style-name="ce4"/>
          <table:table-cell table:number-columns-repeated="52"/>
        </table:table-row>
        <table:table-row table:style-name="ro1">
          <table:table-cell office:value-type="string" calcext:value-type="string">
            <text:p>SteamVR</text:p>
          </table:table-cell>
          <table:table-cell table:style-name="ce3" office:value-type="string" calcext:value-type="string">
            <text:p>SteamVR Settings &gt; Applications &gt; [App] &gt; Custom Resolution</text:p>
          </table:table-cell>
          <table:table-cell table:style-name="ce38" table:formula="of:=[.C4]*[.C17]*(IF([.C13]=&quot;OFF&quot;;1;1.25))*[.E25]" office:value-type="float" office:value="3240" calcext:value-type="float">
            <text:p>3240</text:p>
          </table:table-cell>
          <table:table-cell office:value-type="string" calcext:value-type="string">
            <text:p>Add SR</text:p>
          </table:table-cell>
          <table:table-cell table:style-name="ce13" table:content-validation-name="val18" office:value-type="float" office:value="1.2" calcext:value-type="float">
            <text:p>1.20</text:p>
          </table:table-cell>
          <table:table-cell office:value-type="string" calcext:value-type="string">
            <text:p>Sub SR</text:p>
          </table:table-cell>
          <table:table-cell table:formula="of:=[.C25]/[.O13]/[.C4]" office:value-type="float" office:value="1.5" calcext:value-type="float">
            <text:p>1.5</text:p>
          </table:table-cell>
          <table:table-cell table:style-name="ce16" office:value-type="string" calcext:value-type="string">
            <text:p>Expected</text:p>
          </table:table-cell>
          <table:table-cell table:style-name="ce16" table:formula="of:=[.C17]*[.E25]" office:value-type="float" office:value="1.5" calcext:value-type="float">
            <text:p>1.5</text:p>
          </table:table-cell>
          <table:table-cell table:number-columns-repeated="55"/>
        </table:table-row>
        <table:table-row table:style-name="ro1">
          <table:table-cell/>
          <table:table-cell table:style-name="ce3"/>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4" office:value-type="string" calcext:value-type="string">
            <text:p>Scaling</text:p>
          </table:table-cell>
          <table:table-cell table:style-name="ce39" table:content-validation-name="val11" office:value-type="float" office:value="1" calcext:value-type="float">
            <office:annotation draw:style-name="gr10" draw:text-style-name="P2" svg:width="113.1pt" svg:height="84.08pt" svg:x="601.74pt" svg:y="303.08pt" draw:caption-point-x="-17.29pt" draw:caption-point-y="42.8pt">
              <dc:date>2019-12-01T00:00:00</dc:date>
              <text:p text:style-name="P1"><text:span text:style-name="T1">Prefer ‘1’. Higher values may incur single-thread bottleneck.</text:span></text:p>
              <text:p text:style-name="P1"><text:span text:style-name="T1"/></text:p>
              <text:p text:style-name="P1"><text:span text:style-name="T1">Set higher if expected to compensate for some postprocessing blur.</text:span></text:p>
            </office:annotation>
            <text:p>1.0</text:p>
          </table:table-cell>
          <table:table-cell table:style-name="ce4" office:value-type="string" calcext:value-type="string">
            <office:annotation draw:style-name="gr1" draw:text-style-name="P2" svg:width="82.18pt" svg:height="51pt" svg:x="655.88pt" svg:y="303.08pt" draw:caption-point-x="-17.29pt" draw:caption-point-y="42.8pt">
              <dc:date>2019-11-29T00:00:00</dc:date>
              <text:p text:style-name="P1"><text:span text:style-name="T1">Equivalent.</text:span></text:p>
            </office:annotation>
            <text:p>v</text:p>
          </table:table-cell>
          <table:table-cell table:style-name="ce14" table:formula="of:=ROUNDDOWN([.C4]*[.C17]*[.E25]*[.C28];0)" office:value-type="float" office:value="3240" calcext:value-type="float">
            <text:p>3240</text:p>
          </table:table-cell>
          <table:table-cell table:style-name="ce4" office:value-type="string" calcext:value-type="string">
            <text:p>Total SR</text:p>
          </table:table-cell>
          <table:table-cell table:style-name="ce87" table:formula="of:=[.E28]/[.C4]" office:value-type="float" office:value="1.5" calcext:value-type="float">
            <office:annotation draw:style-name="gr11" draw:text-style-name="P2" svg:width="71.63pt" svg:height="30.84pt" svg:x="816.52pt" svg:y="299.51pt" draw:caption-point-x="-15.48pt" draw:caption-point-y="46.37pt">
              <dc:date>2019-11-30T00:00:00</dc:date>
              <text:p text:style-name="P1"><text:span text:style-name="T1">Prefer ~1.5 for text clarity.</text:span></text:p>
            </office:annotation>
            <text:p>1.500</text:p>
          </table:table-cell>
          <table:table-cell table:style-name="ce16" office:value-type="string" calcext:value-type="string">
            <text:p>Expected</text:p>
          </table:table-cell>
          <table:table-cell table:style-name="ce17" table:formula="of:=[.C17]*[.E25]*[.C28]" office:value-type="float" office:value="1.5" calcext:value-type="float">
            <text:p>1.500</text:p>
          </table:table-cell>
          <table:table-cell table:number-columns-repeated="55"/>
        </table:table-row>
        <table:table-row table:style-name="ro1">
          <table:table-cell table:style-name="ce87" table:formula="of:=[.E28]/[.C4]" office:value-type="float" office:value="1.5" calcext:value-type="float">
            <office:annotation draw:style-name="gr11" draw:text-style-name="P2" svg:width="71.63pt" svg:height="30.84pt" svg:x="112.03pt" svg:y="312.29pt" draw:caption-point-x="-15.48pt" draw:caption-point-y="46.37pt">
              <dc:date>2019-11-30T00:00:00</dc:date>
              <text:p text:style-name="P1"><text:span text:style-name="T1">Prefer ~1.5 for text clarity.</text:span></text:p>
            </office:annotation>
            <text:p>1.500</text:p>
          </table:table-cell>
          <table:table-cell table:style-name="ce26" office:value-type="string" calcext:value-type="string">
            <text:p>← <text:span text:style-name="T2">Total SR</text:span></text:p>
          </table:table-cell>
          <table:table-cell table:style-name="ce36"/>
          <table:table-cell table:number-columns-repeated="4"/>
          <table:table-cell table:style-name="ce4" office:value-type="string" calcext:value-type="string">
            <text:p>Equivalent</text:p>
          </table:table-cell>
          <table:table-cell table:style-name="ce2" table:formula="of:=CONCATENATE(ROUNDDOWN([.G28]*[.C3];0);&quot;x&quot;;ROUNDDOWN([.G28]*[.C4];0))" office:value-type="string" office:string-value="5760x3240" calcext:value-type="string">
            <office:annotation draw:style-name="gr12" draw:text-style-name="P2" svg:width="507.6pt" svg:height="319.21pt" svg:x="333.64pt" svg:y="187.31pt" draw:caption-point-x="575.72pt" draw:caption-point-y="171.35pt">
              <dc:date>2019-11-29T00:00:00</dc:date>
              <text:p text:style-name="P1"><text:span text:style-name="T1">INACCURATE</text:span></text:p>
              <text:p text:style-name="P1"><text:span text:style-name="T1"/></text:p>
              <text:p text:style-name="P1"><text:span text:style-name="T1">Equivalent display panel resolution for relative comparisons ONLY.</text:span></text:p>
              <text:p text:style-name="P1"><text:span text:style-name="T1"/></text:p>
              <text:p text:style-name="P1"><text:span text:style-name="T1">Margin of error is &gt;+/-20% for vAngular, vFOV, or any derivative. Exaggerated vFOV marketing claims may be taken at face value, aggregated, or rounded.</text:span></text:p>
              <text:p text:style-name="P1"><text:span text:style-name="T1"/></text:p>
              <text:p text:style-name="P1"><text:span text:style-name="T1">Drastic differences in optics quality and pixel usage are also more significant.</text:span></text:p>
              <text:p text:style-name="P1"><text:span text:style-name="T1"/></text:p>
              <text:p text:style-name="P1"><text:span text:style-name="T1">No part of this list is intended as PASS/FAIL criteria.</text:span></text:p>
              <text:p text:style-name="P1"><text:span text:style-name="T1"/></text:p>
              <text:p text:style-name="P1"><text:span text:style-name="T1"/></text:p>
              <text:p text:style-name="P1"><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1"><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1"><text:span text:style-name="T1"/></text:p>
              <text:p text:style-name="P1"><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1"><text:span text:style-name="T1"/></text:p>
              <text:p text:style-name="P1"><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1"><text:span text:style-name="T1"/></text:p>
              <text:p text:style-name="P1"><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1"><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1"><text:span text:style-name="T1"/></text:p>
              <text:p text:style-name="P1"><text:span text:style-name="T1"/></text:p>
              <text:p text:style-name="P1"><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1"><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1"><text:span text:style-name="T1"/></text:p>
              <text:p text:style-name="P1"><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1"><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760x3240</text:p>
          </table:table-cell>
          <table:table-cell table:style-name="ce4" office:value-type="string" calcext:value-type="string">
            <text:p>vAngular</text:p>
          </table:table-cell>
          <table:table-cell table:formula="of:=ROUND([.E28]/[.C6];5)" office:value-type="float" office:value="29.45455" calcext:value-type="float">
            <office:annotation draw:style-name="gr13" draw:text-style-name="P2" svg:width="216.54pt" svg:height="162.45pt" svg:x="784.18pt" svg:y="180.54pt" draw:caption-point-x="233.49pt" draw:caption-point-y="178.13pt">
              <dc:date>2019-11-30T00:00:00</dc:date>
              <text:p text:style-name="P1"><text:span text:style-name="T1">Values &gt;1.5x native will NOT be meaningfully better.</text:span></text:p>
              <text:p text:style-name="P1"><text:span text:style-name="T1"/></text:p>
              <text:p text:style-name="P1"><text:span text:style-name="T1">Margin of error &gt;+/-20%.</text:span></text:p>
              <text:p text:style-name="P1"><text:span text:style-name="T1"/></text:p>
              <text:p text:style-name="P1"><text:span text:style-name="T1">Highly nonlinear due to human vision thresholds and sampling error.</text:span></text:p>
              <text:p text:style-name="P1"><text:span text:style-name="T1"/></text:p>
              <text:p text:style-name="P1"><text:span text:style-name="T1">Optical artifacts may degrade useful resolution further.</text:span></text:p>
              <text:p text:style-name="P1"><text:span text:style-name="T1"/></text:p>
              <text:p text:style-name="P1"><text:span text:style-name="T1">Do NOT consider as PASS/FAIL except when evaluating super-resolution settings for the same hardware and software.</text:span></text:p>
            </office:annotation>
            <text:p>29.45455</text:p>
          </table:table-cell>
          <table:table-cell table:style-name="ce4" office:value-type="string" calcext:value-type="string">
            <text:p>Load</text:p>
          </table:table-cell>
          <table:table-cell table:style-name="ce88" table:formula="of:=ROUNDUP(((([.C25]*[.C28])/([.C57]*[.C60]))^2)*([.C10]/[.C43]);3)" office:value-type="float" office:value="0.789" calcext:value-type="float">
            <office:annotation draw:style-name="gr9" draw:text-style-name="P2" svg:width="343.3pt" svg:height="116.87pt" svg:x="754.81pt" svg:y="226.29pt" draw:caption-point-x="371.14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0.789</text:p>
          </table:table-cell>
          <table:table-cell/>
          <table:table-cell table:formula="of:=[.C25]*[.C28]" office:value-type="float" office:value="3240" calcext:value-type="float">
            <text:p>3240</text:p>
          </table:table-cell>
          <table:table-cell table:number-columns-repeated="49"/>
        </table:table-row>
        <table:table-row table:style-name="ro1">
          <table:table-cell table:style-name="ce89" table:formula="of:=ROUNDUP(((([.C25]*[.C28])/([.C57]*[.C60]))^2)*([.C10]/[.C43]);3)" office:value-type="float" office:value="0.789" calcext:value-type="float">
            <office:annotation draw:style-name="gr9" draw:text-style-name="P2" svg:width="343.3pt" svg:height="116.87pt" svg:x="32.85pt" svg:y="239.1pt" draw:caption-point-x="63.69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0.789</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1" office:value-type="string" calcext:value-type="string">
            <office:annotation draw:style-name="gr14" draw:text-style-name="P2" svg:width="229.27pt" svg:height="174.19pt" svg:x="113.84pt" svg:y="379.87pt" draw:caption-point-x="-17.29pt" draw:caption-point-y="42.8pt">
              <dc:date>2019-12-04T00:00:00</dc:date>
              <text:p text:style-name="P1"><text:span text:style-name="T1">THOUROUGHLY TESTED</text:span></text:p>
              <text:p text:style-name="P1"><text:span text:style-name="T1"/></text:p>
              <text:p text:style-name="P1"><text:span text:style-name="T1">Maximum usable values supporting high-resolution rendering and textures with best available hardware.</text:span></text:p>
              <text:p text:style-name="P1"><text:span text:style-name="T1"/></text:p>
              <text:p text:style-name="P1"><text:span text:style-name="T1">CPU i9-9900KF @ 5.1GHz .</text:span></text:p>
              <text:p text:style-name="P1"><text:span text:style-name="T1"/></text:p>
              <text:p text:style-name="P1"><text:span text:style-name="T1">GPU GeForce RTX 2080 Ti Ftw3 Ultra - 11GB @ 2085MHz/8000MHz 124% with Precision X1 .</text:span></text:p>
              <text:p text:style-name="P1"><text:span text:style-name="T1"/></text:p>
              <text:p text:style-name="P1"><text:span text:style-name="T1">RAM – 64GB @ DDR4-3400 .</text:span></text:p>
            </office:annotation>
            <text:p>Limits</text:p>
          </table:table-cell>
          <table:table-cell table:style-name="ce1" table:number-columns-repeated="63"/>
        </table:table-row>
        <table:table-row table:style-name="ro1">
          <table:table-cell table:style-name="ce2" office:value-type="string" calcext:value-type="string">
            <text:p>HMD</text:p>
          </table:table-cell>
          <table:table-cell table:style-name="ce2"/>
          <table:table-cell table:style-name="ce23" table:content-validation-name="val1" office:value-type="string" calcext:value-type="string">
            <text:p>Pimax 5kp</text:p>
          </table:table-cell>
          <table:table-cell table:style-name="ce2" table:number-columns-repeated="61"/>
        </table:table-row>
        <table:table-row table:style-name="ro1">
          <table:table-cell office:value-type="string" calcext:value-type="string">
            <text:p>HMD</text:p>
          </table:table-cell>
          <table:table-cell office:value-type="string" calcext:value-type="string">
            <text:p>Width</text:p>
          </table:table-cell>
          <table:table-cell table:formula="of:=IF([.C35]=&quot;Pimax 8kX&quot;;3840;IF([.C35]=&quot;Pimax 5kp&quot;;2560;IF([.C35]=&quot;HP Reverb&quot;;2160;IF([.C35]=&quot;Valve Index&quot;;2880;IF([.C35]=&quot;HTC Vive Pro&quot;;1440;IF([.C35]=&quot;HTC Vive&quot;;1080))))))" office:value-type="float" office:value="2560" calcext:value-type="float">
            <text:p>256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35]=&quot;Pimax 8kX&quot;;2160;IF([.C35]=&quot;Pimax 5kp&quot;;1440;IF([.C35]=&quot;HP Reverb&quot;;2160;IF([.C35]=&quot;Valve Index&quot;;1600;IF([.C35]=&quot;HTC Vive Pro&quot;;1600;IF([.C35]=&quot;HTC Vive&quot;;1200))))))" office:value-type="float" office:value="1440" calcext:value-type="float">
            <text:p>144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35]=&quot;Pimax 8kX&quot;;ROUND([.C37]/[.C39];3);IF([.C35]=&quot;Pimax 5kp&quot;;ROUND([.C37]/[.C39];3);IF([.C35]=&quot;HP Reverb&quot;;ROUND([.C37]/[.C39];3);IF([.C35]=&quot;Valve Index&quot;;ROUND([.C37]/[.C39];3);IF([.C35]=&quot;HTC Vive Pro&quot;;ROUND([.C37]/[.C39];3);IF([.C35]=&quot;HTC Vive&quot;;ROUND([.C37]/[.C39];3)))))))" office:value-type="float" office:value="13.091" calcext:value-type="float">
            <text:p>13.091</text:p>
          </table:table-cell>
          <table:table-cell table:number-columns-repeated="61"/>
        </table:table-row>
        <table:table-row table:style-name="ro1">
          <table:table-cell table:number-columns-repeated="2"/>
          <table:table-cell table:style-name="Default"/>
          <table:table-cell table:number-columns-repeated="61"/>
        </table:table-row>
        <table:table-row table:style-name="ro1">
          <table:table-cell office:value-type="string" calcext:value-type="string">
            <text:p>PiTool</text:p>
          </table:table-cell>
          <table:table-cell table:style-name="ce3" office:value-type="string" calcext:value-type="string">
            <text:p>Backlight Brightness</text:p>
          </table:table-cell>
          <table:table-cell table:style-name="ce51"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Refresh Rate (Hz)</text:p>
          </table:table-cell>
          <table:table-cell table:style-name="ce30" table:content-validation-name="val3" office:value-type="float" office:value="72" calcext:value-type="float">
            <office:annotation draw:style-name="gr15" draw:text-style-name="P2" svg:width="133.09pt" svg:height="72.88pt" svg:x="601.74pt" svg:y="495.07pt" draw:caption-point-x="-17.29pt" draw:caption-point-y="42.8pt">
              <dc:date>2019-12-03T00:00:00</dc:date>
              <text:p text:style-name="P1"><text:span text:style-name="T1">CPU constrained. Regardless of any resolution or quality settings, high object counts will force low refresh rate due to single-thread bottleneck.</text:span></text:p>
            </office:annotation>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51"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Fixed Foveated Rendering</text:p>
          </table:table-cell>
          <table:table-cell table:style-name="ce51" table:content-validation-name="val12" office:value-type="string" calcext:value-type="string">
            <office:annotation draw:style-name="gr16" draw:text-style-name="P2" svg:width="179.94pt" svg:height="69.99pt" svg:x="601.74pt" svg:y="520.67pt" draw:caption-point-x="-17.29pt" draw:caption-point-y="42.8pt">
              <dc:date>2019-12-03T00:00:00</dc:date>
              <text:p text:style-name="P1"><text:span text:style-name="T1">One of multiple tested configurations.</text:span></text:p>
              <text:p text:style-name="P1"><text:span text:style-name="T1">*) =‘OFF’, +‘Shaders Mod’</text:span></text:p>
              <text:p text:style-name="P1"><text:span text:style-name="T1">*) =‘conservative’, -’Shaders Mod’</text:span></text:p>
            </office:annotation>
            <text:p>OFF</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Parallel Projections</text:p>
          </table:table-cell>
          <table:table-cell table:style-name="ce51" table:content-validation-name="val6" office:value-type="string" calcext:value-type="string">
            <text:p>OFF</text:p>
          </table:table-cell>
          <table:table-cell table:number-columns-repeated="11"/>
          <table:table-cell table:style-name="ce6" table:formula="of:=IF([.C46]=&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51"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51" table:content-validation-name="val8" office:value-type="string" calcext:value-type="string">
            <text:p>Normal</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Hidden Area Mask</text:p>
          </table:table-cell>
          <table:table-cell table:style-name="ce51"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Render Quality</text:p>
          </table:table-cell>
          <table:table-cell table:style-name="ce51" table:content-validation-name="val13" office:value-type="float" office:value="1.75" calcext:value-type="float">
            <text:p>1.75</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SteamVR</text:p>
          </table:table-cell>
          <table:table-cell table:style-name="ce3" office:value-type="string" calcext:value-type="string">
            <text:p>SteamVR Settings &gt; Video &gt; Custom Resolution</text:p>
          </table:table-cell>
          <table:table-cell table:style-name="ce11" office:value-type="float" office:value="3649" calcext:value-type="float">
            <office:annotation draw:style-name="gr15" draw:text-style-name="P2" svg:width="82.18pt" svg:height="72.88pt" svg:x="601.74pt" svg:y="623.06pt" draw:caption-point-x="-17.29pt" draw:caption-point-y="42.8pt">
              <dc:date>2019-12-25T00:00:00</dc:date>
              <text:p text:style-name="P1"><text:span text:style-name="T1">Presumed. Irrelevant, as OVRDrop panels are not generally used with PavlovVR.</text:span></text:p>
            </office:annotation>
            <text:p>3649</text:p>
          </table:table-cell>
          <table:table-cell office:value-type="string" calcext:value-type="string">
            <text:p>Add SR</text:p>
          </table:table-cell>
          <table:table-cell table:formula="of:=[.C53]/([.C37]*[.C50]*[.O46])" office:value-type="float" office:value="1.44801587301587" calcext:value-type="float">
            <text:p>1.44801587301587</text:p>
          </table:table-cell>
          <table:table-cell table:number-columns-repeated="59"/>
        </table:table-row>
        <table:table-row table:style-name="ro1">
          <table:table-cell/>
          <table:table-cell table:style-name="ce3"/>
          <table:table-cell table:style-name="ce12"/>
          <table:table-cell office:value-type="string" calcext:value-type="string">
            <office:annotation draw:style-name="gr1" draw:text-style-name="P2" svg:width="82.18pt" svg:height="51pt" svg:x="655.88pt" svg:y="635.87pt" draw:caption-point-x="-17.29pt" draw:caption-point-y="42.8pt">
              <dc:date>2019-11-29T00:00:00</dc:date>
              <text:p text:style-name="P1"><text:span text:style-name="T1">Equivalent.</text:span></text:p>
            </office:annotation>
            <text:p>v</text:p>
          </table:table-cell>
          <table:table-cell table:style-name="ce14" table:formula="of:=ROUNDDOWN([.C37]*[.C50]*[.E53];0)" office:value-type="float" office:value="3649" calcext:value-type="float">
            <text:p>3649</text:p>
          </table:table-cell>
          <table:table-cell table:style-name="ce4" office:value-type="string" calcext:value-type="string">
            <text:p>Total SR</text:p>
          </table:table-cell>
          <table:table-cell table:formula="of:=[.C53]/[.O46]/[.C37]" office:value-type="float" office:value="2.53402777777778" calcext:value-type="float">
            <text:p>2.53402777777778</text:p>
          </table:table-cell>
          <table:table-cell table:number-columns-repeated="57"/>
        </table:table-row>
        <table:table-row table:style-name="ro1" table:number-rows-repeated="2">
          <table:table-cell/>
          <table:table-cell table:style-name="ce3"/>
          <table:table-cell table:style-name="ce12"/>
          <table:table-cell table:number-columns-repeated="2"/>
          <table:table-cell table:style-name="ce4"/>
          <table:table-cell table:number-columns-repeated="58"/>
        </table:table-row>
        <table:table-row table:style-name="ro1">
          <table:table-cell office:value-type="string" calcext:value-type="string">
            <text:p>SteamVR</text:p>
          </table:table-cell>
          <table:table-cell table:style-name="ce3" office:value-type="string" calcext:value-type="string">
            <text:p>SteamVR Settings &gt; Applications &gt; [App] &gt; Custom Resolution</text:p>
          </table:table-cell>
          <table:table-cell table:style-name="ce11" office:value-type="float" office:value="3649" calcext:value-type="float">
            <text:p>3649</text:p>
          </table:table-cell>
          <table:table-cell office:value-type="string" calcext:value-type="string">
            <text:p>Add SR</text:p>
          </table:table-cell>
          <table:table-cell table:formula="of:=[.C57]/([.C37]*[.C50]*[.O46])" office:value-type="float" office:value="1.44801587301587" calcext:value-type="float">
            <text:p>1.44801587301587</text:p>
          </table:table-cell>
          <table:table-cell office:value-type="string" calcext:value-type="string">
            <text:p>Sub SR</text:p>
          </table:table-cell>
          <table:table-cell table:formula="of:=[.C57]/[.O46]/[.C37]" office:value-type="float" office:value="2.53402777777778" calcext:value-type="float">
            <text:p>2.53402777777778</text:p>
          </table:table-cell>
          <table:table-cell table:number-columns-repeated="57"/>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App</text:p>
          </table:table-cell>
          <table:table-cell table:style-name="ce4" office:value-type="string" calcext:value-type="string">
            <text:p>Scaling</text:p>
          </table:table-cell>
          <table:table-cell table:style-name="ce48" table:content-validation-name="val14" office:value-type="float" office:value="1" calcext:value-type="float">
            <office:annotation draw:style-name="gr1" draw:text-style-name="P2" svg:width="82.18pt" svg:height="51pt" svg:x="601.74pt" svg:y="712.66pt" draw:caption-point-x="-17.29pt" draw:caption-point-y="42.8pt">
              <dc:date>2019-12-25T00:00:00</dc:date>
              <text:p text:style-name="P1"><text:span text:style-name="T1">Presumed.</text:span></text:p>
            </office:annotation>
            <text:p>1.0</text:p>
          </table:table-cell>
          <table:table-cell office:value-type="string" calcext:value-type="string">
            <office:annotation draw:style-name="gr1" draw:text-style-name="P2" svg:width="82.18pt" svg:height="51pt" svg:x="655.88pt" svg:y="712.66pt" draw:caption-point-x="-17.29pt" draw:caption-point-y="42.8pt">
              <dc:date>2019-11-29T00:00:00</dc:date>
              <text:p text:style-name="P1"><text:span text:style-name="T1">Equivalent.</text:span></text:p>
            </office:annotation>
            <text:p>v</text:p>
          </table:table-cell>
          <table:table-cell table:formula="of:=ROUNDDOWN([.C37]*[.C50]*[.E57]*[.C60];0)" office:value-type="float" office:value="3649" calcext:value-type="float">
            <text:p>3649</text:p>
          </table:table-cell>
          <table:table-cell table:style-name="ce4" office:value-type="string" calcext:value-type="string">
            <text:p>Total SR</text:p>
          </table:table-cell>
          <table:table-cell table:formula="of:=[.E60]/[.C37]" office:value-type="float" office:value="2.53402777777778" calcext:value-type="float">
            <text:p>2.53402777777778</text:p>
          </table:table-cell>
          <table:table-cell table:number-columns-repeated="4"/>
          <table:table-cell table:style-name="ce4"/>
          <table:table-cell table:number-columns-repeated="52"/>
        </table:table-row>
        <table:table-row table:style-name="ro1">
          <table:table-cell table:number-columns-repeated="2"/>
          <table:table-cell table:style-name="Default"/>
          <table:table-cell table:number-columns-repeated="4"/>
          <table:table-cell table:style-name="ce4" office:value-type="string" calcext:value-type="string">
            <text:p>Equivalent</text:p>
          </table:table-cell>
          <table:table-cell table:style-name="ce2" table:formula="of:=CONCATENATE(ROUNDDOWN([.G60]*[.C36];0);&quot;x&quot;;ROUNDDOWN([.G60]*[.C37];0))" office:value-type="string" office:string-value="6487x3649" calcext:value-type="string">
            <text:p>6487x3649</text:p>
          </table:table-cell>
          <table:table-cell table:style-name="ce4" office:value-type="string" calcext:value-type="string">
            <text:p>vAngular</text:p>
          </table:table-cell>
          <table:table-cell table:formula="of:=[.E60]/[.C39]" office:value-type="float" office:value="33.1727272727273" calcext:value-type="float">
            <text:p>33.1727272727273</text:p>
          </table:table-cell>
          <table:table-cell table:number-columns-repeated="53"/>
        </table:table-row>
        <table:table-row table:style-name="ro1" table:number-rows-repeated="2">
          <table:table-cell table:number-columns-repeated="2"/>
          <table:table-cell table:style-name="Default"/>
          <table:table-cell table:number-columns-repeated="61"/>
        </table:table-row>
        <table:table-row table:style-name="ro1">
          <table:table-cell table:style-name="ce1" office:value-type="string" calcext:value-type="string">
            <office:annotation draw:style-name="gr17" draw:text-style-name="P2" svg:width="359.35pt" svg:height="265.24pt" svg:x="113.84pt" svg:y="763.88pt" draw:caption-point-x="-17.29pt" draw:caption-point-y="42.8pt">
              <dc:date>2020-01-05T00:00:00</dc:date>
              <text:p text:style-name="P1"><text:span text:style-name="T1">INACCURATE</text:span></text:p>
              <text:p text:style-name="P1"><text:span text:style-name="T1"/></text:p>
              <text:p text:style-name="P1"><text:span text:style-name="T1">Do NOT interpret linearly.</text:span></text:p>
              <text:p text:style-name="P1"><text:span text:style-name="T1"/></text:p>
              <text:p text:style-name="P1"><text:span text:style-name="T1">-</text:span></text:p>
              <text:p text:style-name="P1"><text:span text:style-name="T1"/></text:p>
              <text:p text:style-name="P1"><text:span text:style-name="T1">Comparisons across vendors (NVIDIA, AMD, Intel), will be inaccurate by as much as +/-40%.</text:span></text:p>
              <text:p text:style-name="P1"><text:span text:style-name="T1"/></text:p>
              <text:p text:style-name="P1"><text:span text:style-name="T1">Comparisons across major design changes (AMD FX vs AMD Ryzen) will be inaccurate by as much as +100% -50% (+double -half). </text:span></text:p>
              <text:p text:style-name="P1"><text:span text:style-name="T1"/></text:p>
              <text:p text:style-name="P1"><text:span text:style-name="T1">GPU is the limiting factor for almost all applications. CPU and RAM predictions should generally be ignored unless the specific weaknesses are known to be relevant.</text:span></text:p>
              <text:p text:style-name="P1"><text:span text:style-name="T1"/></text:p>
              <text:p text:style-name="P1"><text:span text:style-name="T1">CPU/GPU utilization is never an indicator of frame dropping margins. FPSVR measured latencies are generally valid, though some noticeable timing spikes may not be detected.</text:span></text:p>
              <text:p text:style-name="P1"><text:span text:style-name="T1"/></text:p>
              <text:p text:style-name="P1"><text:span text:style-name="T1">Beware some loads are independent of resolution, imposing minimum requirements. CPU/GPU loads will not decrease consistently with resolution.</text:span></text:p>
            </office:annotation>
            <text:p>Hardware</text:p>
          </table:table-cell>
          <table:table-cell table:style-name="ce1" table:number-columns-repeated="6"/>
          <table:table-cell table:number-columns-repeated="57"/>
        </table:table-row>
        <table:table-row table:style-name="ro1">
          <table:table-cell table:style-name="ce2" office:value-type="string" calcext:value-type="string">
            <text:p>HMD</text:p>
          </table:table-cell>
          <table:table-cell table:style-name="ce2"/>
          <table:table-cell table:style-name="ce23" table:content-validation-name="val1" office:value-type="string" calcext:value-type="string">
            <text:p>Pimax 8kX</text:p>
          </table:table-cell>
          <table:table-cell table:number-columns-repeated="61"/>
        </table:table-row>
        <table:table-row table:style-name="ro1">
          <table:table-cell office:value-type="string" calcext:value-type="string">
            <text:p>HMD</text:p>
          </table:table-cell>
          <table:table-cell office:value-type="string" calcext:value-type="string">
            <text:p>Width</text:p>
          </table:table-cell>
          <table:table-cell table:formula="of:=IF([.C65]=&quot;Pimax 8kX&quot;;3840;IF([.C65]=&quot;Pimax 5kp&quot;;2560;IF([.C65]=&quot;HP Reverb&quot;;2160;IF([.C65]=&quot;Valve Index&quot;;2880;IF([.C65]=&quot;HTC Vive Pro&quot;;1440;IF([.C65]=&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65]=&quot;Pimax 8kX&quot;;2160;IF([.C65]=&quot;Pimax 5kp&quot;;1440;IF([.C65]=&quot;HP Reverb&quot;;2160;IF([.C65]=&quot;Valve Index&quot;;1600;IF([.C65]=&quot;HTC Vive Pro&quot;;1600;IF([.C65]=&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65]=&quot;Pimax 8kX&quot;;170;IF([.C65]=&quot;Pimax 5kp&quot;;170;IF([.C65]=&quot;HP Reverb&quot;;110;IF([.C65]=&quot;Valve Index&quot;;130;IF([.C65]=&quot;HTC Vive Pro&quot;;110;IF([.C6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65]=&quot;Pimax 8kX&quot;;110;IF([.C65]=&quot;Pimax 5kp&quot;;110;IF([.C65]=&quot;HP Reverb&quot;;110;IF([.C65]=&quot;Valve Index&quot;;130;IF([.C65]=&quot;HTC Vive Pro&quot;;110;IF([.C6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65]=&quot;Pimax 8kX&quot;;ROUND([.C67]/[.C69];3);IF([.C65]=&quot;Pimax 5kp&quot;;ROUND([.C67]/[.C69];3);IF([.C65]=&quot;HP Reverb&quot;;ROUND([.C67]/[.C69];3);IF([.C65]=&quot;Valve Index&quot;;ROUND([.C67]/[.C69];3);IF([.C65]=&quot;HTC Vive Pro&quot;;ROUND([.C67]/[.C69];3);IF([.C65]=&quot;HTC Vive&quot;;ROUND([.C67]/[.C69];3)))))))" office:value-type="float" office:value="19.636" calcext:value-type="float">
            <text:p>19.636</text:p>
          </table:table-cell>
          <table:table-cell table:number-columns-repeated="61"/>
        </table:table-row>
        <table:table-row table:style-name="ro1" table:number-rows-repeated="2">
          <table:table-cell table:style-name="ce2" table:number-columns-repeated="7"/>
          <table:table-cell table:number-columns-repeated="57"/>
        </table:table-row>
        <table:table-row table:style-name="ro1">
          <table:table-cell office:value-type="string" calcext:value-type="string">
            <text:p>Limits CPU</text:p>
          </table:table-cell>
          <table:table-cell/>
          <table:table-cell table:style-name="ce62" table:content-validation-name="val15"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73]=&quot;i9-9900KF_SL_at_5.1GHz&quot;;&quot;Intel&quot;;IF([.C73]=&quot;i9-9900KS_SL_at_5.2GHz&quot;;&quot;Intel&quot;;IF([.C73]=&quot;i9-9900KF&quot;;&quot;Intel&quot;;IF([.C73]=&quot;i7-8700K&quot;;&quot;Intel&quot;;IF([.C73]=&quot;i7-7700&quot;;&quot;Intel&quot;;IF([.C73]=&quot;Ryzen 5 3600X&quot;;&quot;AMD&quot;;IF([.C73]=&quot;Ryzen 7 2700X&quot;;&quot;AMD&quot;;IF([.C73]=&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5" draw:text-style-name="P2" svg:width="82.18pt" svg:height="72.88pt" svg:x="113.84pt" svg:y="904.68pt" draw:caption-point-x="-17.29pt" draw:caption-point-y="42.8pt">
              <dc:date>2020-01-05T00:00:00</dc:date>
              <text:p text:style-name="P1"><text:span text:style-name="T1">Expected to substantially misestimate real application performance differences.</text:span></text:p>
            </office:annotation>
            <text:p>Passmark MT</text:p>
          </table:table-cell>
          <table:table-cell/>
          <table:table-cell table:formula="of:=IF([.C73]=&quot;i9-9900KF_SL_at_5.1GHz&quot;;20369;IF([.C73]=&quot;i9-9900KS_SL_at_5.2GHz&quot;;21501;IF([.C73]=&quot;i9-9900KF&quot;;20369;IF([.C73]=&quot;i7-8700K&quot;;15933;IF([.C73]=&quot;i7-7700&quot;;10686;IF([.C73]=&quot;Ryzen 5 3600X&quot;;20520;IF([.C73]=&quot;Ryzen 7 2700X&quot;;16939;IF([.C73]=&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5" draw:text-style-name="P2" svg:width="91.08pt" svg:height="72.88pt" svg:x="113.84pt" svg:y="917.46pt" draw:caption-point-x="-17.29pt" draw:caption-point-y="42.8pt">
              <dc:date>2020-01-05T00:00:00</dc:date>
              <text:p text:style-name="P1"><text:span text:style-name="T1">Expected to substantially misestimate real application performance differences.</text:span></text:p>
            </office:annotation>
            <text:p>Passmark ST</text:p>
          </table:table-cell>
          <table:table-cell/>
          <table:table-cell table:formula="of:=IF([.C73]=&quot;i9-9900KF_SL_at_5.1GHz&quot;;2906;IF([.C73]=&quot;i9-9900KS_SL_at_5.2GHz&quot;;3011;IF([.C73]=&quot;i9-9900KF&quot;;2906;IF([.C73]=&quot;i7-8700K&quot;;2697;IF([.C73]=&quot;i7-7700&quot;;2342;IF([.C73]=&quot;Ryzen 5 3600X&quot;;2916;IF([.C73]=&quot;Ryzen 7 2700X&quot;;2183;IF([.C73]=&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76]*([.C81]/[.C80])"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77]*[.C82]" office:value-type="float" office:value="2964.12" calcext:value-type="float">
            <text:p>2964</text:p>
          </table:table-cell>
          <table:table-cell table:number-columns-repeated="61"/>
        </table:table-row>
        <table:table-row table:style-name="ro1">
          <table:table-cell office:value-type="string" calcext:value-type="string">
            <office:annotation draw:style-name="gr5" draw:text-style-name="P2" svg:width="82.18pt" svg:height="140.06pt" svg:x="113.84pt" svg:y="955.87pt" draw:caption-point-x="-17.29pt" draw:caption-point-y="42.8pt">
              <dc:date>2020-01-05T00:00:00</dc:date>
              <text:p text:style-name="P1"><text:span text:style-name="T1">Logical Cores</text:span></text:p>
              <text:p text:style-name="P1"><text:span text:style-name="T1"/></text:p>
              <text:p text:style-name="P1"><text:span text:style-name="T1">Only especially specific weaknesses applicable to few applications under few processors will justify ignoring hyper-threading features.</text:span></text:p>
            </office:annotation>
            <text:p>Threads</text:p>
          </table:table-cell>
          <table:table-cell/>
          <table:table-cell table:formula="of:=IF([.C73]=&quot;i9-9900KF_SL_at_5.1GHz&quot;;16;IF([.C73]=&quot;i9-9900KS_SL_at_5.2GHz&quot;;16;IF([.C73]=&quot;i9-9900KF&quot;;16;IF([.C73]=&quot;i7-8700K&quot;;12;IF([.C73]=&quot;i7-7700&quot;;8;IF([.C73]=&quot;Ryzen 5 3600X&quot;;12;IF([.C73]=&quot;Ryzen 7 2700X&quot;;16;IF([.C73]=&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5" draw:text-style-name="P2" svg:width="82.18pt" svg:height="72.88pt" svg:x="113.84pt" svg:y="968.66pt" draw:caption-point-x="-17.29pt" draw:caption-point-y="42.8pt">
              <dc:date>2020-01-05T00:00:00</dc:date>
              <text:p text:style-name="P1"><text:span text:style-name="T1">Maximum single-core frequency is used, due to core-count being more relevant to multi-threading.</text:span></text:p>
            </office:annotation>
            <text:p>Stock (MHz)</text:p>
          </table:table-cell>
          <table:table-cell/>
          <table:table-cell table:formula="of:=IF([.C73]=&quot;i9-9900KF_SL_at_5.1GHz&quot;;5000;IF([.C73]=&quot;i9-9900KS_SL_at_5.2GHz&quot;;5000;IF([.C73]=&quot;i9-9900KF&quot;;5000;IF([.C73]=&quot;i7-8700K&quot;;4700;IF([.C73]=&quot;i7-7700&quot;;4200;IF([.C73]=&quot;Ryzen 5 3600X&quot;;4400;IF([.C73]=&quot;Ryzen 7 2700X&quot;;4300;IF([.C73]=&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2" svg:width="82.18pt" svg:height="61.68pt" svg:x="113.84pt" svg:y="981.47pt" draw:caption-point-x="-17.29pt" draw:caption-point-y="42.8pt">
              <dc:date>2020-01-05T00:00:00</dc:date>
              <text:p text:style-name="P1"><text:span text:style-name="T1">In practice, CPU overclocking may provide slightly nonlinear improvements.</text:span></text:p>
            </office:annotation>
            <text:p>OverClock (MHz)</text:p>
          </table:table-cell>
          <table:table-cell/>
          <table:table-cell table:formula="of:=IF([.C73]=&quot;i9-9900KF_SL_at_5.1GHz&quot;;5100;IF([.C73]=&quot;i9-9900KS_SL_at_5.2GHz&quot;;5200;IF([.C73]=&quot;i9-9900KF&quot;;5000;IF([.C73]=&quot;i7-8700K&quot;;4700;IF([.C73]=&quot;i7-7700&quot;;4200;IF([.C73]=&quot;Ryzen 5 3600X&quot;;4400;IF([.C73]=&quot;Ryzen 7 2700X&quot;;4300;IF([.C73]=&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8" draw:text-style-name="P2" svg:width="82.18pt" svg:height="184.85pt" svg:x="113.84pt" svg:y="994.28pt" draw:caption-point-x="-17.29pt" draw:caption-point-y="42.8pt">
              <dc:date>2020-01-05T00:00:00</dc:date>
              <text:p text:style-name="P1"><text:span text:style-name="T1">May be inaccurate and unfair.</text:span></text:p>
              <text:p text:style-name="P1"><text:span text:style-name="T1"/></text:p>
              <text:p text:style-name="P1"><text:span text:style-name="T1">Until proven otherwise.</text:span></text:p>
              <text:p text:style-name="P1"><text:span text:style-name="T1"/></text:p>
              <text:p text:style-name="P1"><text:span text:style-name="T1">At least ‘DCS World’ has shown performance losses not consistent with clock, benchmarks, patches, etc.</text:span></text:p>
            </office:annotation>
            <text:p>Penalty</text:p>
          </table:table-cell>
          <table:table-cell/>
          <table:table-cell table:style-name="ce59" table:formula="of:=IF([.C74]=&quot;Intel&quot;;1;IF([.C74]=&quot;AMD&quot;;0.8;IF([.C74]=&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6" office:value-type="string" calcext:value-type="string">
            <office:annotation draw:style-name="gr6" draw:text-style-name="P2" svg:width="180.17pt" svg:height="151.26pt" svg:x="601.74pt" svg:y="1032.66pt" draw:caption-point-x="-17.29pt" draw:caption-point-y="42.8pt">
              <dc:date>2020-01-05T00:00:00</dc:date>
              <text:p text:style-name="P1"><text:span text:style-name="T1">Beware, cards with adequate air or water cooling cooling and power target settings are able to maintain boost clock continuously with typical applications.</text:span></text:p>
              <text:p text:style-name="P1"><text:span text:style-name="T1"/></text:p>
              <text:p text:style-name="P1"><text:span text:style-name="T1">Many, if not most, cards are not capable of this.</text:span></text:p>
              <text:p text:style-name="P1"><text:span text:style-name="T1"/></text:p>
              <text:p text:style-name="P1"><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85]=&quot;NV_RTX_2080_Ti_at_2115MHz&quot;;&quot;NVIDIA&quot;;IF([.C85]=&quot;NV_TITAN_RTX&quot;;&quot;NVIDIA&quot;;IF([.C85]=&quot;NV_RTX_2080_Super&quot;;&quot;NVIDIA&quot;;IF([.C85]=&quot;NV_RTX_2070_Super&quot;;&quot;NVIDIA&quot;;IF([.C85]=&quot;NV_RTX_2060_Super&quot;;&quot;NVIDIA&quot;;IF([.C85]=&quot;NV_GTX_1080_Ti&quot;;&quot;NVIDIA&quot;;IF([.C85]=&quot;NV_GTX_1080&quot;;&quot;NVIDIA&quot;;IF([.C85]=&quot;AMD_Radeon_VII&quot;;&quot;AMD&quot;;IF([.C85]=&quot;AMD_Radeon_RX_5500_XT&quot;;&quot;AMD&quot;;IF([.C85]=&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85]=&quot;NV_RTX_2080_Ti_at_2115MHz&quot;;4352;IF([.C85]=&quot;NV_TITAN_RTX&quot;;4608;IF([.C85]=&quot;NV_RTX_2080_Super&quot;;3072;IF([.C85]=&quot;NV_RTX_2070_Super&quot;;2560;IF([.C85]=&quot;NV_RTX_2060_Super&quot;;2176;IF([.C85]=&quot;NV_GTX_1080_Ti&quot;;3584;IF([.C85]=&quot;NV_GTX_1080&quot;;2560;IF([.C85]=&quot;AMD_Radeon_VII&quot;;3840;IF([.C85]=&quot;AMD_Radeon_RX_5500_XT&quot;;1408;IF([.C85]=&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85]=&quot;NV_RTX_2080_Ti_at_2115MHz&quot;;272;IF([.C85]=&quot;NV_TITAN_RTX&quot;;288;IF([.C85]=&quot;NV_RTX_2080_Super&quot;;192;IF([.C85]=&quot;NV_RTX_2070_Super&quot;;160;IF([.C85]=&quot;NV_RTX_2060_Super&quot;;136;IF([.C85]=&quot;NV_GTX_1080_Ti&quot;;224;IF([.C85]=&quot;NV_GTX_1080&quot;;160;IF([.C85]=&quot;AMD_Radeon_VII&quot;;240;IF([.C85]=&quot;AMD_Radeon_RX_5500_XT&quot;;88;IF([.C85]=&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85]=&quot;NV_RTX_2080_Ti_at_2115MHz&quot;;88;IF([.C85]=&quot;NV_TITAN_RTX&quot;;96;IF([.C85]=&quot;NV_RTX_2080_Super&quot;;64;IF([.C85]=&quot;NV_RTX_2070_Super&quot;;64;IF([.C85]=&quot;NV_RTX_2060_Super&quot;;64;IF([.C85]=&quot;NV_GTX_1080_Ti&quot;;88;IF([.C85]=&quot;NV_GTX_1080&quot;;64;IF([.C85]=&quot;AMD_Radeon_VII&quot;;64;IF([.C85]=&quot;AMD_Radeon_RX_5500_XT&quot;;32;IF([.C85]=&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85]=&quot;NV_RTX_2080_Ti_at_2115MHz&quot;;616;IF([.C85]=&quot;NV_TITAN_RTX&quot;;672;IF([.C85]=&quot;NV_RTX_2080_Super&quot;;496;IF([.C85]=&quot;NV_RTX_2070_Super&quot;;448;IF([.C85]=&quot;NV_RTX_2060_Super&quot;;448;IF([.C85]=&quot;NV_GTX_1080_Ti&quot;;484;IF([.C85]=&quot;NV_GTX_1080&quot;;352;IF([.C85]=&quot;AMD_Radeon_VII&quot;;1028;IF([.C85]=&quot;AMD_Radeon_RX_5500_XT&quot;;224;IF([.C85]=&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85]=&quot;NV_RTX_2080_Ti_at_2115MHz&quot;;11;IF([.C85]=&quot;NV_TITAN_RTX&quot;;24;IF([.C85]=&quot;NV_RTX_2080_Super&quot;;8;IF([.C85]=&quot;NV_RTX_2070_Super&quot;;8;IF([.C85]=&quot;NV_RTX_2060_Super&quot;;8;IF([.C85]=&quot;NV_GTX_1080_Ti&quot;;11;IF([.C85]=&quot;NV_GTX_1080&quot;;8;IF([.C85]=&quot;AMD_Radeon_VII&quot;;16;IF([.C85]=&quot;AMD_Radeon_RX_5500_XT&quot;;8;IF([.C85]=&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85]=&quot;NV_RTX_2080_Ti_at_2115MHz&quot;;136;IF([.C85]=&quot;NV_TITAN_RTX&quot;;170;IF([.C85]=&quot;NV_RTX_2080_Super&quot;;116;IF([.C85]=&quot;NV_RTX_2070_Super&quot;;113;IF([.C85]=&quot;NV_RTX_2060_Super&quot;;106;IF([.C85]=&quot;NV_GTX_1080_Ti&quot;;139;IF([.C85]=&quot;NV_GTX_1080&quot;;111;IF([.C85]=&quot;AMD_Radeon_VII&quot;;112;IF([.C85]=&quot;AMD_Radeon_RX_5500_XT&quot;;59;IF([.C85]=&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85]=&quot;NV_RTX_2080_Ti_at_2115MHz&quot;;410;IF([.C85]=&quot;NV_TITAN_RTX&quot;;510;IF([.C85]=&quot;NV_RTX_2080_Super&quot;;348;IF([.C85]=&quot;NV_RTX_2070_Super&quot;;283;IF([.C85]=&quot;NV_RTX_2060_Super&quot;;224;IF([.C85]=&quot;NV_GTX_1080_Ti&quot;;354;IF([.C85]=&quot;NV_GTX_1080&quot;;277;IF([.C85]=&quot;AMD_Radeon_VII&quot;;420;IF([.C85]=&quot;AMD_Radeon_RX_5500_XT&quot;;162;IF([.C85]=&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85]=&quot;NV_RTX_2080_Ti_at_2115MHz&quot;;13448;IF([.C85]=&quot;NV_TITAN_RTX&quot;;16312;IF([.C85]=&quot;NV_RTX_2080_Super&quot;;11150;IF([.C85]=&quot;NV_RTX_2070_Super&quot;;9060;IF([.C85]=&quot;NV_RTX_2060_Super&quot;;7180;IF([.C85]=&quot;NV_GTX_1080_Ti&quot;;11339;IF([.C85]=&quot;NV_GTX_1080&quot;;8873;IF([.C85]=&quot;AMD_Radeon_VII&quot;;13824;IF([.C85]=&quot;AMD_Radeon_RX_5500_XT&quot;;5196;IF([.C85]=&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1" draw:text-style-name="P2" svg:width="82.18pt" svg:height="51pt" svg:x="113.84pt" svg:y="1160.67pt" draw:caption-point-x="-17.29pt" draw:caption-point-y="42.8pt">
              <dc:date>2020-01-05T00:00:00</dc:date>
              <text:p text:style-name="P1"><text:span text:style-name="T1">Always boost clock.</text:span></text:p>
            </office:annotation>
            <text:p>Stock (MHz)</text:p>
          </table:table-cell>
          <table:table-cell/>
          <table:table-cell table:formula="of:=IF([.C85]=&quot;NV_RTX_2080_Ti_at_2115MHz&quot;;1545;IF([.C85]=&quot;NV_TITAN_RTX&quot;;1770;IF([.C85]=&quot;NV_RTX_2080_Super&quot;;1815;IF([.C85]=&quot;NV_RTX_2070_Super&quot;;1770;IF([.C85]=&quot;NV_RTX_2060_Super&quot;;1650;IF([.C85]=&quot;NV_GTX_1080_Ti&quot;;1582;IF([.C85]=&quot;NV_GTX_1080&quot;;1733;IF([.C85]=&quot;AMD_Radeon_VII&quot;;1750;IF([.C85]=&quot;AMD_Radeon_RX_5500_XT&quot;;1845;IF([.C85]=&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85]=&quot;NV_RTX_2080_Ti_at_2115MHz&quot;;1755;IF([.C85]=&quot;NV_TITAN_RTX&quot;;1770;IF([.C85]=&quot;NV_RTX_2080_Super&quot;;1845;IF([.C85]=&quot;NV_RTX_2070_Super&quot;;1815;IF([.C85]=&quot;NV_RTX_2060_Super&quot;;1650;IF([.C85]=&quot;NV_GTX_1080_Ti&quot;;1746;IF([.C85]=&quot;NV_GTX_1080&quot;;1860;IF([.C85]=&quot;AMD_Radeon_VII&quot;;1750;IF([.C85]=&quot;AMD_Radeon_RX_5500_XT&quot;;1845;IF([.C85]=&quot;AMD_Radeon_RX_5700_XT_A&quot;;1980))))))))))" office:value-type="float" office:value="1755" calcext:value-type="float">
            <text:p>1755</text:p>
          </table:table-cell>
          <table:table-cell table:style-name="ce70" table:formula="of:=[.C96]/[.C95]"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85]=&quot;NV_RTX_2080_Ti_at_2115MHz&quot;;2115;IF([.C85]=&quot;NV_TITAN_RTX&quot;;2030;IF([.C85]=&quot;NV_RTX_2080_Super&quot;;2040;IF([.C85]=&quot;NV_RTX_2070_Super&quot;;2070;IF([.C85]=&quot;NV_RTX_2060_Super&quot;;1650;IF([.C85]=&quot;NV_GTX_1080_Ti&quot;;2037;IF([.C85]=&quot;NV_GTX_1080&quot;;2130;IF([.C85]=&quot;AMD_Radeon_VII&quot;;1900;IF([.C85]=&quot;AMD_Radeon_RX_5500_XT&quot;;1845;IF([.C85]=&quot;AMD_Radeon_RX_5700_XT_A&quot;;2150))))))))))" office:value-type="float" office:value="2115" calcext:value-type="float">
            <text:p>2115</text:p>
          </table:table-cell>
          <table:table-cell table:style-name="ce70" table:formula="of:=[.C97]/[.C96]" office:value-type="float" office:value="1.20512820512821" calcext:value-type="float">
            <text:p>1.205</text:p>
          </table:table-cell>
          <table:table-cell table:style-name="ce70" table:formula="of:=[.C97]/[.C95]"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1" draw:text-style-name="P2" svg:width="82.18pt" svg:height="51pt" svg:x="113.84pt" svg:y="1199.06pt" draw:caption-point-x="-17.29pt" draw:caption-point-y="42.8pt">
              <dc:date>2020-01-05T00:00:00</dc:date>
              <text:p text:style-name="P1"><text:span text:style-name="T1">Completely arbitrary comparison statistic.</text:span></text:p>
            </office:annotation>
            <text:p>Shader Multiple</text:p>
          </table:table-cell>
          <table:table-cell/>
          <table:table-cell table:style-name="ce61" table:formula="of:=[.C97]*[.C87]"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7"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5"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number-columns-repeated="57"/>
        </table:table-row>
        <table:table-row table:style-name="ro1">
          <table:table-cell office:value-type="string" calcext:value-type="string">
            <text:p>Vendor</text:p>
          </table:table-cell>
          <table:table-cell/>
          <table:table-cell table:formula="of:=IF([.C105]=&quot;i9-9900KF_SL_at_5.1GHz&quot;;&quot;Intel&quot;;IF([.C105]=&quot;i9-9900KS_SL_at_5.2GHz&quot;;&quot;Intel&quot;;IF([.C105]=&quot;i9-9900KF&quot;;&quot;Intel&quot;;IF([.C105]=&quot;i7-8700K&quot;;&quot;Intel&quot;;IF([.C105]=&quot;i7-7700&quot;;&quot;Intel&quot;;IF([.C105]=&quot;Ryzen 5 3600X&quot;;&quot;AMD&quot;;IF([.C105]=&quot;Ryzen 7 2700X&quot;;&quot;AMD&quot;;IF([.C105]=&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05]=&quot;i9-9900KF_SL_at_5.1GHz&quot;;20369;IF([.C105]=&quot;i9-9900KS_SL_at_5.2GHz&quot;;21501;IF([.C105]=&quot;i9-9900KF&quot;;20369;IF([.C105]=&quot;i7-8700K&quot;;15933;IF([.C105]=&quot;i7-7700&quot;;10686;IF([.C105]=&quot;Ryzen 5 3600X&quot;;20520;IF([.C105]=&quot;Ryzen 7 2700X&quot;;16939;IF([.C105]=&quot;FX-8350&quot;;8958))))))))" office:value-type="float" office:value="20520" calcext:value-type="float">
            <text:p>20520</text:p>
          </table:table-cell>
          <table:table-cell table:style-name="ce72" table:formula="of:=[.C107]/[.C75]" office:value-type="float" office:value="1.00741322598066" calcext:value-type="float">
            <text:p>1.007</text:p>
          </table:table-cell>
          <table:table-cell table:style-name="ce77" table:formula="of:=SQRT(([.$E$28]^2)*[.D107])" office:value-type="float" office:value="3251.98725105966" calcext:value-type="float">
            <text:p>3252</text:p>
          </table:table-cell>
          <table:table-cell table:style-name="ce72" table:formula="of:=[.E107]/[.$C$67]" office:value-type="float" office:value="1.50554965326836" calcext:value-type="float">
            <text:p>1.506</text:p>
          </table:table-cell>
          <table:table-cell table:style-name="ce72" table:formula="of:=[.F107]*[.$C$70]" office:value-type="float" office:value="29.5629729915775" calcext:value-type="float">
            <text:p>29.563</text:p>
          </table:table-cell>
          <table:table-cell table:number-columns-repeated="57"/>
        </table:table-row>
        <table:table-row table:style-name="ro1">
          <table:table-cell office:value-type="string" calcext:value-type="string">
            <text:p>Passmark ST</text:p>
          </table:table-cell>
          <table:table-cell/>
          <table:table-cell table:formula="of:=IF([.C105]=&quot;i9-9900KF_SL_at_5.1GHz&quot;;2906;IF([.C105]=&quot;i9-9900KS_SL_at_5.2GHz&quot;;3011;IF([.C105]=&quot;i9-9900KF&quot;;2906;IF([.C105]=&quot;i7-8700K&quot;;2697;IF([.C105]=&quot;i7-7700&quot;;2342;IF([.C105]=&quot;Ryzen 5 3600X&quot;;2916;IF([.C105]=&quot;Ryzen 7 2700X&quot;;2183;IF([.C105]=&quot;FX-8350&quot;;1510))))))))" office:value-type="float" office:value="2916" calcext:value-type="float">
            <text:p>2916</text:p>
          </table:table-cell>
          <table:table-cell table:style-name="ce72" table:formula="of:=[.C108]/[.C76]" office:value-type="float" office:value="1.00344115622849" calcext:value-type="float">
            <text:p>1.003</text:p>
          </table:table-cell>
          <table:table-cell table:style-name="ce77" table:formula="of:=SQRT(([.$E$28]^2)*[.D108])" office:value-type="float" office:value="3245.5698854938" calcext:value-type="float">
            <text:p>3246</text:p>
          </table:table-cell>
          <table:table-cell table:style-name="ce72" table:formula="of:=[.E108]/[.$C$67]" office:value-type="float" office:value="1.50257865069157" calcext:value-type="float">
            <text:p>1.503</text:p>
          </table:table-cell>
          <table:table-cell table:style-name="ce72" table:formula="of:=[.F108]*[.$C$70]" office:value-type="float" office:value="29.5046343849797" calcext:value-type="float">
            <text:p>29.505</text:p>
          </table:table-cell>
          <table:table-cell table:number-columns-repeated="57"/>
        </table:table-row>
        <table:table-row table:style-name="ro1">
          <table:table-cell office:value-type="string" calcext:value-type="string">
            <text:p>Passmark ST OC</text:p>
          </table:table-cell>
          <table:table-cell/>
          <table:table-cell table:style-name="ce63" table:formula="of:=[.C108]*([.C113]/[.C112])" office:value-type="float" office:value="2916" calcext:value-type="float">
            <text:p>2916</text:p>
          </table:table-cell>
          <table:table-cell table:style-name="ce72" table:formula="of:=[.C109]/[.C77]" office:value-type="float" office:value="0.983765839439699" calcext:value-type="float">
            <text:p>0.984</text:p>
          </table:table-cell>
          <table:table-cell table:style-name="ce77" table:formula="of:=SQRT(([.$E$28]^2)*[.D109])" office:value-type="float" office:value="3213.59304768077" calcext:value-type="float">
            <text:p>3214</text:p>
          </table:table-cell>
          <table:table-cell table:style-name="ce72" table:formula="of:=[.E109]/[.$C$67]" office:value-type="float" office:value="1.48777455911147" calcext:value-type="float">
            <text:p>1.488</text:p>
          </table:table-cell>
          <table:table-cell table:style-name="ce72" table:formula="of:=[.F109]*[.$C$70]" office:value-type="float" office:value="29.2139412427128" calcext:value-type="float">
            <text:p>29.214</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09]*[.C114]" office:value-type="float" office:value="2332.8" calcext:value-type="float">
            <text:p>2333</text:p>
          </table:table-cell>
          <table:table-cell table:style-name="ce72" table:formula="of:=[.C110]/[.C78]" office:value-type="float" office:value="0.787012671551759" calcext:value-type="float">
            <text:p>0.787</text:p>
          </table:table-cell>
          <table:table-cell table:style-name="ce77" table:formula="of:=SQRT(([.$E$28]^2)*[.D110])" office:value-type="float" office:value="2874.32500265397" calcext:value-type="float">
            <text:p>2874</text:p>
          </table:table-cell>
          <table:table-cell table:style-name="ce72" table:formula="of:=[.E110]/[.$C$67]" office:value-type="float" office:value="1.33070601974721" calcext:value-type="float">
            <text:p>1.331</text:p>
          </table:table-cell>
          <table:table-cell table:style-name="ce72" table:formula="of:=[.F110]*[.$C$70]" office:value-type="float" office:value="26.1297434037562" calcext:value-type="float">
            <text:p>26.130</text:p>
          </table:table-cell>
          <table:table-cell table:number-columns-repeated="57"/>
        </table:table-row>
        <table:table-row table:style-name="ro1">
          <table:table-cell office:value-type="string" calcext:value-type="string">
            <text:p>Threads</text:p>
          </table:table-cell>
          <table:table-cell/>
          <table:table-cell table:formula="of:=IF([.C105]=&quot;i9-9900KF_SL_at_5.1GHz&quot;;16;IF([.C105]=&quot;i9-9900KS_SL_at_5.2GHz&quot;;16;IF([.C105]=&quot;i9-9900KF&quot;;16;IF([.C105]=&quot;i7-8700K&quot;;12;IF([.C105]=&quot;i7-7700&quot;;8;IF([.C105]=&quot;Ryzen 5 3600X&quot;;12;IF([.C105]=&quot;Ryzen 7 2700X&quot;;16;IF([.C105]=&quot;FX-8350&quot;;8))))))))" office:value-type="float" office:value="12" calcext:value-type="float">
            <text:p>12</text:p>
          </table:table-cell>
          <table:table-cell table:style-name="ce72" table:formula="of:=[.C111]/[.C79]" office:value-type="float" office:value="0.75" calcext:value-type="float">
            <text:p>0.750</text:p>
          </table:table-cell>
          <table:table-cell table:style-name="ce77" table:formula="of:=SQRT(([.$E$28]^2)*[.D111])" office:value-type="float" office:value="2805.92230826158" calcext:value-type="float">
            <text:p>2806</text:p>
          </table:table-cell>
          <table:table-cell table:style-name="ce72" table:formula="of:=[.E111]/[.$C$67]" office:value-type="float" office:value="1.29903810567666" calcext:value-type="float">
            <text:p>1.299</text:p>
          </table:table-cell>
          <table:table-cell table:style-name="ce72" table:formula="of:=[.F111]*[.$C$70]" office:value-type="float" office:value="25.5079122430669" calcext:value-type="float">
            <text:p>25.508</text:p>
          </table:table-cell>
          <table:table-cell table:number-columns-repeated="57"/>
        </table:table-row>
        <table:table-row table:style-name="ro1">
          <table:table-cell office:value-type="string" calcext:value-type="string">
            <text:p>Stock (MHz)</text:p>
          </table:table-cell>
          <table:table-cell/>
          <table:table-cell table:formula="of:=IF([.C105]=&quot;i9-9900KF_SL_at_5.1GHz&quot;;5000;IF([.C105]=&quot;i9-9900KS_SL_at_5.2GHz&quot;;5000;IF([.C105]=&quot;i9-9900KF&quot;;5000;IF([.C105]=&quot;i7-8700K&quot;;4700;IF([.C105]=&quot;i7-7700&quot;;4200;IF([.C105]=&quot;Ryzen 5 3600X&quot;;4400;IF([.C105]=&quot;Ryzen 7 2700X&quot;;4300;IF([.C105]=&quot;FX-8350&quot;;4300))))))))" office:value-type="float" office:value="4400" calcext:value-type="float">
            <text:p>4400</text:p>
          </table:table-cell>
          <table:table-cell table:style-name="ce72" table:formula="of:=[.C112]/[.C80]" office:value-type="float" office:value="0.88" calcext:value-type="float">
            <text:p>0.880</text:p>
          </table:table-cell>
          <table:table-cell table:style-name="ce77" table:formula="of:=SQRT(([.$E$28]^2)*[.D112])" office:value-type="float" office:value="3039.38941236558" calcext:value-type="float">
            <text:p>3039</text:p>
          </table:table-cell>
          <table:table-cell table:style-name="ce72" table:formula="of:=[.E112]/[.$C$67]" office:value-type="float" office:value="1.40712472794703" calcext:value-type="float">
            <text:p>1.407</text:p>
          </table:table-cell>
          <table:table-cell table:style-name="ce72" table:formula="of:=[.F112]*[.$C$70]" office:value-type="float" office:value="27.6303011579679" calcext:value-type="float">
            <text:p>27.630</text:p>
          </table:table-cell>
          <table:table-cell table:number-columns-repeated="57"/>
        </table:table-row>
        <table:table-row table:style-name="ro1">
          <table:table-cell office:value-type="string" calcext:value-type="string">
            <text:p>OverClock (MHz)</text:p>
          </table:table-cell>
          <table:table-cell/>
          <table:table-cell table:formula="of:=IF([.C105]=&quot;i9-9900KF_SL_at_5.1GHz&quot;;5100;IF([.C105]=&quot;i9-9900KS_SL_at_5.2GHz&quot;;5200;IF([.C105]=&quot;i9-9900KF&quot;;5000;IF([.C105]=&quot;i7-8700K&quot;;4700;IF([.C105]=&quot;i7-7700&quot;;4200;IF([.C105]=&quot;Ryzen 5 3600X&quot;;4400;IF([.C105]=&quot;Ryzen 7 2700X&quot;;4300;IF([.C105]=&quot;FX-8350&quot;;4600))))))))" office:value-type="float" office:value="4400" calcext:value-type="float">
            <text:p>4400</text:p>
          </table:table-cell>
          <table:table-cell table:style-name="ce72" table:formula="of:=[.C113]/[.C81]" office:value-type="float" office:value="0.862745098039216" calcext:value-type="float">
            <text:p>0.863</text:p>
          </table:table-cell>
          <table:table-cell table:style-name="ce77" table:formula="of:=SQRT(([.$E$28]^2)*[.D113])" office:value-type="float" office:value="3009.4439588031" calcext:value-type="float">
            <text:p>3009</text:p>
          </table:table-cell>
          <table:table-cell table:style-name="ce72" table:formula="of:=[.E113]/[.$C$67]" office:value-type="float" office:value="1.39326109203847" calcext:value-type="float">
            <text:p>1.393</text:p>
          </table:table-cell>
          <table:table-cell table:style-name="ce72" table:formula="of:=[.F113]*[.$C$70]" office:value-type="float" office:value="27.3580748032674" calcext:value-type="float">
            <text:p>27.358</text:p>
          </table:table-cell>
          <table:table-cell table:number-columns-repeated="57"/>
        </table:table-row>
        <table:table-row table:style-name="ro1">
          <table:table-cell office:value-type="string" calcext:value-type="string">
            <text:p>Penalty</text:p>
          </table:table-cell>
          <table:table-cell/>
          <table:table-cell table:style-name="ce59" table:formula="of:=IF([.C106]=&quot;Intel&quot;;1;IF([.C106]=&quot;AMD&quot;;0.8;IF([.C106]=&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6"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17]=&quot;NV_RTX_2080_Ti_at_2115MHz&quot;;&quot;NVIDIA&quot;;IF([.C117]=&quot;NV_TITAN_RTX&quot;;&quot;NVIDIA&quot;;IF([.C117]=&quot;NV_RTX_2080_Super&quot;;&quot;NVIDIA&quot;;IF([.C117]=&quot;NV_RTX_2070_Super&quot;;&quot;NVIDIA&quot;;IF([.C117]=&quot;NV_RTX_2060_Super&quot;;&quot;NVIDIA&quot;;IF([.C117]=&quot;NV_GTX_1080_Ti&quot;;&quot;NVIDIA&quot;;IF([.C117]=&quot;NV_GTX_1080&quot;;&quot;NVIDIA&quot;;IF([.C117]=&quot;AMD_Radeon_VII&quot;;&quot;AMD&quot;;IF([.C117]=&quot;AMD_Radeon_RX_5500_XT&quot;;&quot;AMD&quot;;IF([.C117]=&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17]=&quot;NV_RTX_2080_Ti_at_2115MHz&quot;;4352;IF([.C117]=&quot;NV_TITAN_RTX&quot;;4608;IF([.C117]=&quot;NV_RTX_2080_Super&quot;;3072;IF([.C117]=&quot;NV_RTX_2070_Super&quot;;2560;IF([.C117]=&quot;NV_RTX_2060_Super&quot;;2176;IF([.C117]=&quot;NV_GTX_1080_Ti&quot;;3584;IF([.C117]=&quot;NV_GTX_1080&quot;;2560;IF([.C117]=&quot;AMD_Radeon_VII&quot;;3840;IF([.C117]=&quot;AMD_Radeon_RX_5500_XT&quot;;1408;IF([.C117]=&quot;AMD_Radeon_RX_5700_XT_A&quot;;2560))))))))))" office:value-type="float" office:value="3072" calcext:value-type="float">
            <text:p>3072</text:p>
          </table:table-cell>
          <table:table-cell table:style-name="ce72" table:formula="of:=[.C119]/[.C87]" office:value-type="float" office:value="0.705882352941176" calcext:value-type="float">
            <text:p>0.706</text:p>
          </table:table-cell>
          <table:table-cell table:style-name="ce77" table:formula="of:=SQRT(([.$E$28]^2)*[.D119])" office:value-type="float" office:value="2722.14448335045" calcext:value-type="float">
            <text:p>2722</text:p>
          </table:table-cell>
          <table:table-cell table:style-name="ce72" table:formula="of:=[.E119]/[.$C$67]" office:value-type="float" office:value="1.26025207562521" calcext:value-type="float">
            <text:p>1.260</text:p>
          </table:table-cell>
          <table:table-cell table:style-name="ce72" table:formula="of:=[.F119]*[.$C$70]" office:value-type="float" office:value="24.7463097569766" calcext:value-type="float">
            <text:p>24.746</text:p>
          </table:table-cell>
          <table:table-cell table:number-columns-repeated="57"/>
        </table:table-row>
        <table:table-row table:style-name="ro1">
          <table:table-cell office:value-type="string" calcext:value-type="string">
            <text:p>Texture Units</text:p>
          </table:table-cell>
          <table:table-cell/>
          <table:table-cell table:formula="of:=IF([.C117]=&quot;NV_RTX_2080_Ti_at_2115MHz&quot;;272;IF([.C117]=&quot;NV_TITAN_RTX&quot;;288;IF([.C117]=&quot;NV_RTX_2080_Super&quot;;192;IF([.C117]=&quot;NV_RTX_2070_Super&quot;;160;IF([.C117]=&quot;NV_RTX_2060_Super&quot;;136;IF([.C117]=&quot;NV_GTX_1080_Ti&quot;;224;IF([.C117]=&quot;NV_GTX_1080&quot;;160;IF([.C117]=&quot;AMD_Radeon_VII&quot;;240;IF([.C117]=&quot;AMD_Radeon_RX_5500_XT&quot;;88;IF([.C117]=&quot;AMD_Radeon_RX_5700_XT_A&quot;;160))))))))))" office:value-type="float" office:value="192" calcext:value-type="float">
            <text:p>192</text:p>
          </table:table-cell>
          <table:table-cell table:style-name="ce72" table:formula="of:=[.C120]/[.C88]" office:value-type="float" office:value="0.705882352941176" calcext:value-type="float">
            <text:p>0.706</text:p>
          </table:table-cell>
          <table:table-cell table:style-name="ce77" table:formula="of:=SQRT(([.$E$28]^2)*[.D120])" office:value-type="float" office:value="2722.14448335045" calcext:value-type="float">
            <text:p>2722</text:p>
          </table:table-cell>
          <table:table-cell table:style-name="ce72" table:formula="of:=[.E120]/[.$C$67]" office:value-type="float" office:value="1.26025207562521" calcext:value-type="float">
            <text:p>1.260</text:p>
          </table:table-cell>
          <table:table-cell table:style-name="ce72" table:formula="of:=[.F120]*[.$C$70]" office:value-type="float" office:value="24.7463097569766" calcext:value-type="float">
            <text:p>24.746</text:p>
          </table:table-cell>
          <table:table-cell table:number-columns-repeated="57"/>
        </table:table-row>
        <table:table-row table:style-name="ro1">
          <table:table-cell office:value-type="string" calcext:value-type="string">
            <text:p>Render Units</text:p>
          </table:table-cell>
          <table:table-cell/>
          <table:table-cell table:formula="of:=IF([.C117]=&quot;NV_RTX_2080_Ti_at_2115MHz&quot;;88;IF([.C117]=&quot;NV_TITAN_RTX&quot;;96;IF([.C117]=&quot;NV_RTX_2080_Super&quot;;64;IF([.C117]=&quot;NV_RTX_2070_Super&quot;;64;IF([.C117]=&quot;NV_RTX_2060_Super&quot;;64;IF([.C117]=&quot;NV_GTX_1080_Ti&quot;;88;IF([.C117]=&quot;NV_GTX_1080&quot;;64;IF([.C117]=&quot;AMD_Radeon_VII&quot;;64;IF([.C117]=&quot;AMD_Radeon_RX_5500_XT&quot;;32;IF([.C117]=&quot;AMD_Radeon_RX_5700_XT_A&quot;;64))))))))))" office:value-type="float" office:value="64" calcext:value-type="float">
            <text:p>64</text:p>
          </table:table-cell>
          <table:table-cell table:style-name="ce72" table:formula="of:=[.C121]/[.C89]" office:value-type="float" office:value="0.727272727272727" calcext:value-type="float">
            <text:p>0.727</text:p>
          </table:table-cell>
          <table:table-cell table:style-name="ce77" table:formula="of:=SQRT(([.$E$28]^2)*[.D121])" office:value-type="float" office:value="2763.08128396871" calcext:value-type="float">
            <text:p>2763</text:p>
          </table:table-cell>
          <table:table-cell table:style-name="ce72" table:formula="of:=[.E121]/[.$C$67]" office:value-type="float" office:value="1.27920429813366" calcext:value-type="float">
            <text:p>1.279</text:p>
          </table:table-cell>
          <table:table-cell table:style-name="ce72" table:formula="of:=[.F121]*[.$C$70]" office:value-type="float" office:value="25.1184555981526" calcext:value-type="float">
            <text:p>25.118</text:p>
          </table:table-cell>
          <table:table-cell table:number-columns-repeated="57"/>
        </table:table-row>
        <table:table-row table:style-name="ro1">
          <table:table-cell office:value-type="string" calcext:value-type="string">
            <text:p>Bandwidth GB/s</text:p>
          </table:table-cell>
          <table:table-cell/>
          <table:table-cell table:formula="of:=IF([.C117]=&quot;NV_RTX_2080_Ti_at_2115MHz&quot;;616;IF([.C117]=&quot;NV_TITAN_RTX&quot;;672;IF([.C117]=&quot;NV_RTX_2080_Super&quot;;496;IF([.C117]=&quot;NV_RTX_2070_Super&quot;;448;IF([.C117]=&quot;NV_RTX_2060_Super&quot;;448;IF([.C117]=&quot;NV_GTX_1080_Ti&quot;;484;IF([.C117]=&quot;NV_GTX_1080&quot;;352;IF([.C117]=&quot;AMD_Radeon_VII&quot;;1028;IF([.C117]=&quot;AMD_Radeon_RX_5500_XT&quot;;224;IF([.C117]=&quot;AMD_Radeon_RX_5700_XT_A&quot;;448))))))))))" office:value-type="float" office:value="496" calcext:value-type="float">
            <text:p>496</text:p>
          </table:table-cell>
          <table:table-cell table:style-name="ce72" table:formula="of:=[.C122]/[.C90]" office:value-type="float" office:value="0.805194805194805" calcext:value-type="float">
            <text:p>0.805</text:p>
          </table:table-cell>
          <table:table-cell table:style-name="ce77" table:formula="of:=SQRT(([.$E$28]^2)*[.D122])" office:value-type="float" office:value="2907.33778343917" calcext:value-type="float">
            <text:p>2907</text:p>
          </table:table-cell>
          <table:table-cell table:style-name="ce72" table:formula="of:=[.E122]/[.$C$67]" office:value-type="float" office:value="1.34598971455517" calcext:value-type="float">
            <text:p>1.346</text:p>
          </table:table-cell>
          <table:table-cell table:style-name="ce72" table:formula="of:=[.F122]*[.$C$70]" office:value-type="float" office:value="26.4298540350053" calcext:value-type="float">
            <text:p>26.430</text:p>
          </table:table-cell>
          <table:table-cell table:number-columns-repeated="57"/>
        </table:table-row>
        <table:table-row table:style-name="ro1">
          <table:table-cell office:value-type="string" calcext:value-type="string">
            <text:p>VRAM GiB</text:p>
          </table:table-cell>
          <table:table-cell/>
          <table:table-cell table:formula="of:=IF([.C117]=&quot;NV_RTX_2080_Ti_at_2115MHz&quot;;11;IF([.C117]=&quot;NV_TITAN_RTX&quot;;24;IF([.C117]=&quot;NV_RTX_2080_Super&quot;;8;IF([.C117]=&quot;NV_RTX_2070_Super&quot;;8;IF([.C117]=&quot;NV_RTX_2060_Super&quot;;8;IF([.C117]=&quot;NV_GTX_1080_Ti&quot;;11;IF([.C117]=&quot;NV_GTX_1080&quot;;8;IF([.C117]=&quot;AMD_Radeon_VII&quot;;16;IF([.C117]=&quot;AMD_Radeon_RX_5500_XT&quot;;8;IF([.C117]=&quot;AMD_Radeon_RX_5700_XT_A&quot;;8))))))))))" office:value-type="float" office:value="8" calcext:value-type="float">
            <text:p>8</text:p>
          </table:table-cell>
          <table:table-cell table:style-name="ce72" table:formula="of:=[.C123]/[.C91]" office:value-type="float" office:value="0.727272727272727" calcext:value-type="float">
            <text:p>0.727</text:p>
          </table:table-cell>
          <table:table-cell table:style-name="ce77" table:formula="of:=SQRT(([.$E$28]^2)*[.D123])" office:value-type="float" office:value="2763.08128396871" calcext:value-type="float">
            <text:p>2763</text:p>
          </table:table-cell>
          <table:table-cell table:style-name="ce72" table:formula="of:=[.E123]/[.$C$67]" office:value-type="float" office:value="1.27920429813366" calcext:value-type="float">
            <text:p>1.279</text:p>
          </table:table-cell>
          <table:table-cell table:style-name="ce72" table:formula="of:=[.F123]*[.$C$70]" office:value-type="float" office:value="25.1184555981526" calcext:value-type="float">
            <text:p>25.118</text:p>
          </table:table-cell>
          <table:table-cell table:number-columns-repeated="57"/>
        </table:table-row>
        <table:table-row table:style-name="ro1">
          <table:table-cell office:value-type="string" calcext:value-type="string">
            <text:p>Fillrate GP/s</text:p>
          </table:table-cell>
          <table:table-cell/>
          <table:table-cell table:formula="of:=IF([.C117]=&quot;NV_RTX_2080_Ti_at_2115MHz&quot;;136;IF([.C117]=&quot;NV_TITAN_RTX&quot;;170;IF([.C117]=&quot;NV_RTX_2080_Super&quot;;116;IF([.C117]=&quot;NV_RTX_2070_Super&quot;;113;IF([.C117]=&quot;NV_RTX_2060_Super&quot;;106;IF([.C117]=&quot;NV_GTX_1080_Ti&quot;;139;IF([.C117]=&quot;NV_GTX_1080&quot;;111;IF([.C117]=&quot;AMD_Radeon_VII&quot;;112;IF([.C117]=&quot;AMD_Radeon_RX_5500_XT&quot;;59;IF([.C117]=&quot;AMD_Radeon_RX_5700_XT_A&quot;;127))))))))))" office:value-type="float" office:value="116" calcext:value-type="float">
            <text:p>116</text:p>
          </table:table-cell>
          <table:table-cell table:style-name="ce72" table:formula="of:=[.C124]/[.C92]" office:value-type="float" office:value="0.852941176470588" calcext:value-type="float">
            <text:p>0.853</text:p>
          </table:table-cell>
          <table:table-cell table:style-name="ce77" table:formula="of:=SQRT(([.$E$28]^2)*[.D124])" office:value-type="float" office:value="2992.29599039227" calcext:value-type="float">
            <text:p>2992</text:p>
          </table:table-cell>
          <table:table-cell table:style-name="ce72" table:formula="of:=[.E124]/[.$C$67]" office:value-type="float" office:value="1.3853222177742" calcext:value-type="float">
            <text:p>1.385</text:p>
          </table:table-cell>
          <table:table-cell table:style-name="ce72" table:formula="of:=[.F124]*[.$C$70]" office:value-type="float" office:value="27.2021870682142" calcext:value-type="float">
            <text:p>27.202</text:p>
          </table:table-cell>
          <table:table-cell table:number-columns-repeated="57"/>
        </table:table-row>
        <table:table-row table:style-name="ro1">
          <table:table-cell office:value-type="string" calcext:value-type="string">
            <text:p>Fillrate GT/s</text:p>
          </table:table-cell>
          <table:table-cell/>
          <table:table-cell table:formula="of:=IF([.C117]=&quot;NV_RTX_2080_Ti_at_2115MHz&quot;;410;IF([.C117]=&quot;NV_TITAN_RTX&quot;;510;IF([.C117]=&quot;NV_RTX_2080_Super&quot;;348;IF([.C117]=&quot;NV_RTX_2070_Super&quot;;283;IF([.C117]=&quot;NV_RTX_2060_Super&quot;;224;IF([.C117]=&quot;NV_GTX_1080_Ti&quot;;354;IF([.C117]=&quot;NV_GTX_1080&quot;;277;IF([.C117]=&quot;AMD_Radeon_VII&quot;;420;IF([.C117]=&quot;AMD_Radeon_RX_5500_XT&quot;;162;IF([.C117]=&quot;AMD_Radeon_RX_5700_XT_A&quot;;317))))))))))" office:value-type="float" office:value="348" calcext:value-type="float">
            <text:p>348</text:p>
          </table:table-cell>
          <table:table-cell table:style-name="ce72" table:formula="of:=[.C125]/[.C93]" office:value-type="float" office:value="0.848780487804878" calcext:value-type="float">
            <text:p>0.849</text:p>
          </table:table-cell>
          <table:table-cell table:style-name="ce77" table:formula="of:=SQRT(([.$E$28]^2)*[.D125])" office:value-type="float" office:value="2984.9887853693" calcext:value-type="float">
            <text:p>2985</text:p>
          </table:table-cell>
          <table:table-cell table:style-name="ce72" table:formula="of:=[.E125]/[.$C$67]" office:value-type="float" office:value="1.38193925248579" calcext:value-type="float">
            <text:p>1.382</text:p>
          </table:table-cell>
          <table:table-cell table:style-name="ce72" table:formula="of:=[.F125]*[.$C$70]" office:value-type="float" office:value="27.1357591618109" calcext:value-type="float">
            <text:p>27.136</text:p>
          </table:table-cell>
          <table:table-cell table:number-columns-repeated="57"/>
        </table:table-row>
        <table:table-row table:style-name="ro1">
          <table:table-cell office:value-type="string" calcext:value-type="string">
            <text:p>GFLOPs</text:p>
          </table:table-cell>
          <table:table-cell/>
          <table:table-cell table:formula="of:=IF([.C117]=&quot;NV_RTX_2080_Ti_at_2115MHz&quot;;13448;IF([.C117]=&quot;NV_TITAN_RTX&quot;;16312;IF([.C117]=&quot;NV_RTX_2080_Super&quot;;11150;IF([.C117]=&quot;NV_RTX_2070_Super&quot;;9060;IF([.C117]=&quot;NV_RTX_2060_Super&quot;;7180;IF([.C117]=&quot;NV_GTX_1080_Ti&quot;;11339;IF([.C117]=&quot;NV_GTX_1080&quot;;8873;IF([.C117]=&quot;AMD_Radeon_VII&quot;;13824;IF([.C117]=&quot;AMD_Radeon_RX_5500_XT&quot;;5196;IF([.C117]=&quot;AMD_Radeon_RX_5700_XT_A&quot;;8602))))))))))" office:value-type="float" office:value="11150" calcext:value-type="float">
            <text:p>11150</text:p>
          </table:table-cell>
          <table:table-cell table:style-name="ce72" table:formula="of:=[.C126]/[.C94]" office:value-type="float" office:value="0.829119571683522" calcext:value-type="float">
            <text:p>0.829</text:p>
          </table:table-cell>
          <table:table-cell table:style-name="ce77" table:formula="of:=SQRT(([.$E$28]^2)*[.D126])" office:value-type="float" office:value="2950.21450333784" calcext:value-type="float">
            <text:p>2950</text:p>
          </table:table-cell>
          <table:table-cell table:style-name="ce72" table:formula="of:=[.E126]/[.$C$67]" office:value-type="float" office:value="1.36584004784159" calcext:value-type="float">
            <text:p>1.366</text:p>
          </table:table-cell>
          <table:table-cell table:style-name="ce72" table:formula="of:=[.F126]*[.$C$70]" office:value-type="float" office:value="26.8196351794175" calcext:value-type="float">
            <text:p>26.820</text:p>
          </table:table-cell>
          <table:table-cell table:number-columns-repeated="57"/>
        </table:table-row>
        <table:table-row table:style-name="ro1">
          <table:table-cell office:value-type="string" calcext:value-type="string">
            <text:p>Stock (MHz)</text:p>
          </table:table-cell>
          <table:table-cell/>
          <table:table-cell table:formula="of:=IF([.C117]=&quot;NV_RTX_2080_Ti_at_2115MHz&quot;;1545;IF([.C117]=&quot;NV_TITAN_RTX&quot;;1770;IF([.C117]=&quot;NV_RTX_2080_Super&quot;;1815;IF([.C117]=&quot;NV_RTX_2070_Super&quot;;1770;IF([.C117]=&quot;NV_RTX_2060_Super&quot;;1650;IF([.C117]=&quot;NV_GTX_1080_Ti&quot;;1582;IF([.C117]=&quot;NV_GTX_1080&quot;;1733;IF([.C117]=&quot;AMD_Radeon_VII&quot;;1750;IF([.C117]=&quot;AMD_Radeon_RX_5500_XT&quot;;1845;IF([.C117]=&quot;AMD_Radeon_RX_5700_XT_A&quot;;1980))))))))))" office:value-type="float" office:value="1815" calcext:value-type="float">
            <text:p>1815</text:p>
          </table:table-cell>
          <table:table-cell table:style-name="ce72" table:formula="of:=[.C127]/[.C95]" office:value-type="float" office:value="1.1747572815534" calcext:value-type="float">
            <text:p>1.175</text:p>
          </table:table-cell>
          <table:table-cell table:style-name="ce77" table:formula="of:=SQRT(([.$E$28]^2)*[.D127])" office:value-type="float" office:value="3511.71354737754" calcext:value-type="float">
            <text:p>3512</text:p>
          </table:table-cell>
          <table:table-cell table:style-name="ce72" table:formula="of:=[.E127]/[.$C$67]" office:value-type="float" office:value="1.62579330897108" calcext:value-type="float">
            <text:p>1.626</text:p>
          </table:table-cell>
          <table:table-cell table:style-name="ce72" table:formula="of:=[.F127]*[.$C$70]" office:value-type="float" office:value="31.9240774149562" calcext:value-type="float">
            <text:p>31.924</text:p>
          </table:table-cell>
          <table:table-cell table:number-columns-repeated="57"/>
        </table:table-row>
        <table:table-row table:style-name="ro1">
          <table:table-cell office:value-type="string" calcext:value-type="string">
            <text:p>Factory (MHz)</text:p>
          </table:table-cell>
          <table:table-cell/>
          <table:table-cell table:formula="of:=IF([.C117]=&quot;NV_RTX_2080_Ti_at_2115MHz&quot;;1755;IF([.C117]=&quot;NV_TITAN_RTX&quot;;1770;IF([.C117]=&quot;NV_RTX_2080_Super&quot;;1845;IF([.C117]=&quot;NV_RTX_2070_Super&quot;;1815;IF([.C117]=&quot;NV_RTX_2060_Super&quot;;1650;IF([.C117]=&quot;NV_GTX_1080_Ti&quot;;1746;IF([.C117]=&quot;NV_GTX_1080&quot;;1860;IF([.C117]=&quot;AMD_Radeon_VII&quot;;1750;IF([.C117]=&quot;AMD_Radeon_RX_5500_XT&quot;;1845;IF([.C117]=&quot;AMD_Radeon_RX_5700_XT_A&quot;;1980))))))))))" office:value-type="float" office:value="1845" calcext:value-type="float">
            <text:p>1845</text:p>
          </table:table-cell>
          <table:table-cell table:style-name="ce72" table:formula="of:=[.C128]/[.C96]" office:value-type="float" office:value="1.05128205128205" calcext:value-type="float">
            <text:p>1.051</text:p>
          </table:table-cell>
          <table:table-cell table:style-name="ce77" table:formula="of:=SQRT(([.$E$28]^2)*[.D128])" office:value-type="float" office:value="3322.03829922812" calcext:value-type="float">
            <text:p>3322</text:p>
          </table:table-cell>
          <table:table-cell table:style-name="ce72" table:formula="of:=[.E128]/[.$C$67]" office:value-type="float" office:value="1.53798069408709" calcext:value-type="float">
            <text:p>1.538</text:p>
          </table:table-cell>
          <table:table-cell table:style-name="ce72" table:formula="of:=[.F128]*[.$C$70]" office:value-type="float" office:value="30.1997889090941" calcext:value-type="float">
            <text:p>30.200</text:p>
          </table:table-cell>
          <table:table-cell table:number-columns-repeated="57"/>
        </table:table-row>
        <table:table-row table:style-name="ro1">
          <table:table-cell office:value-type="string" calcext:value-type="string">
            <text:p>OverClock (MHz)</text:p>
          </table:table-cell>
          <table:table-cell/>
          <table:table-cell table:formula="of:=IF([.C117]=&quot;NV_RTX_2080_Ti_at_2115MHz&quot;;2115;IF([.C117]=&quot;NV_TITAN_RTX&quot;;2030;IF([.C117]=&quot;NV_RTX_2080_Super&quot;;2040;IF([.C117]=&quot;NV_RTX_2070_Super&quot;;2070;IF([.C117]=&quot;NV_RTX_2060_Super&quot;;1650;IF([.C117]=&quot;NV_GTX_1080_Ti&quot;;2037;IF([.C117]=&quot;NV_GTX_1080&quot;;2130;IF([.C117]=&quot;AMD_Radeon_VII&quot;;1900;IF([.C117]=&quot;AMD_Radeon_RX_5500_XT&quot;;1845;IF([.C117]=&quot;AMD_Radeon_RX_5700_XT_A&quot;;2150))))))))))" office:value-type="float" office:value="2040" calcext:value-type="float">
            <text:p>2040</text:p>
          </table:table-cell>
          <table:table-cell table:style-name="ce72" table:formula="of:=[.C129]/[.C97]" office:value-type="float" office:value="0.964539007092199" calcext:value-type="float">
            <text:p>0.965</text:p>
          </table:table-cell>
          <table:table-cell table:style-name="ce77" table:formula="of:=SQRT(([.$E$28]^2)*[.D129])" office:value-type="float" office:value="3182.034676249" calcext:value-type="float">
            <text:p>3182</text:p>
          </table:table-cell>
          <table:table-cell table:style-name="ce72" table:formula="of:=[.E129]/[.$C$67]" office:value-type="float" office:value="1.47316420196713" calcext:value-type="float">
            <text:p>1.473</text:p>
          </table:table-cell>
          <table:table-cell table:style-name="ce72" table:formula="of:=[.F129]*[.$C$70]" office:value-type="float" office:value="28.9270522698265" calcext:value-type="float">
            <text:p>28.927</text:p>
          </table:table-cell>
          <table:table-cell table:number-columns-repeated="57"/>
        </table:table-row>
        <table:table-row table:style-name="ro1">
          <table:table-cell office:value-type="string" calcext:value-type="string">
            <text:p>Shader Multiple</text:p>
          </table:table-cell>
          <table:table-cell/>
          <table:table-cell table:style-name="ce61" table:formula="of:=[.C129]*[.C119]" office:value-type="float" office:value="6266880" calcext:value-type="float">
            <text:p>6266880</text:p>
          </table:table-cell>
          <table:table-cell table:style-name="ce72" table:formula="of:=[.C130]/[.C98]" office:value-type="float" office:value="0.680851063829787" calcext:value-type="float">
            <text:p>0.681</text:p>
          </table:table-cell>
          <table:table-cell table:style-name="ce77" table:formula="of:=SQRT(([.$E$28]^2)*[.D130])" office:value-type="float" office:value="2673.44387030279" calcext:value-type="float">
            <text:p>2673</text:p>
          </table:table-cell>
          <table:table-cell table:style-name="ce72" table:formula="of:=[.E130]/[.$C$67]" office:value-type="float" office:value="1.23770549551055" calcext:value-type="float">
            <text:p>1.238</text:p>
          </table:table-cell>
          <table:table-cell table:style-name="ce72" table:formula="of:=[.F130]*[.$C$70]" office:value-type="float" office:value="24.3035851098452" calcext:value-type="float">
            <text:p>24.304</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7" office:value-type="float" office:value="3400" calcext:value-type="float">
            <text:p>3400</text:p>
          </table:table-cell>
          <table:table-cell table:style-name="ce72" table:formula="of:=[.C133]/[.C101]" office:value-type="float" office:value="1" calcext:value-type="float">
            <text:p>1.000</text:p>
          </table:table-cell>
          <table:table-cell table:style-name="ce77" table:formula="of:=SQRT(([.$E$28]^2)*[.D133])" office:value-type="float" office:value="3240" calcext:value-type="float">
            <text:p>3240</text:p>
          </table:table-cell>
          <table:table-cell table:style-name="ce72" table:formula="of:=[.E133]/[.$C$67]" office:value-type="float" office:value="1.5" calcext:value-type="float">
            <text:p>1.500</text:p>
          </table:table-cell>
          <table:table-cell table:style-name="ce72" table:formula="of:=[.F133]*[.$C$70]" office:value-type="float" office:value="29.454" calcext:value-type="float">
            <text:p>29.454</text:p>
          </table:table-cell>
          <table:table-cell table:number-columns-repeated="57"/>
        </table:table-row>
        <calcext:conditional-formats>
          <calcext:conditional-format calcext:target-range-address="PavlovVR.G21:PavlovVR.G21 PavlovVR.G28:PavlovVR.G28 PavlovVR.A29:PavlovVR.A29 PavlovVR.A21:PavlovVR.A21">
            <calcext:condition calcext:apply-style-name="Good - Framerate" calcext:value="&gt;=1.4" calcext:base-cell-address="PavlovVR.A21"/>
            <calcext:condition calcext:apply-style-name="Warn - Framerate" calcext:value="&gt;=1.2" calcext:base-cell-address="PavlovVR.A21"/>
            <calcext:condition calcext:apply-style-name="Bad - Framerate" calcext:value="&lt;1.2" calcext:base-cell-address="PavlovVR.A21"/>
          </calcext:conditional-format>
          <calcext:conditional-format calcext:target-range-address="PavlovVR.M29:PavlovVR.M29 PavlovVR.M22:PavlovVR.M22 PavlovVR.A22:PavlovVR.A22 PavlovVR.A30:PavlovVR.A30">
            <calcext:condition calcext:apply-style-name="Good - Framerate" calcext:value="&lt;=0.8" calcext:base-cell-address="PavlovVR.A22"/>
            <calcext:condition calcext:apply-style-name="Warn - Framerate" calcext:value="between(0.8,1)" calcext:base-cell-address="PavlovVR.A22"/>
            <calcext:condition calcext:apply-style-name="Bad - Framerate" calcext:value="&gt;=1" calcext:base-cell-address="PavlovVR.A22"/>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 number:title="User-defined">
      <number:number number:decimal-places="1" loext:min-decimal-places="1" number:min-integer-digits="1"/>
    </number:number-style>
    <number:number-style style:name="N122">
      <number:number number:decimal-places="3" loext:min-decimal-places="3"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Good_20_-_20_Framerate" style:display-name="Good - Framerate" style:family="table-cell" style:parent-style-name="Default">
      <style:table-cell-properties fo:background-color="#00a933" style:diagonal-bl-tr="none" style:diagonal-tl-br="none" loext:vertical-justify="auto"/>
      <style:paragraph-properties css3t:text-justify="auto"/>
    </style:style>
    <style:style style:name="Untitled1" style:family="table-cell" style:parent-style-name="Good_20_-_20_Framerate"/>
    <style:style style:name="Warn_20_-_20_Framerate" style:display-name="Warn - Framerate" style:family="table-cell" style:parent-style-name="Default">
      <style:table-cell-properties fo:background-color="#ff8000" style:diagonal-bl-tr="none" style:diagonal-tl-br="none"/>
    </style:style>
    <style:style style:name="Bad_20_-_20_Framerate" style:display-name="Bad - Framerate" style:family="table-cell" style:parent-style-name="Default">
      <style:table-cell-properties fo:background-color="#ff0000"/>
    </style:style>
    <draw:marker draw:name="Arrowheads_20_1" draw:display-name="Arrowheads 1" svg:viewBox="0 0 20 30" svg:d="M10 0l-10 30h20z"/>
  </office:styles>
  <office:automatic-styles>
    <style:page-layout style:name="Mpm1">
      <style:page-layout-properties fo:page-width="1190.89pt" fo:page-height="841.69pt" style:num-format="1" style:print-orientation="landscape" style:scale-to="90%" style:writing-mode="lr-tb" style:print="charts drawings grid objects zero-values"/>
      <style:header-style>
        <style:header-footer-properties fo:min-height="36pt" fo:margin-left="0pt" fo:margin-right="0pt" fo:margin-bottom="0pt"/>
      </style:header-style>
      <style:footer-style>
        <style:header-footer-properties fo:min-height="36pt" fo:margin-left="0pt" fo:margin-right="0pt" fo:margin-top="0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05">00/00/0000</text:date>, <text:time style:data-style-name="N2" text:time-value="21:27:43.81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29T16:29:23.821000000</meta:creation-date>
    <dc:date>2020-01-05T21:45:35.287000000</dc:date>
    <meta:editing-duration>P1DT5H11M21S</meta:editing-duration>
    <meta:editing-cycles>376</meta:editing-cycles>
    <meta:generator>LibreOffice/6.3.3.2$Windows_X86_64 LibreOffice_project/a64200df03143b798afd1ec74a12ab50359878ed</meta:generator>
    <meta:print-date>2020-01-05T21:45:08.798000000</meta:print-date>
    <meta:document-statistic meta:table-count="3" meta:cell-count="1170" meta:object-count="0"/>
  </office:meta>
</office:document-meta>
</file>